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2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2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2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2034">
      <style:graphic-properties draw:fill="none" draw:stroke="solid" svg:stroke-width="0.0625in" svg:stroke-color="#e64823" draw:marker-end="a2033" svg:stroke-opacity="100%" svg:stroke-linecap="butt"/>
    </style:style>
    <style:style style:family="text" style:name="a2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5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7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8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0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2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193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4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6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7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9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0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2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2042">
      <style:graphic-properties draw:fill="none" draw:stroke="solid" svg:stroke-width="0.0625in" svg:stroke-color="#e64823" draw:marker-end="a2041" svg:stroke-opacity="100%" svg:stroke-linecap="butt"/>
    </style:style>
    <style:style style:family="text" style:name="a2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3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4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0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6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1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7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3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049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5">
      <style:graphic-properties draw:fill="none" draw:stroke="solid" svg:stroke-width="0.0625in" svg:stroke-color="#e64823" draw:marker-end="a2104" svg:stroke-opacity="100%" svg:stroke-linecap="butt"/>
    </style:style>
    <style:style style:family="text" style:name="a2106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7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9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263">
      <style:graphic-properties draw:fill="none" draw:stroke="solid" svg:stroke-width="0.01389in" svg:stroke-color="#000000" svg:stroke-opacity="100%"/>
    </style:style>
    <style:style style:family="presentation" style:name="a2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66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1.11111in" style:font-size-asian="1.11111in" style:font-size-complex="1.11111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1.11111in" style:font-size-asian="1.11111in" style:font-size-complex="1.11111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1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2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3">
      <style:graphic-properties draw:fill="none" draw:stroke="solid" svg:stroke-width="0.0625in" svg:stroke-color="#e64823" draw:marker-end="a2052" svg:stroke-opacity="100%" svg:stroke-linecap="butt"/>
    </style:style>
    <style:style style:family="text" style:name="a2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4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5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110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7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2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9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2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4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115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8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22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6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2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0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1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3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5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0">
      <style:graphic-properties draw:fill="none" draw:stroke="solid" svg:stroke-width="0.0625in" svg:stroke-color="#e64823" draw:marker-end="a2119" svg:stroke-opacity="100%" svg:stroke-linecap="butt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7">
      <style:graphic-properties draw:fill="none" draw:stroke="solid" svg:stroke-width="0.0625in" svg:stroke-color="#e64823" draw:marker-end="a2066" svg:stroke-opacity="100%" svg:stroke-linecap="butt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8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2">
      <style:graphic-properties draw:fill="none" draw:stroke="solid" svg:stroke-width="0.0625in" svg:stroke-color="#e64823" draw:marker-end="a2121" svg:stroke-opacity="100%" svg:stroke-linecap="butt"/>
    </style:style>
    <style:style style:family="text" style:name="a2069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3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4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6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7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9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6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1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2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9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3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2073">
      <style:graphic-properties draw:fill="none" draw:stroke="solid" svg:stroke-width="0.0625in" svg:stroke-color="#e64823" draw:marker-end="a2072" svg:stroke-opacity="100%" svg:stroke-linecap="butt"/>
    </style:style>
    <style:style style:family="text" style:name="a2074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5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0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7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1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9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133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4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6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7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9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2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294">
      <style:graphic-properties draw:fill="none" draw:stroke="solid" svg:stroke-width="0.0625in" svg:stroke-color="#e64823" draw:marker-end="a2293" svg:stroke-opacity="100%" svg:stroke-linecap="butt"/>
    </style:style>
    <style:style style:family="graphic" style:name="a2297">
      <style:graphic-properties draw:fill="none" draw:stroke="solid" svg:stroke-width="0.0625in" svg:stroke-color="#e64823" draw:marker-start="a2295" draw:marker-end="a2296" svg:stroke-opacity="100%" svg:stroke-linecap="butt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1">
      <style:graphic-properties draw:fill="none" draw:stroke="solid" svg:stroke-width="0.0625in" svg:stroke-color="#e64823" draw:marker-end="a2080" svg:stroke-opacity="100%" svg:stroke-linecap="butt"/>
    </style:style>
    <style:style style:family="text" style:name="a2082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3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5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0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7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141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8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3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145">
      <style:graphic-properties draw:fill="none" draw:stroke="solid" svg:stroke-width="0.0625in" svg:stroke-color="#e64823" draw:marker-end="a2144" svg:stroke-opacity="100%" svg:stroke-linecap="butt"/>
    </style:style>
    <style:style style:family="text" style:name="a2200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7">
      <style:graphic-properties draw:fill="none" draw:stroke="solid" svg:stroke-width="0.0625in" svg:stroke-color="#e64823" draw:marker-end="a2146" svg:stroke-opacity="100%" svg:stroke-linecap="butt"/>
    </style:style>
    <style:style style:family="paragraph" style:name="a2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2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149">
      <style:graphic-properties draw:fill="none" draw:stroke="solid" svg:stroke-width="0.0625in" svg:stroke-color="#e64823" draw:marker-end="a2148" svg:stroke-opacity="100%" svg:stroke-linecap="butt"/>
    </style:style>
    <style:style style:family="graphic" style:name="a2204">
      <style:graphic-properties draw:fill="none" draw:stroke="solid" svg:stroke-width="0.0625in" svg:stroke-color="#e64823" draw:marker-end="a2203" svg:stroke-opacity="100%" svg:stroke-linecap="butt"/>
    </style:style>
    <style:style style:family="graphic" style:name="a2207">
      <style:graphic-properties draw:fill="none" draw:stroke="solid" svg:stroke-width="0.0625in" svg:stroke-color="#e64823" draw:marker-start="a2205" draw:marker-end="a2206" svg:stroke-opacity="100%" svg:stroke-linecap="butt"/>
    </style:style>
    <style:style style:family="graphic" style:name="a2209">
      <style:graphic-properties draw:fill="none" draw:stroke="solid" svg:stroke-width="0.0625in" svg:stroke-color="#e64823" draw:marker-end="a2208" svg:stroke-opacity="100%" svg:stroke-linecap="butt"/>
    </style:style>
    <style:style style:family="graphic" style:name="a2090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092">
      <style:graphic-properties draw:fill="none" draw:stroke="solid" svg:stroke-width="0.0625in" svg:stroke-color="#e64823" draw:marker-end="a2091" svg:stroke-opacity="100%" svg:stroke-linecap="butt"/>
    </style:style>
    <style:style style:family="graphic" style:name="a2094">
      <style:graphic-properties draw:fill="none" draw:stroke="solid" svg:stroke-width="0.0625in" svg:stroke-color="#e64823" draw:marker-end="a2093" svg:stroke-opacity="100%" svg:stroke-linecap="butt"/>
    </style:style>
    <style:style style:family="graphic" style:name="a2096">
      <style:graphic-properties draw:fill="none" draw:stroke="solid" svg:stroke-width="0.0625in" svg:stroke-color="#e64823" draw:marker-end="a2095" svg:stroke-opacity="100%" svg:stroke-linecap="butt"/>
    </style:style>
    <style:style style:family="text" style:name="a2150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7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1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8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3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155">
      <style:graphic-properties draw:fill="none" draw:stroke="solid" svg:stroke-width="0.0625in" svg:stroke-color="#e64823" draw:marker-end="a2154" svg:stroke-opacity="100%" svg:stroke-linecap="butt"/>
    </style:style>
    <style:style style:family="text" style:name="a2156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0">
      <style:graphic-properties draw:fill="none" draw:stroke="solid" svg:stroke-width="0.01389in" svg:stroke-color="#000000" svg:stroke-opacity="100%"/>
    </style:style>
    <style:style style:family="text" style:name="a2157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59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2213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0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1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3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165">
      <style:graphic-properties draw:fill="none" draw:stroke="solid" svg:stroke-width="0.0625in" svg:stroke-color="#e64823" draw:marker-end="a2164" svg:stroke-opacity="100%" svg:stroke-linecap="butt"/>
    </style:style>
    <style:style style:family="text" style:name="a2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7">
      <style:graphic-properties draw:fill="none" draw:stroke="solid" svg:stroke-width="0.0625in" svg:stroke-color="#e64823" draw:marker-end="a2166" svg:stroke-opacity="100%" svg:stroke-linecap="butt"/>
    </style:style>
    <style:style style:family="paragraph" style:name="a2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8" style:parent-style-name="Graphics">
      <style:graphic-properties draw:fill="none" draw:stroke="none"/>
    </style:style>
    <style:style style:family="graphic" style:name="a22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169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25in" style:font-size-asian="0.125in" style:font-size-complex="0.1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3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5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016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8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170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25in" style:font-size-asian="0.125in" style:font-size-complex="0.1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2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25in" style:font-size-asian="0.125in" style:font-size-complex="0.1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4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175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4583in" style:font-size-asian="0.14583in" style:font-size-complex="0.1458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6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4583in" style:font-size-asian="0.14583in" style:font-size-complex="0.1458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78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0">
      <style:graphic-properties draw:fill="none" draw:stroke="solid" svg:stroke-width="0.0625in" svg:stroke-color="#e64823" draw:marker-end="a2019" svg:stroke-opacity="100%" svg:stroke-linecap="butt"/>
    </style:style>
    <style:style style:family="text" style:name="a22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1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2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4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026">
      <style:graphic-properties draw:fill="none" draw:stroke="solid" svg:stroke-width="0.0625in" svg:stroke-color="#e64823" draw:marker-end="a2025" svg:stroke-opacity="100%" svg:stroke-linecap="butt"/>
    </style:style>
    <style:style style:family="text" style:name="a2027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0">
      <style:graphic-properties draw:fill="none" draw:stroke="solid" svg:stroke-width="0.0625in" svg:stroke-color="#e64823" draw:marker-end="a2179" svg:stroke-opacity="100%" svg:stroke-linecap="butt"/>
    </style:style>
    <style:style style:family="graphic" style:name="a2182">
      <style:graphic-properties draw:fill="none" draw:stroke="solid" svg:stroke-width="0.0625in" svg:stroke-color="#e64823" draw:marker-end="a2181" svg:stroke-opacity="100%" svg:stroke-linecap="butt"/>
    </style:style>
    <style:style style:family="graphic" style:name="a2184">
      <style:graphic-properties draw:fill="none" draw:stroke="solid" svg:stroke-width="0.0625in" svg:stroke-color="#e64823" draw:marker-end="a2183" svg:stroke-opacity="100%" svg:stroke-linecap="butt"/>
    </style:style>
    <style:style style:family="graphic" style:name="a2186">
      <style:graphic-properties draw:fill="none" draw:stroke="solid" svg:stroke-width="0.0625in" svg:stroke-color="#e64823" draw:marker-end="a2185" svg:stroke-opacity="100%" svg:stroke-linecap="butt"/>
    </style:style>
    <style:style style:family="text" style:name="a2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8">
      <style:graphic-properties draw:fill="none" draw:stroke="solid" svg:stroke-width="0.0625in" svg:stroke-color="#e64823" draw:marker-end="a2187" svg:stroke-opacity="100%" svg:stroke-linecap="butt"/>
    </style:style>
    <style:style style:family="text" style:name="a22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9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247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22" draw:style-name="a2005" draw:master-page-name="Master1-Layout4-titleOnly-タイトルのみ" presentation:presentation-page-layout-name="Master1-PPL4" draw:id="Slide-377">
        <draw:frame draw:id="id228" presentation:style-name="a2008" draw:name="タイトル 4" svg:x="1.2in" svg:y="0.15294in" svg:width="11in" svg:height="0.92941in" presentation:class="title" presentation:placeholder="false">
          <draw:text-box>
            <text:p text:style-name="a2007" text:class-names="" text:cond-style-name=""><text:span text:style-name="a2006" text:class-names="">プロセスフローダイアグラム</text:span></text:p>
          </draw:text-box>
          <svg:title/>
          <svg:desc/>
        </draw:frame>
        <draw:frame draw:id="id229" draw:style-name="a2012" draw:name="スライド番号プレースホルダー 3" svg:x="10.35314in" svg:y="7.06451in" svg:width="1.98072in" svg:height="0.39931in">
          <draw:text-box>
            <text:p text:style-name="a2011" text:class-names="" text:cond-style-name=""><text:span text:style-name="a2009" text:class-names=""><text:page-number style:num-format="1" text:fixed="false">1</text:page-number></text:span><text:span text:style-name="a2010" text:class-names=""/></text:p>
          </draw:text-box>
          <svg:title/>
          <svg:desc/>
        </draw:frame>
        <draw:custom-shape svg:x="0.18061in" svg:y="1.16658in" svg:width="1.20813in" svg:height="0.75359in" draw:id="id230" draw:style-name="a2015" draw:name="フローチャート: 書類 5">
          <svg:title/>
          <svg:desc/>
          <text:p text:style-name="a2014" text:class-names="" text:cond-style-name=""><text:span text:style-name="a2013" text:class-names="">ナレッジ</text:span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ustom-shape svg:x="1.83907in" svg:y="1.23627in" svg:width="1.23122in" svg:height="0.63808in" draw:id="id231" draw:style-name="a2018" draw:name="フローチャート: 代替処理 6">
          <svg:title/>
          <svg:desc/>
          <text:p text:style-name="a2017" text:class-names="" text:cond-style-name=""><text:span text:style-name="a2016" text:class-names="">フォールト出し</text:span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onnector draw:type="curve" svg:x1="1.38874in" svg:y1="1.54392in" draw:start-shape="id230" draw:start-glue-point="1" svg:x2="1.83907in" svg:y2="1.55477in" draw:end-shape="id231" draw:end-glue-point="3" draw:id="id232" draw:style-name="a2020" draw:name="曲線コネクタ 7">
          <svg:title/>
          <svg:desc/>
        </draw:connector>
        <draw:custom-shape svg:x="1.86216in" svg:y="2.17301in" svg:width="1.20813in" svg:height="0.75359in" draw:id="id233" draw:style-name="a2024" draw:name="フローチャート: 書類 10">
          <svg:title/>
          <svg:desc/>
          <text:p text:style-name="a2023" text:class-names="" text:cond-style-name=""><text:span text:style-name="a2021" text:class-names="">フォールト</text:span><text:span text:style-name="a2022" text:class-names="">リスト</text:span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onnector draw:type="curve" svg:x1="2.60978in" svg:y1="2.01791in" draw:start-shape="id231" draw:start-glue-point="2" svg:x2="2.31113in" svg:y2="2.02945in" draw:end-shape="id233" draw:end-glue-point="0" draw:id="id234" draw:style-name="a2026" draw:transform="translate(-2.46045in -2.02368in) rotate(-4.71239) translate(2.46045in 2.02368in)" draw:name="曲線コネクタ 11">
          <svg:title/>
          <svg:desc/>
        </draw:connector>
        <draw:custom-shape svg:x="3.43931in" svg:y="2.23076in" svg:width="1.23122in" svg:height="0.63808in" draw:id="id235" draw:style-name="a2032" draw:name="フローチャート: 代替処理 16">
          <svg:title/>
          <svg:desc/>
          <text:p text:style-name="a2029" text:class-names="" text:cond-style-name=""><text:span text:style-name="a2027" text:class-names="">フォールト</text:span><text:span text:style-name="a2028" text:class-names=""/></text:p>
          <text:p text:style-name="a2031" text:class-names="" text:cond-style-name=""><text:span text:style-name="a2030" text:class-names="">ツリーフレームづくり</text:span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onnector draw:type="curve" svg:x1="3.07029in" svg:y1="2.5498in" draw:start-shape="id233" draw:start-glue-point="1" svg:x2="3.43931in" svg:y2="2.56369in" draw:end-shape="id235" draw:end-glue-point="3" draw:id="id236" draw:style-name="a2034" draw:name="曲線コネクタ 17">
          <svg:title/>
          <svg:desc/>
        </draw:connector>
        <draw:custom-shape svg:x="2.13189in" svg:y="3.23079in" svg:width="1.23122in" svg:height="0.63808in" draw:id="id237" draw:style-name="a2037" draw:name="フローチャート: 代替処理 20">
          <svg:title/>
          <svg:desc/>
          <text:p text:style-name="a2036" text:class-names="" text:cond-style-name=""><text:span text:style-name="a2035" text:class-names="">被害額評価</text:span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svg:x="4.06536in" svg:y="3.17584in" svg:width="1.20813in" svg:height="0.75359in" draw:id="id238" draw:style-name="a2040" draw:name="フローチャート: 書類 21">
          <svg:title/>
          <svg:desc/>
          <text:p text:style-name="a2039" text:class-names="" text:cond-style-name=""><text:span text:style-name="a2038" text:class-names="">被害額一覧</text:span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onnector draw:type="curve" svg:x1="3.36312in" svg:y1="3.54983in" draw:start-shape="id237" draw:start-glue-point="1" svg:x2="4.06536in" svg:y2="3.55263in" draw:end-shape="id238" draw:end-glue-point="3" draw:id="id239" draw:style-name="a2042" draw:name="曲線コネクタ 22">
          <svg:title/>
          <svg:desc/>
        </draw:connector>
        <draw:custom-shape svg:x="5.03947in" svg:y="2.17995in" svg:width="1.20813in" svg:height="0.75359in" draw:id="id240" draw:style-name="a2051" draw:name="フローチャート: 書類 25">
          <svg:title/>
          <svg:desc/>
          <text:p text:style-name="a2045" text:class-names="" text:cond-style-name=""><text:span text:style-name="a2043" text:class-names="">フォールト</text:span><text:span text:style-name="a2044" text:class-names=""/></text:p>
          <text:p text:style-name="a2048" text:class-names="" text:cond-style-name=""><text:span text:style-name="a2046" text:class-names="">ツリー</text:span><text:span text:style-name="a2047" text:class-names=""/></text:p>
          <text:p text:style-name="a2050" text:class-names="" text:cond-style-name=""><text:span text:style-name="a2049" text:class-names="">フレーム</text:span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onnector draw:type="curve" svg:x1="4.67054in" svg:y1="2.5498in" draw:start-shape="id235" draw:start-glue-point="1" svg:x2="5.03947in" svg:y2="2.55675in" draw:end-shape="id240" draw:end-glue-point="3" draw:id="id241" draw:style-name="a2053" draw:name="曲線コネクタ 26">
          <svg:title/>
          <svg:desc/>
        </draw:connector>
        <draw:custom-shape svg:x="1.51589in" svg:y="5.28996in" svg:width="1.09534in" svg:height="0.75132in" draw:id="id242" draw:style-name="a2059" draw:name="フローチャート: 複数書類 30">
          <svg:title/>
          <svg:desc/>
          <text:p text:style-name="a2056" text:class-names="" text:cond-style-name=""><text:span text:style-name="a2054" text:class-names="">ソース</text:span><text:span text:style-name="a2055" text:class-names=""/></text:p>
          <text:p text:style-name="a2058" text:class-names="" text:cond-style-name=""><text:span text:style-name="a2057" text:class-names="">コード</text:span></text:p>
          <draw:enhanced-geometry xmlns:dr3d="urn:oasis:names:tc:opendocument:xmlns:dr3d:1.0" draw:type="non-primitive" svg:viewBox="0 0 21600 21600" draw:enhanced-path="S M 0 20782 C 9298 23542 9298 18022 18595 18022 L 18595 3675 0 3675 Z M 1532 3675 L 1532 1815 20000 1815 20000 16252 C 19298 16252 18595 16352 18595 16352 L 18595 3675 Z M 2972 1815 L 2972 0 21600 0 21600 14392 C 20800 14392 20000 14467 20000 14467 L 20000 1815 Z N F M 0 3675 L 18595 3675 18595 18022 C 9298 18022 9298 23542 0 20782 Z M 1532 3675 L 1532 1815 20000 1815 20000 16252 C 19298 16252 18595 16352 18595 16352 M 2972 1815 L 2972 0 21600 0 21600 14392 C 20800 14392 20000 14467 20000 14467 N F S M 0 20782 C 9298 23542 9298 18022 18595 18022 L 18595 16352 C 18595 16352 19298 16252 20000 16252 L 20000 14467 C 20000 14467 20800 14392 21600 14392 L 21600 0 2972 0 2972 1815 1532 1815 1532 3675 0 3675 Z N" draw:text-areas="?f17 ?f19 ?f18 ?f16" draw:glue-points="?f13 ?f14 ?f15 ?f16" draw:glue-point-leaving-directions="-36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4 * 3675 / 21600"/>
            <draw:equation draw:name="f9" draw:formula="?f4 * 20782 / 21600"/>
            <draw:equation draw:name="f10" draw:formula="?f5 * 9298 / 21600"/>
            <draw:equation draw:name="f11" draw:formula="?f5 * 12286 / 21600"/>
            <draw:equation draw:name="f12" draw:formula="?f5 * 18595 / 21600"/>
            <draw:equation draw:name="f13" draw:formula="?f11 / ?f6"/>
            <draw:equation draw:name="f14" draw:formula="?f2 / ?f7"/>
            <draw:equation draw:name="f15" draw:formula="?f10 / ?f6"/>
            <draw:equation draw:name="f16" draw:formula="?f9 / ?f7"/>
            <draw:equation draw:name="f17" draw:formula="?f0 / ?f6"/>
            <draw:equation draw:name="f18" draw:formula="?f12 / ?f6"/>
            <draw:equation draw:name="f19" draw:formula="?f8 / ?f7"/>
          </draw:enhanced-geometry>
        </draw:custom-shape>
        <draw:custom-shape svg:x="3.05688in" svg:y="5.34658in" svg:width="1.23122in" svg:height="0.63808in" draw:id="id243" draw:style-name="a2065" draw:name="フローチャート: 代替処理 42">
          <svg:title/>
          <svg:desc/>
          <text:p text:style-name="a2062" text:class-names="" text:cond-style-name=""><text:span text:style-name="a2060" text:class-names="">Bugspots</text:span><text:span text:style-name="a2061" text:class-names=""/></text:p>
          <text:p text:style-name="a2064" text:class-names="" text:cond-style-name=""><text:span text:style-name="a2063" text:class-names="">解析</text:span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onnector draw:type="curve" svg:x1="2.61123in" svg:y1="5.66562in" draw:start-shape="id242" draw:start-glue-point="1" svg:x2="3.05688in" svg:y2="5.66562in" draw:end-shape="id243" draw:end-glue-point="3" draw:id="id244" draw:style-name="a2067" draw:name="曲線コネクタ 43">
          <svg:title/>
          <svg:desc/>
        </draw:connector>
        <draw:custom-shape svg:x="3.05669in" svg:y="4.26141in" svg:width="1.20813in" svg:height="0.75359in" draw:id="id245" draw:style-name="a2071" draw:name="フローチャート: 書類 46">
          <svg:title/>
          <svg:desc/>
          <text:p text:style-name="a2070" text:class-names="" text:cond-style-name=""><text:span text:style-name="a2068" text:class-names="">Bugspots</text:span><text:span text:style-name="a2069" text:class-names="">結果</text:span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onnector draw:type="curve" svg:x1="3.47592in" svg:y1="5.16174in" draw:start-shape="id243" draw:start-glue-point="0" svg:x2="3.85733in" svg:y2="5.15002in" draw:end-shape="id245" draw:end-glue-point="4" draw:id="id246" draw:style-name="a2073" draw:transform="translate(-3.66662in -5.15588in) rotate(-4.71239) translate(3.66662in 5.15588in)" draw:name="曲線コネクタ 47">
          <svg:title/>
          <svg:desc/>
        </draw:connector>
        <draw:custom-shape svg:x="4.58049in" svg:y="4.32939in" svg:width="1.23122in" svg:height="0.63808in" draw:id="id247" draw:style-name="a2079" draw:name="フローチャート: 代替処理 51">
          <svg:title/>
          <svg:desc/>
          <text:p text:style-name="a2076" text:class-names="" text:cond-style-name=""><text:span text:style-name="a2074" text:class-names="">リスク値</text:span><text:span text:style-name="a2075" text:class-names=""/></text:p>
          <text:p text:style-name="a2078" text:class-names="" text:cond-style-name=""><text:span text:style-name="a2077" text:class-names="">判断</text:span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onnector draw:type="curve" svg:x1="4.26483in" svg:y1="4.6382in" draw:start-shape="id245" draw:start-glue-point="1" svg:x2="4.58049in" svg:y2="4.64843in" draw:end-shape="id247" draw:end-glue-point="3" draw:id="id248" draw:style-name="a2081" draw:name="曲線コネクタ 52">
          <svg:title/>
          <svg:desc/>
        </draw:connector>
        <draw:custom-shape svg:x="6.50472in" svg:y="4.28055in" svg:width="1.20813in" svg:height="0.75359in" draw:id="id249" draw:style-name="a2087" draw:name="フローチャート: 書類 55">
          <svg:title/>
          <svg:desc/>
          <text:p text:style-name="a2084" text:class-names="" text:cond-style-name=""><text:span text:style-name="a2082" text:class-names="">リスク値</text:span><text:span text:style-name="a2083" text:class-names=""/></text:p>
          <text:p text:style-name="a2086" text:class-names="" text:cond-style-name=""><text:span text:style-name="a2085" text:class-names="">一覧</text:span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ustom-shape svg:x="5.8891in" svg:y="3.24418in" svg:width="1.23122in" svg:height="0.63808in" draw:id="id250" draw:style-name="a2090" draw:name="フローチャート: 代替処理 99">
          <svg:title/>
          <svg:desc/>
          <text:p text:style-name="a2089" text:class-names="" text:cond-style-name=""><text:span text:style-name="a2088" text:class-names="">影響とリスクの割り当て</text:span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onnector draw:type="curve" svg:x1="5.27349in" svg:y1="3.55263in" draw:start-shape="id238" draw:start-glue-point="1" svg:x2="5.8891in" svg:y2="3.56322in" draw:end-shape="id250" draw:end-glue-point="3" draw:id="id251" draw:style-name="a2092" draw:name="曲線コネクタ 100">
          <svg:title/>
          <svg:desc/>
        </draw:connector>
        <draw:connector draw:type="curve" svg:x1="6.25436in" svg:y1="2.63336in" draw:start-shape="id240" draw:start-glue-point="4" svg:x2="5.8939in" svg:y2="3.49454in" draw:end-shape="id250" draw:end-glue-point="0" draw:id="id252" draw:style-name="a2094" draw:transform="translate(-6.07413in -3.06395in) rotate(-4.71239) translate(6.07413in 3.06395in)" draw:name="曲線コネクタ 103">
          <svg:title/>
          <svg:desc/>
        </draw:connector>
        <draw:connector draw:type="curve" svg:x1="6.6076in" svg:y1="4.38344in" draw:start-shape="id249" draw:start-glue-point="0" svg:x2="7.0059in" svg:y2="3.77937in" draw:end-shape="id250" draw:end-glue-point="2" draw:id="id253" draw:style-name="a2096" draw:transform="translate(-6.80675in -4.0814in) rotate(-4.71239) translate(6.80675in 4.0814in)" draw:name="曲線コネクタ 106">
          <svg:title/>
          <svg:desc/>
        </draw:connector>
        <draw:custom-shape svg:x="9.70212in" svg:y="3.72837in" svg:width="1.20813in" svg:height="0.75359in" draw:id="id254" draw:style-name="a2103" draw:name="フローチャート: 書類 112">
          <svg:title/>
          <svg:desc/>
          <text:p text:style-name="a2099" text:class-names="" text:cond-style-name=""><text:span text:style-name="a2097" text:class-names="">フォールト</text:span><text:span text:style-name="a2098" text:class-names=""/></text:p>
          <text:p text:style-name="a2102" text:class-names="" text:cond-style-name=""><text:span text:style-name="a2100" text:class-names="">ツリー図</text:span><text:span text:style-name="a2101" text:class-names=""/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onnector draw:type="curve" svg:x1="7.12033in" svg:y1="3.56322in" draw:start-shape="id250" draw:start-glue-point="1" svg:x2="9.70212in" svg:y2="4.10517in" draw:end-shape="id254" draw:end-glue-point="3" draw:id="id255" draw:style-name="a2105" draw:name="曲線コネクタ 113">
          <svg:title/>
          <svg:desc/>
        </draw:connector>
        <draw:custom-shape svg:x="9.20282in" svg:y="2.62362in" svg:width="1.23122in" svg:height="0.63808in" draw:id="id256" draw:style-name="a2114" draw:name="フローチャート: 代替処理 116">
          <svg:title/>
          <svg:desc/>
          <text:p text:style-name="a2108" text:class-names="" text:cond-style-name=""><text:span text:style-name="a2106" text:class-names="">対処する</text:span><text:span text:style-name="a2107" text:class-names=""/></text:p>
          <text:p text:style-name="a2111" text:class-names="" text:cond-style-name=""><text:span text:style-name="a2109" text:class-names="">フォールト</text:span><text:span text:style-name="a2110" text:class-names=""/></text:p>
          <text:p text:style-name="a2113" text:class-names="" text:cond-style-name=""><text:span text:style-name="a2112" text:class-names="">選定</text:span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svg:x="7.3099in" svg:y="2.25682in" svg:width="1.20813in" svg:height="0.75359in" draw:id="id257" draw:style-name="a2118" draw:name="フローチャート: 書類 146">
          <svg:title/>
          <svg:desc/>
          <text:p text:style-name="a2117" text:class-names="" text:cond-style-name=""><text:span text:style-name="a2115" text:class-names="">テスト種類表</text:span><text:span text:style-name="a2116" text:class-names=""/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onnector draw:type="curve" svg:x1="9.03468in" svg:y1="3.74434in" draw:start-shape="id257" draw:start-glue-point="4" svg:x2="8.69771in" svg:y2="1.83987in" draw:end-shape="id256" draw:end-glue-point="0" draw:id="id258" draw:style-name="a2120" draw:transform="translate(-8.8662in -2.7921in) rotate(-1.5708) translate(8.8662in 2.7921in)" draw:name="曲線コネクタ 147">
          <svg:title/>
          <svg:desc/>
        </draw:connector>
        <draw:connector draw:type="curve" svg:x1="10.43405in" svg:y1="2.94266in" draw:start-shape="id256" draw:start-glue-point="1" svg:x2="11.47325in" svg:y2="2.58682in" draw:end-shape="id259" draw:end-glue-point="3" draw:id="id260" draw:style-name="a2122" draw:name="曲線コネクタ 151">
          <svg:title/>
          <svg:desc/>
        </draw:connector>
        <draw:custom-shape svg:x="11.71445in" svg:y="4.0814in" svg:width="1.23122in" svg:height="0.63808in" draw:id="id261" draw:style-name="a2129" draw:name="フローチャート: 代替処理 156">
          <svg:title/>
          <svg:desc/>
          <text:p text:style-name="a2125" text:class-names="" text:cond-style-name=""><text:span text:style-name="a2123" text:class-names="">対処方法の</text:span><text:span text:style-name="a2124" text:class-names=""/></text:p>
          <text:p text:style-name="a2128" text:class-names="" text:cond-style-name=""><text:span text:style-name="a2126" text:class-names="">決定</text:span><text:span text:style-name="a2127" text:class-names=""/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svg:x="8.45259in" svg:y="4.43976in" svg:width="1.20813in" svg:height="0.75359in" draw:id="id262" draw:style-name="a2139" draw:name="フローチャート: 書類 160">
          <svg:title/>
          <svg:desc/>
          <text:p text:style-name="a2132" text:class-names="" text:cond-style-name=""><text:span text:style-name="a2130" text:class-names="">フォールト</text:span><text:span text:style-name="a2131" text:class-names=""/></text:p>
          <text:p text:style-name="a2135" text:class-names="" text:cond-style-name=""><text:span text:style-name="a2133" text:class-names="">テスト</text:span><text:span text:style-name="a2134" text:class-names=""/></text:p>
          <text:p text:style-name="a2138" text:class-names="" text:cond-style-name=""><text:span text:style-name="a2136" text:class-names="">の重み表</text:span><text:span text:style-name="a2137" text:class-names=""/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ustom-shape svg:x="11.71825in" svg:y="5.98466in" svg:width="1.23122in" svg:height="0.63808in" draw:id="id263" draw:style-name="a2143" draw:name="フローチャート: 代替処理 176">
          <svg:title/>
          <svg:desc/>
          <text:p text:style-name="a2142" text:class-names="" text:cond-style-name=""><text:span text:style-name="a2140" text:class-names="">テストケースの作成</text:span><text:span text:style-name="a2141" text:class-names=""/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onnector draw:type="curve" svg:x1="9.66072in" svg:y1="4.81656in" draw:start-shape="id262" draw:start-glue-point="1" svg:x2="11.71445in" svg:y2="4.40044in" draw:end-shape="id261" draw:end-glue-point="3" draw:id="id264" draw:style-name="a2145" draw:name="曲線コネクタ 177">
          <svg:title/>
          <svg:desc/>
        </draw:connector>
        <draw:connector draw:type="curve" svg:x1="12.21223in" svg:y1="5.85528in" draw:start-shape="id265" draw:start-glue-point="4" svg:x2="12.46324in" svg:y2="5.86302in" draw:end-shape="id263" draw:end-glue-point="0" draw:id="id266" draw:style-name="a2147" draw:transform="translate(-12.33774in -5.85915in) rotate(-1.5708) translate(12.33774in 5.85915in)" draw:name="曲線コネクタ 180">
          <svg:title/>
          <svg:desc/>
        </draw:connector>
        <draw:connector draw:type="curve" svg:x1="11.86295in" svg:y1="5.97316in" draw:start-shape="id263" draw:start-glue-point="2" svg:x2="11.68429in" svg:y2="7.09365in" draw:end-shape="id267" draw:end-glue-point="1" draw:id="id268" draw:style-name="a2149" draw:transform="translate(-11.77362in -6.53341in) rotate(-1.5708) translate(11.77362in 6.53341in)" draw:name="曲線コネクタ 184">
          <svg:title/>
          <svg:desc/>
        </draw:connector>
        <draw:custom-shape svg:x="8.69857in" svg:y="5.66562in" svg:width="1.23122in" svg:height="0.63808in" draw:id="id269" draw:style-name="a2153" draw:name="フローチャート: 代替処理 187">
          <svg:title/>
          <svg:desc/>
          <text:p text:style-name="a2152" text:class-names="" text:cond-style-name=""><text:span text:style-name="a2150" text:class-names="">テストケースの実行</text:span><text:span text:style-name="a2151" text:class-names=""/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onnector draw:type="curve" svg:x1="9.92979in" svg:y1="5.98466in" draw:start-shape="id267" draw:start-glue-point="3" svg:x2="10.11804in" svg:y2="6.44407in" draw:end-shape="id269" draw:end-glue-point="1" draw:id="id270" draw:style-name="a2155" draw:transform="translate(-10.02391in -6.21437in) rotate(-3.14159) translate(10.02391in 6.21437in)" draw:name="曲線コネクタ 188">
          <svg:title/>
          <svg:desc/>
        </draw:connector>
        <draw:custom-shape svg:x="6.51626in" svg:y="5.42175in" svg:width="1.20813in" svg:height="0.75359in" draw:id="id271" draw:style-name="a2159" draw:name="フローチャート: 書類 192">
          <svg:title/>
          <svg:desc/>
          <text:p text:style-name="a2158" text:class-names="" text:cond-style-name=""><text:span text:style-name="a2156" text:class-names="">テスト結果</text:span><text:span text:style-name="a2157" text:class-names=""/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ustom-shape svg:x="0.18061in" svg:y="6.18097in" svg:width="1.20813in" svg:height="0.75359in" draw:id="id272" draw:style-name="a2163" draw:name="フローチャート: 書類 193">
          <svg:title/>
          <svg:desc/>
          <text:p text:style-name="a2162" text:class-names="" text:cond-style-name=""><text:span text:style-name="a2160" text:class-names="">バグ票一覧</text:span><text:span text:style-name="a2161" text:class-names=""/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onnector draw:type="curve" svg:x1="5.1961in" svg:y1="4.96747in" draw:start-shape="id271" draw:start-glue-point="3" svg:x2="6.51626in" svg:y2="5.79855in" draw:end-shape="id247" draw:end-glue-point="2" draw:id="id273" draw:style-name="a2165" draw:transform="translate(-5.85618in -5.38301in) rotate(-3.14159) translate(5.85618in 5.38301in)" draw:name="曲線コネクタ 200">
          <svg:title/>
          <svg:desc/>
        </draw:connector>
        <draw:connector draw:type="curve" svg:x1="3.6247in" svg:y1="4.39534in" draw:start-shape="id272" draw:start-glue-point="0" svg:x2="-1.00096in" svg:y2="3.34094in" draw:end-shape="id231" draw:end-glue-point="3" draw:id="id274" draw:style-name="a2167" draw:transform="translate(-1.31187in -3.86814in) rotate(-1.5708) translate(1.31187in 3.86814in)" draw:name="曲線コネクタ 230">
          <svg:title/>
          <svg:desc/>
        </draw:connector>
        <draw:frame draw:id="id275" draw:style-name="a2168" draw:name="図 244" svg:x="8.45182in" svg:y="1.17293in" svg:width="4.68803in" svg:height="0.8359in" style:rel-width="scale" style:rel-height="scale">
          <draw:image xlink:href="media/image1.png" xlink:type="simple" xlink:show="embed" xlink:actuate="onLoad"/>
          <svg:title/>
          <svg:desc/>
        </draw:frame>
        <draw:custom-shape svg:x="10.11804in" svg:y="6.06842in" svg:width="1.09534in" svg:height="0.75132in" draw:id="id267" draw:style-name="a2174" draw:name="フローチャート: 複数書類 56">
          <svg:title/>
          <svg:desc/>
          <text:p text:style-name="a2171" text:class-names="" text:cond-style-name=""><text:span text:style-name="a2169" text:class-names="">フォールト</text:span><text:span text:style-name="a2170" text:class-names=""/></text:p>
          <text:p text:style-name="a2173" text:class-names="" text:cond-style-name=""><text:span text:style-name="a2172" text:class-names="">テストケース</text:span></text:p>
          <draw:enhanced-geometry xmlns:dr3d="urn:oasis:names:tc:opendocument:xmlns:dr3d:1.0" draw:type="non-primitive" svg:viewBox="0 0 21600 21600" draw:enhanced-path="S M 0 20782 C 9298 23542 9298 18022 18595 18022 L 18595 3675 0 3675 Z M 1532 3675 L 1532 1815 20000 1815 20000 16252 C 19298 16252 18595 16352 18595 16352 L 18595 3675 Z M 2972 1815 L 2972 0 21600 0 21600 14392 C 20800 14392 20000 14467 20000 14467 L 20000 1815 Z N F M 0 3675 L 18595 3675 18595 18022 C 9298 18022 9298 23542 0 20782 Z M 1532 3675 L 1532 1815 20000 1815 20000 16252 C 19298 16252 18595 16352 18595 16352 M 2972 1815 L 2972 0 21600 0 21600 14392 C 20800 14392 20000 14467 20000 14467 N F S M 0 20782 C 9298 23542 9298 18022 18595 18022 L 18595 16352 C 18595 16352 19298 16252 20000 16252 L 20000 14467 C 20000 14467 20800 14392 21600 14392 L 21600 0 2972 0 2972 1815 1532 1815 1532 3675 0 3675 Z N" draw:text-areas="?f17 ?f19 ?f18 ?f16" draw:glue-points="?f13 ?f14 ?f15 ?f16" draw:glue-point-leaving-directions="-36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4 * 3675 / 21600"/>
            <draw:equation draw:name="f9" draw:formula="?f4 * 20782 / 21600"/>
            <draw:equation draw:name="f10" draw:formula="?f5 * 9298 / 21600"/>
            <draw:equation draw:name="f11" draw:formula="?f5 * 12286 / 21600"/>
            <draw:equation draw:name="f12" draw:formula="?f5 * 18595 / 21600"/>
            <draw:equation draw:name="f13" draw:formula="?f11 / ?f6"/>
            <draw:equation draw:name="f14" draw:formula="?f2 / ?f7"/>
            <draw:equation draw:name="f15" draw:formula="?f10 / ?f6"/>
            <draw:equation draw:name="f16" draw:formula="?f9 / ?f7"/>
            <draw:equation draw:name="f17" draw:formula="?f0 / ?f6"/>
            <draw:equation draw:name="f18" draw:formula="?f12 / ?f6"/>
            <draw:equation draw:name="f19" draw:formula="?f8 / ?f7"/>
          </draw:enhanced-geometry>
        </draw:custom-shape>
        <draw:custom-shape svg:x="11.73754in" svg:y="5.02988in" svg:width="1.20813in" svg:height="0.75359in" draw:id="id265" draw:style-name="a2178" draw:name="フローチャート: 書類 64">
          <svg:title/>
          <svg:desc/>
          <text:p text:style-name="a2177" text:class-names="" text:cond-style-name=""><text:span text:style-name="a2175" text:class-names="">フォールトの対処方法一覧</text:span><text:span text:style-name="a2176" text:class-names=""/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onnector draw:type="curve" svg:x1="12.49103in" svg:y1="4.86891in" draw:start-shape="id261" draw:start-glue-point="2" svg:x2="12.18064in" svg:y2="4.88045in" draw:end-shape="id265" draw:end-glue-point="0" draw:id="id276" draw:style-name="a2180" draw:transform="translate(-12.33584in -4.87468in) rotate(-4.71239) translate(12.33584in 4.87468in)" draw:name="曲線コネクタ 173">
          <svg:title/>
          <svg:desc/>
        </draw:connector>
        <draw:connector draw:type="curve" svg:x1="1.38874in" svg:y1="6.55776in" draw:start-shape="id269" draw:start-glue-point="3" svg:x2="8.69857in" svg:y2="5.98466in" draw:end-shape="id272" draw:end-glue-point="1" draw:id="id277" draw:style-name="a2182" draw:transform="translate(-5.04366in -6.27121in) rotate(-3.14159) translate(5.04366in 6.27121in)" draw:name="曲線コネクタ 57">
          <svg:title/>
          <svg:desc/>
        </draw:connector>
        <draw:connector draw:type="curve" svg:x1="7.72439in" svg:y1="5.79855in" draw:start-shape="id269" draw:start-glue-point="3" svg:x2="8.69857in" svg:y2="5.98466in" draw:end-shape="id271" draw:end-glue-point="1" draw:id="id278" draw:style-name="a2184" draw:transform="translate(-8.21148in -5.8916in) rotate(-3.14159) translate(8.21148in 5.8916in)" draw:name="曲線コネクタ 60">
          <svg:title/>
          <svg:desc/>
        </draw:connector>
        <draw:connector draw:type="curve" svg:x1="5.81171in" svg:y1="4.64843in" draw:start-shape="id247" draw:start-glue-point="1" svg:x2="6.50472in" svg:y2="4.65735in" draw:end-shape="id249" draw:end-glue-point="3" draw:id="id279" draw:style-name="a2186" draw:name="曲線コネクタ 63">
          <svg:title/>
          <svg:desc/>
        </draw:connector>
        <draw:connector draw:type="curve" svg:x1="0.12167in" svg:y1="3.57256in" draw:start-shape="id242" draw:start-glue-point="4" svg:x2="3.85632in" svg:y2="3.27271in" draw:end-shape="id231" draw:end-glue-point="3" draw:id="id280" draw:style-name="a2188" draw:transform="translate(-1.98899in -3.42264in) rotate(-4.71239) translate(1.98899in 3.42264in)" draw:name="曲線コネクタ 58">
          <svg:title/>
          <svg:desc/>
        </draw:connector>
        <draw:custom-shape svg:x="11.47325in" svg:y="2.21002in" svg:width="1.20813in" svg:height="0.75359in" draw:id="id259" draw:style-name="a2192" draw:name="フローチャート: 書類 146">
          <svg:title/>
          <svg:desc/>
          <text:p text:style-name="a2191" text:class-names="" text:cond-style-name=""><text:span text:style-name="a2189" text:class-names="">テスト俯瞰表</text:span><text:span text:style-name="a2190" text:class-names=""/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ustom-shape svg:x="10.02391in" svg:y="4.87468in" svg:width="1.20813in" svg:height="0.75359in" draw:id="id281" draw:style-name="a2202" draw:name="フローチャート: 書類 160">
          <svg:title/>
          <svg:desc/>
          <text:p text:style-name="a2195" text:class-names="" text:cond-style-name=""><text:span text:style-name="a2193" text:class-names="">バグ分類</text:span><text:span text:style-name="a2194" text:class-names="">×</text:span></text:p>
          <text:p text:style-name="a2198" text:class-names="" text:cond-style-name=""><text:span text:style-name="a2196" text:class-names="">テストタイプ</text:span><text:span text:style-name="a2197" text:class-names=""/></text:p>
          <text:p text:style-name="a2201" text:class-names="" text:cond-style-name=""><text:span text:style-name="a2199" text:class-names="">対応表</text:span><text:span text:style-name="a2200" text:class-names=""/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onnector draw:type="curve" svg:x1="11.23205in" svg:y1="5.25147in" draw:start-shape="id281" draw:start-glue-point="1" svg:x2="11.71445in" svg:y2="4.40044in" draw:end-shape="id261" draw:end-glue-point="3" draw:id="id282" draw:style-name="a2204" draw:name="曲線コネクタ 66">
          <svg:title/>
          <svg:desc/>
        </draw:connector>
        <draw:connector draw:type="curve" svg:x1="10.29565in" svg:y1="3.25116in" draw:start-shape="id256" draw:start-glue-point="2" svg:x2="9.82897in" svg:y2="3.73891in" draw:end-shape="id254" draw:end-glue-point="0" draw:id="id283" draw:style-name="a2207" draw:transform="translate(-10.06231in -3.49503in) rotate(-4.71239) translate(10.06231in 3.49503in)" draw:name="曲線コネクタ 67">
          <svg:title/>
          <svg:desc/>
        </draw:connector>
        <draw:connector draw:type="curve" svg:x1="10.43405in" svg:y1="2.94266in" draw:start-shape="id256" draw:start-glue-point="1" svg:x2="12.33006in" svg:y2="4.0814in" draw:end-shape="id261" draw:end-glue-point="0" draw:id="id284" draw:style-name="a2209" draw:name="曲線コネクタ 76">
          <svg:title/>
          <svg:desc/>
        </draw:connector>
        <presentation:notes draw:style-name="a2212">
          <draw:page-thumbnail draw:page-number="1" svg:x="0.75in" svg:y="1.25in" svg:width="6in" svg:height="3.375in" presentation:class="page" draw:id="id285" presentation:style-name="a2210" draw:name="スライド イメージ プレースホルダー 1">
            <svg:title/>
            <svg:desc/>
          </draw:page-thumbnail>
          <draw:frame draw:id="id286" presentation:style-name="a2211" draw:name="ノート プレースホルダー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06" draw:style-name="a2213" draw:master-page-name="Master1-Layout8-blank-白紙" presentation:presentation-page-layout-name="Master1-PPL8" draw:id="Slide-361">
        <draw:frame draw:id="id287" draw:style-name="a2219" draw:name="スライド番号プレースホルダー 2" svg:x="10.35314in" svg:y="7.06451in" svg:width="1.98072in" svg:height="0.39931in">
          <draw:text-box>
            <text:p text:style-name="a2218" text:class-names="" text:cond-style-name=""><text:span text:style-name="a2214" text:class-names=""><text:page-number style:num-format="1" text:fixed="false">2</text:page-number></text:span><text:span text:style-name="a2215" text:class-names=""><text:s text:c="1"/></text:span><text:span text:style-name="a2216" text:class-names="">/30</text:span><text:span text:style-name="a2217" text:class-names=""/></text:p>
          </draw:text-box>
          <svg:title/>
          <svg:desc/>
        </draw:frame>
        <draw:frame draw:id="id288" draw:style-name="a2223" draw:name="テキスト ボックス 3" svg:x="0.25373in" svg:y="0.23881in" svg:width="1.21172in" svg:height="0.40391in">
          <draw:text-box>
            <text:p text:style-name="a2222" text:class-names="" text:cond-style-name=""><text:span text:style-name="a2220" text:class-names="">変更</text:span><text:span text:style-name="a2221" text:class-names="">履歴</text:span></text:p>
          </draw:text-box>
          <svg:title/>
          <svg:desc/>
        </draw:frame>
        <draw:frame draw:id="id289" draw:style-name="a2262" draw:name="テキスト ボックス 4" svg:x="0.54665in" svg:y="0.7665in" svg:width="12.03897in" svg:height="2.22148in">
          <draw:text-box>
            <text:p text:style-name="a2230" text:class-names="" text:cond-style-name=""><text:span text:style-name="a2224" text:class-names="">版</text:span><text:span text:style-name="a2225" text:class-names=""><text:tab/>:</text:span><text:span text:style-name="a2226" text:class-names="">内容</text:span><text:span text:style-name="a2227" text:class-names=""><text:tab/><text:tab/><text:tab/><text:tab/><text:tab/><text:tab/><text:tab/>:</text:span><text:span text:style-name="a2228" text:class-names="">作成者</text:span><text:span text:style-name="a2229" text:class-names=""/></text:p>
            <text:p text:style-name="a2237" text:class-names="" text:cond-style-name=""><text:span text:style-name="a2231" text:class-names="">R01<text:tab/>:</text:span><text:span text:style-name="a2232" text:class-names="">初版</text:span><text:span text:style-name="a2233" text:class-names=""><text:tab/><text:tab/><text:tab/><text:tab/><text:tab/><text:tab/><text:tab/>:</text:span><text:span text:style-name="a2234" text:class-names="">おー</text:span><text:span text:style-name="a2235" text:class-names="">だん</text:span><text:span text:style-name="a2236" text:class-names=""/></text:p>
            <text:p text:style-name="a2244" text:class-names="" text:cond-style-name=""><text:span text:style-name="a2238" text:class-names="">R02<text:tab/>:</text:span><text:span text:style-name="a2239" text:class-names="">シンプルにするために⇔を削除</text:span><text:span text:style-name="a2240" text:class-names=""><text:tab/><text:tab/><text:tab/><text:tab/>:</text:span><text:span text:style-name="a2241" text:class-names="">おー</text:span><text:span text:style-name="a2242" text:class-names="">だん</text:span><text:span text:style-name="a2243" text:class-names=""/></text:p>
            <text:p text:style-name="a2250" text:class-names="" text:cond-style-name=""><text:span text:style-name="a2245" text:class-names=""><text:tab/></text:span><text:span text:style-name="a2246" text:class-names=""><text:s text:c="1"/></text:span><text:span text:style-name="a2247" text:class-names="">フォールトの対処方法一覧</text:span><text:span text:style-name="a2248" text:class-names="">追加映</text:span><text:span text:style-name="a2249" text:class-names=""/></text:p>
            <text:p text:style-name="a2257" text:class-names="" text:cond-style-name=""><text:span text:style-name="a2251" text:class-names="">R03<text:tab/>:</text:span><text:span text:style-name="a2252" text:class-names="">テスト俯瞰表を追加、誤記修正</text:span><text:span text:style-name="a2253" text:class-names=""><text:tab/><text:tab/><text:tab/><text:tab/>:</text:span><text:span text:style-name="a2254" text:class-names="">おー</text:span><text:span text:style-name="a2255" text:class-names="">だん</text:span><text:span text:style-name="a2256" text:class-names=""/></text:p>
            <text:p text:style-name="a2259" text:class-names="" text:cond-style-name=""><text:span text:style-name="a2258" text:class-names=""/></text:p>
            <text:p text:style-name="a2261" text:class-names="" text:cond-style-name=""><text:span text:style-name="a2260" text:class-names=""/></text:p>
          </draw:text-box>
          <svg:title/>
          <svg:desc/>
        </draw:frame>
        <presentation:notes draw:style-name="a2265">
          <draw:page-thumbnail draw:page-number="2" svg:x="0.75in" svg:y="1.25in" svg:width="6in" svg:height="3.375in" presentation:class="page" draw:id="id290" presentation:style-name="a2263" draw:name="スライド イメージ プレースホルダー 1">
            <svg:title/>
            <svg:desc/>
          </draw:page-thumbnail>
          <draw:frame draw:id="id291" presentation:style-name="a2264" draw:name="ノート プレースホルダー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20" draw:style-name="a2266" draw:master-page-name="Master2-Layout3-secHead-セクション見出し" presentation:presentation-page-layout-name="Master2-PPL3" draw:id="Slide-375">
        <draw:frame draw:id="id292" presentation:style-name="a2270" draw:name="タイトル 4" svg:x="1.2in" svg:y="0.83in" svg:width="11in" svg:height="3.9in" presentation:class="title" presentation:placeholder="false">
          <draw:text-box>
            <text:p text:style-name="a2269" text:class-names="" text:cond-style-name=""><text:span text:style-name="a2267" text:class-names="">APPENDIX</text:span><text:span text:style-name="a2268" text:class-names=""/></text:p>
          </draw:text-box>
          <svg:title/>
          <svg:desc/>
        </draw:frame>
        <draw:frame draw:id="id293" presentation:style-name="a2271" draw:name="テキスト プレースホルダー 5" svg:x="1.2in" svg:y="4.87in" svg:width="11in" svg:height="1.25in" presentation:class="outline" presentation:placeholder="true">
          <draw:text-box/>
          <svg:title/>
          <svg:desc/>
        </draw:frame>
        <draw:frame draw:id="id294" draw:style-name="a2275" draw:name="スライド番号プレースホルダー 2" svg:x="10.35314in" svg:y="7.06451in" svg:width="1.98072in" svg:height="0.39931in">
          <draw:text-box>
            <text:p text:style-name="a2274" text:class-names="" text:cond-style-name=""><text:span text:style-name="a2272" text:class-names=""><text:page-number style:num-format="1" text:fixed="false">3</text:page-number></text:span><text:span text:style-name="a2273" text:class-names=""/></text:p>
          </draw:text-box>
          <svg:title/>
          <svg:desc/>
        </draw:frame>
      </draw:page>
      <draw:page draw:name="Slide121" draw:style-name="a2276" draw:master-page-name="Master1-Layout4-titleOnly-タイトルのみ" presentation:presentation-page-layout-name="Master1-PPL4" draw:id="Slide-376">
        <draw:frame draw:id="id295" presentation:style-name="a2279" draw:name="タイトル 5" svg:x="1.2in" svg:y="0.15294in" svg:width="11in" svg:height="0.92941in" presentation:class="title" presentation:placeholder="false">
          <draw:text-box>
            <text:p text:style-name="a2278" text:class-names="" text:cond-style-name=""><text:span text:style-name="a2277" text:class-names="">要素</text:span></text:p>
          </draw:text-box>
          <svg:title/>
          <svg:desc/>
        </draw:frame>
        <draw:frame draw:id="id296" draw:style-name="a2283" draw:name="スライド番号プレースホルダー 3" svg:x="10.35314in" svg:y="7.06451in" svg:width="1.98072in" svg:height="0.39931in">
          <draw:text-box>
            <text:p text:style-name="a2282" text:class-names="" text:cond-style-name=""><text:span text:style-name="a2280" text:class-names=""><text:page-number style:num-format="1" text:fixed="false">4</text:page-number></text:span><text:span text:style-name="a2281" text:class-names=""/></text:p>
          </draw:text-box>
          <svg:title/>
          <svg:desc/>
        </draw:frame>
        <draw:custom-shape svg:x="2.01869in" svg:y="2.88869in" svg:width="1.45789in" svg:height="1in" draw:id="id297" draw:style-name="a2286" draw:name="フローチャート: 複数書類 6">
          <svg:title/>
          <svg:desc/>
          <text:p text:style-name="a2285" text:class-names="" text:cond-style-name=""><text:span text:style-name="a2284" text:class-names=""/></text:p>
          <draw:enhanced-geometry xmlns:dr3d="urn:oasis:names:tc:opendocument:xmlns:dr3d:1.0" draw:type="non-primitive" svg:viewBox="0 0 21600 21600" draw:enhanced-path="S M 0 20782 C 9298 23542 9298 18022 18595 18022 L 18595 3675 0 3675 Z M 1532 3675 L 1532 1815 20000 1815 20000 16252 C 19298 16252 18595 16352 18595 16352 L 18595 3675 Z M 2972 1815 L 2972 0 21600 0 21600 14392 C 20800 14392 20000 14467 20000 14467 L 20000 1815 Z N F M 0 3675 L 18595 3675 18595 18022 C 9298 18022 9298 23542 0 20782 Z M 1532 3675 L 1532 1815 20000 1815 20000 16252 C 19298 16252 18595 16352 18595 16352 M 2972 1815 L 2972 0 21600 0 21600 14392 C 20800 14392 20000 14467 20000 14467 N F S M 0 20782 C 9298 23542 9298 18022 18595 18022 L 18595 16352 C 18595 16352 19298 16252 20000 16252 L 20000 14467 C 20000 14467 20800 14392 21600 14392 L 21600 0 2972 0 2972 1815 1532 1815 1532 3675 0 3675 Z N" draw:text-areas="?f17 ?f19 ?f18 ?f16" draw:glue-points="?f13 ?f14 ?f15 ?f16" draw:glue-point-leaving-directions="-36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4 * 3675 / 21600"/>
            <draw:equation draw:name="f9" draw:formula="?f4 * 20782 / 21600"/>
            <draw:equation draw:name="f10" draw:formula="?f5 * 9298 / 21600"/>
            <draw:equation draw:name="f11" draw:formula="?f5 * 12286 / 21600"/>
            <draw:equation draw:name="f12" draw:formula="?f5 * 18595 / 21600"/>
            <draw:equation draw:name="f13" draw:formula="?f11 / ?f6"/>
            <draw:equation draw:name="f14" draw:formula="?f2 / ?f7"/>
            <draw:equation draw:name="f15" draw:formula="?f10 / ?f6"/>
            <draw:equation draw:name="f16" draw:formula="?f9 / ?f7"/>
            <draw:equation draw:name="f17" draw:formula="?f0 / ?f6"/>
            <draw:equation draw:name="f18" draw:formula="?f12 / ?f6"/>
            <draw:equation draw:name="f19" draw:formula="?f8 / ?f7"/>
          </draw:enhanced-geometry>
        </draw:custom-shape>
        <draw:custom-shape svg:x="3.95027in" svg:y="2.97422in" svg:width="1.32895in" svg:height="0.82895in" draw:id="id298" draw:style-name="a2289" draw:name="フローチャート: 書類 7">
          <svg:title/>
          <svg:desc/>
          <text:p text:style-name="a2288" text:class-names="" text:cond-style-name=""><text:span text:style-name="a2287" text:class-names=""/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ustom-shape svg:x="5.73406in" svg:y="2.96976in" svg:width="1.48978in" svg:height="0.77207in" draw:id="id299" draw:style-name="a2292" draw:name="フローチャート: 代替処理 8">
          <svg:title/>
          <svg:desc/>
          <text:p text:style-name="a2291" text:class-names="" text:cond-style-name=""><text:span text:style-name="a2290" text:class-names=""/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onnector draw:type="curve" svg:x1="8.09588in" svg:y1="2.95947in" svg:x2="9.24062in" svg:y2="3.78735in" draw:id="id300" draw:style-name="a2294" draw:name="曲線コネクタ 10">
          <svg:title/>
          <svg:desc/>
        </draw:connector>
        <draw:connector draw:type="curve" svg:x1="10.3722in" svg:y1="2.95947in" svg:x2="11.38536in" svg:y2="3.62946in" draw:id="id301" draw:style-name="a2297" draw:name="曲線コネクタ 12">
          <svg:title/>
          <svg:desc/>
        </draw:connector>
        <draw:frame draw:id="id302" draw:style-name="a2300" draw:name="テキスト ボックス 13" svg:x="2.268in" svg:y="2.27458in" svg:width="0.95928in" svg:height="0.40391in">
          <draw:text-box>
            <text:p text:style-name="a2299" text:class-names="" text:cond-style-name=""><text:span text:style-name="a2298" text:class-names="">文書群</text:span></text:p>
          </draw:text-box>
          <svg:title/>
          <svg:desc/>
        </draw:frame>
        <draw:frame draw:id="id303" draw:style-name="a2303" draw:name="テキスト ボックス 14" svg:x="4.26133in" svg:y="2.27458in" svg:width="0.70684in" svg:height="0.40391in">
          <draw:text-box>
            <text:p text:style-name="a2302" text:class-names="" text:cond-style-name=""><text:span text:style-name="a2301" text:class-names="">文書</text:span></text:p>
          </draw:text-box>
          <svg:title/>
          <svg:desc/>
        </draw:frame>
        <draw:frame draw:id="id304" draw:style-name="a2306" draw:name="テキスト ボックス 15" svg:x="5.96763in" svg:y="2.27458in" svg:width="1.21172in" svg:height="0.40391in">
          <draw:text-box>
            <text:p text:style-name="a2305" text:class-names="" text:cond-style-name=""><text:span text:style-name="a2304" text:class-names="">プロセス</text:span></text:p>
          </draw:text-box>
          <svg:title/>
          <svg:desc/>
        </draw:frame>
        <draw:frame draw:id="id305" draw:style-name="a2313" draw:name="テキスト ボックス 16" svg:x="9.91971in" svg:y="2.27458in" svg:width="1.87087in" svg:height="0.40391in">
          <draw:text-box>
            <text:p text:style-name="a2312" text:class-names="" text:cond-style-name=""><text:span text:style-name="a2307" text:class-names="">繰り返し</text:span><text:span text:style-name="a2308" text:class-names="">(</text:span><text:span text:style-name="a2309" text:class-names="">更新</text:span><text:span text:style-name="a2310" text:class-names="">)</text:span><text:span text:style-name="a2311" text:class-names=""/></text:p>
          </draw:text-box>
          <svg:title/>
          <svg:desc/>
        </draw:frame>
        <draw:frame draw:id="id306" draw:style-name="a2327" draw:name="テキスト ボックス 17" svg:x="7.75344in" svg:y="4.20681in" svg:width="2.22148in" svg:height="1.3127in">
          <draw:text-box>
            <text:p text:style-name="a2316" text:class-names="" text:cond-style-name=""><text:span text:style-name="a2314" text:class-names="">文書群→プロセス</text:span><text:span text:style-name="a2315" text:class-names=""/></text:p>
            <text:p text:style-name="a2319" text:class-names="" text:cond-style-name=""><text:span text:style-name="a2317" text:class-names="">文書→プロセス</text:span><text:span text:style-name="a2318" text:class-names=""/></text:p>
            <text:p text:style-name="a2324" text:class-names="" text:cond-style-name=""><text:span text:style-name="a2320" text:class-names="">プロセス</text:span><text:span text:style-name="a2321" text:class-names="">→</text:span><text:span text:style-name="a2322" text:class-names="">文書群</text:span><text:span text:style-name="a2323" text:class-names=""/></text:p>
            <text:p text:style-name="a2326" text:class-names="" text:cond-style-name=""><text:span text:style-name="a2325" text:class-names="">プロセス→文書</text:span></text:p>
          </draw:text-box>
          <svg:title/>
          <svg:desc/>
        </draw:frame>
        <draw:frame draw:id="id307" draw:style-name="a2330" draw:name="テキスト ボックス 18" svg:x="8.3746in" svg:y="2.27458in" svg:width="0.70684in" svg:height="0.40391in">
          <draw:text-box>
            <text:p text:style-name="a2329" text:class-names="" text:cond-style-name=""><text:span text:style-name="a2328" text:class-names="">流れ</text:span></text:p>
          </draw:text-box>
          <svg:title/>
          <svg:desc/>
        </draw:frame>
        <draw:frame draw:id="id308" draw:style-name="a2344" draw:name="テキスト ボックス 19" svg:x="10.09368in" svg:y="4.19143in" svg:width="2.22148in" svg:height="1.3127in">
          <draw:text-box>
            <text:p text:style-name="a2333" text:class-names="" text:cond-style-name=""><text:span text:style-name="a2331" text:class-names="">文書群⇔プロセス</text:span><text:span text:style-name="a2332" text:class-names=""/></text:p>
            <text:p text:style-name="a2336" text:class-names="" text:cond-style-name=""><text:span text:style-name="a2334" text:class-names="">文書⇔プロセス</text:span><text:span text:style-name="a2335" text:class-names=""/></text:p>
            <text:p text:style-name="a2341" text:class-names="" text:cond-style-name=""><text:span text:style-name="a2337" text:class-names="">プロセス</text:span><text:span text:style-name="a2338" text:class-names="">⇔</text:span><text:span text:style-name="a2339" text:class-names="">文書群</text:span><text:span text:style-name="a2340" text:class-names=""/></text:p>
            <text:p text:style-name="a2343" text:class-names="" text:cond-style-name=""><text:span text:style-name="a2342" text:class-names="">プロセス⇔文書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タイトル スライド">
      <presentation:placeholder presentation:object="title" svg:x="1.2in" svg:y="0.83in" svg:width="11in" svg:height="3.9in"/>
      <presentation:placeholder presentation:object="subtitle" svg:x="6.87059in" svg:y="4.87272in" svg:width="5.33244in" svg:height="1.32406in"/>
      <presentation:placeholder presentation:object="date-time" svg:x="1.2in" svg:y="7.06451in" svg:width="2.70371in" svg:height="0.39931in"/>
      <presentation:placeholder presentation:object="footer" svg:x="4.06286in" svg:y="6.64874in" svg:width="5.27428in" svg:height="0.39931in"/>
      <presentation:placeholder presentation:object="page-number" svg:x="10.35314in" svg:y="7.06451in" svg:width="1.98072in" svg:height="0.39931in"/>
    </style:presentation-page-layout>
    <style:presentation-page-layout style:name="Master1-PPL2" style:display-name="タイトルとコンテンツ">
      <presentation:placeholder presentation:object="object" svg:x="1.2in" svg:y="1.18856in" svg:width="11in" svg:height="5.22996in"/>
      <presentation:placeholder presentation:object="date-time" svg:x="1.2in" svg:y="7.06451in" svg:width="2.70371in" svg:height="0.39931in"/>
      <presentation:placeholder presentation:object="page-number" svg:x="10.35314in" svg:y="7.06451in" svg:width="1.98072in" svg:height="0.39931in"/>
      <presentation:placeholder presentation:object="title" svg:x="1.2in" svg:y="0.15294in" svg:width="11in" svg:height="0.92941in"/>
    </style:presentation-page-layout>
    <style:presentation-page-layout style:name="Master1-PPL3" style:display-name="セクション見出し">
      <presentation:placeholder presentation:object="title" svg:x="1.2in" svg:y="0.83in" svg:width="11in" svg:height="3.9in"/>
      <presentation:placeholder presentation:object="outline" svg:x="1.2in" svg:y="4.87in" svg:width="11in" svg:height="1.93in"/>
      <presentation:placeholder presentation:object="date-time" svg:x="1.2in" svg:y="7.06451in" svg:width="2.70371in" svg:height="0.39931in"/>
      <presentation:placeholder presentation:object="footer" svg:x="4.06286in" svg:y="7.06051in" svg:width="5.27428in" svg:height="0.39931in"/>
      <presentation:placeholder presentation:object="page-number" svg:x="10.35314in" svg:y="7.06451in" svg:width="1.98072in" svg:height="0.39931in"/>
    </style:presentation-page-layout>
    <style:presentation-page-layout style:name="Master1-PPL4" style:display-name="タイトルのみ">
      <presentation:placeholder presentation:object="title" svg:x="1.2in" svg:y="0.15294in" svg:width="11in" svg:height="0.92941in"/>
      <presentation:placeholder presentation:object="date-time" svg:x="1.2in" svg:y="7.06451in" svg:width="2.70371in" svg:height="0.39931in"/>
      <presentation:placeholder presentation:object="footer" svg:x="4.06286in" svg:y="6.64874in" svg:width="5.27428in" svg:height="0.39931in"/>
      <presentation:placeholder presentation:object="page-number" svg:x="10.35314in" svg:y="7.06451in" svg:width="1.98072in" svg:height="0.39931in"/>
    </style:presentation-page-layout>
    <style:presentation-page-layout style:name="Master1-PPL5" style:display-name="謝辞">
      <presentation:placeholder presentation:object="title" svg:x="1.2in" svg:y="1.18295in" svg:width="11in" svg:height="2.57706in"/>
      <presentation:placeholder presentation:object="date-time" svg:x="1.2in" svg:y="7.06451in" svg:width="2.70371in" svg:height="0.39931in"/>
      <presentation:placeholder presentation:object="page-number" svg:x="10.35314in" svg:y="7.06451in" svg:width="1.98072in" svg:height="0.39931in"/>
    </style:presentation-page-layout>
    <style:presentation-page-layout style:name="Master1-PPL6" style:display-name="2 つのコンテンツ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6286in" svg:y="6.64874in" svg:width="5.27428in" svg:height="0.39931in"/>
      <presentation:placeholder presentation:object="page-number" svg:x="10.35314in" svg:y="7.06451in" svg:width="1.98072in" svg:height="0.39931in"/>
    </style:presentation-page-layout>
    <style:presentation-page-layout style:name="Master1-PPL7" style:display-name="比較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6286in" svg:y="6.64874in" svg:width="5.27428in" svg:height="0.39931in"/>
      <presentation:placeholder presentation:object="page-number" svg:x="10.35314in" svg:y="7.06451in" svg:width="1.98072in" svg:height="0.39931in"/>
    </style:presentation-page-layout>
    <style:presentation-page-layout style:name="Master1-PPL8" style:display-name="白紙">
      <presentation:placeholder presentation:object="date-time" svg:x="1.2in" svg:y="7.06451in" svg:width="2.70371in" svg:height="0.39931in"/>
      <presentation:placeholder presentation:object="footer" svg:x="4.06286in" svg:y="7.01345in" svg:width="5.27428in" svg:height="0.39931in"/>
      <presentation:placeholder presentation:object="page-number" svg:x="10.35314in" svg:y="7.06451in" svg:width="1.98072in" svg:height="0.39931in"/>
    </style:presentation-page-layout>
    <style:presentation-page-layout style:name="Master1-PPL9" style:display-name="タイトル付きの&#10;コンテンツ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35314in" svg:y="7.06451in" svg:width="1.98072in" svg:height="0.39931in"/>
    </style:presentation-page-layout>
    <style:presentation-page-layout style:name="Master1-PPL10" style:display-name="タイトルと&#10;縦書きテキスト">
      <presentation:placeholder presentation:object="title" svg:x="1.2in" svg:y="0.15294in" svg:width="11in" svg:height="0.92941in"/>
      <presentation:placeholder presentation:object="outline" svg:x="1.2in" svg:y="1.18856in" svg:width="11in" svg:height="5.22996in"/>
      <presentation:placeholder presentation:object="date-time" svg:x="1.2in" svg:y="7.06451in" svg:width="2.70371in" svg:height="0.39931in"/>
      <presentation:placeholder presentation:object="footer" svg:x="4.06286in" svg:y="6.64874in" svg:width="5.27428in" svg:height="0.39931in"/>
      <presentation:placeholder presentation:object="page-number" svg:x="10.35314in" svg:y="7.06451in" svg:width="1.98072in" svg:height="0.39931in"/>
    </style:presentation-page-layout>
    <style:presentation-page-layout style:name="Master1-PPL11" style:display-name="縦書きタイトルと&#10;縦書きテキスト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6286in" svg:y="6.64874in" svg:width="5.27428in" svg:height="0.39931in"/>
      <presentation:placeholder presentation:object="page-number" svg:x="10.35314in" svg:y="7.06451in" svg:width="1.98072in" svg:height="0.39931in"/>
    </style:presentation-page-layout>
    <style:presentation-page-layout style:name="Master2-PPL1" style:display-name="タイトル スライド">
      <presentation:placeholder presentation:object="title" svg:x="1.2in" svg:y="0.83in" svg:width="11in" svg:height="3.9in"/>
      <presentation:placeholder presentation:object="subtitle" svg:x="6.87059in" svg:y="4.87272in" svg:width="5.33244in" svg:height="1.32406in"/>
      <presentation:placeholder presentation:object="date-time" svg:x="1.2in" svg:y="7.06451in" svg:width="2.70371in" svg:height="0.39931in"/>
      <presentation:placeholder presentation:object="footer" svg:x="4.06286in" svg:y="6.64874in" svg:width="5.27428in" svg:height="0.39931in"/>
      <presentation:placeholder presentation:object="page-number" svg:x="10.35314in" svg:y="7.06451in" svg:width="1.98072in" svg:height="0.39931in"/>
    </style:presentation-page-layout>
    <style:presentation-page-layout style:name="Master2-PPL2" style:display-name="タイトルとコンテンツ">
      <presentation:placeholder presentation:object="object" svg:x="1.2in" svg:y="1.18856in" svg:width="11in" svg:height="5.22996in"/>
      <presentation:placeholder presentation:object="date-time" svg:x="1.2in" svg:y="7.06451in" svg:width="2.70371in" svg:height="0.39931in"/>
      <presentation:placeholder presentation:object="page-number" svg:x="10.35314in" svg:y="7.06451in" svg:width="1.98072in" svg:height="0.39931in"/>
      <presentation:placeholder presentation:object="title" svg:x="1.2in" svg:y="0.15294in" svg:width="11in" svg:height="0.92941in"/>
    </style:presentation-page-layout>
    <style:presentation-page-layout style:name="Master2-PPL3" style:display-name="セクション見出し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6286in" svg:y="6.64874in" svg:width="5.27428in" svg:height="0.39931in"/>
      <presentation:placeholder presentation:object="page-number" svg:x="10.35314in" svg:y="7.06451in" svg:width="1.98072in" svg:height="0.39931in"/>
    </style:presentation-page-layout>
    <style:presentation-page-layout style:name="Master2-PPL4" style:display-name="タイトルのみ">
      <presentation:placeholder presentation:object="title" svg:x="1.2in" svg:y="0.15294in" svg:width="11in" svg:height="0.92941in"/>
      <presentation:placeholder presentation:object="date-time" svg:x="1.2in" svg:y="7.06451in" svg:width="2.70371in" svg:height="0.39931in"/>
      <presentation:placeholder presentation:object="footer" svg:x="4.06286in" svg:y="6.64874in" svg:width="5.27428in" svg:height="0.39931in"/>
      <presentation:placeholder presentation:object="page-number" svg:x="10.35314in" svg:y="7.06451in" svg:width="1.98072in" svg:height="0.39931in"/>
    </style:presentation-page-layout>
    <style:presentation-page-layout style:name="Master2-PPL5" style:display-name="謝辞">
      <presentation:placeholder presentation:object="title" svg:x="1.2in" svg:y="1.18295in" svg:width="11in" svg:height="2.57706in"/>
      <presentation:placeholder presentation:object="date-time" svg:x="1.2in" svg:y="7.06451in" svg:width="2.70371in" svg:height="0.39931in"/>
      <presentation:placeholder presentation:object="page-number" svg:x="10.35314in" svg:y="7.06451in" svg:width="1.98072in" svg:height="0.39931in"/>
    </style:presentation-page-layout>
    <style:presentation-page-layout style:name="Master2-PPL6" style:display-name="2 つのコンテンツ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6286in" svg:y="6.64874in" svg:width="5.27428in" svg:height="0.39931in"/>
      <presentation:placeholder presentation:object="page-number" svg:x="10.35314in" svg:y="7.06451in" svg:width="1.98072in" svg:height="0.39931in"/>
    </style:presentation-page-layout>
    <style:presentation-page-layout style:name="Master2-PPL7" style:display-name="比較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6286in" svg:y="6.64874in" svg:width="5.27428in" svg:height="0.39931in"/>
      <presentation:placeholder presentation:object="page-number" svg:x="10.35314in" svg:y="7.06451in" svg:width="1.98072in" svg:height="0.39931in"/>
    </style:presentation-page-layout>
    <style:presentation-page-layout style:name="Master2-PPL8" style:display-name="白紙">
      <presentation:placeholder presentation:object="date-time" svg:x="1.2in" svg:y="7.06451in" svg:width="2.70371in" svg:height="0.39931in"/>
      <presentation:placeholder presentation:object="footer" svg:x="4.06286in" svg:y="6.64874in" svg:width="5.27428in" svg:height="0.39931in"/>
      <presentation:placeholder presentation:object="page-number" svg:x="10.35314in" svg:y="7.06451in" svg:width="1.98072in" svg:height="0.39931in"/>
    </style:presentation-page-layout>
    <style:presentation-page-layout style:name="Master2-PPL9" style:display-name="タイトル付きの&#10;コンテンツ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35314in" svg:y="7.06451in" svg:width="1.98072in" svg:height="0.39931in"/>
    </style:presentation-page-layout>
    <style:presentation-page-layout style:name="Master2-PPL10" style:display-name="タイトルと&#10;縦書きテキスト">
      <presentation:placeholder presentation:object="title" svg:x="1.2in" svg:y="0.15294in" svg:width="11in" svg:height="0.92941in"/>
      <presentation:placeholder presentation:object="outline" svg:x="1.2in" svg:y="1.18856in" svg:width="11in" svg:height="5.22996in"/>
      <presentation:placeholder presentation:object="date-time" svg:x="1.2in" svg:y="7.06451in" svg:width="2.70371in" svg:height="0.39931in"/>
      <presentation:placeholder presentation:object="footer" svg:x="4.06286in" svg:y="6.64874in" svg:width="5.27428in" svg:height="0.39931in"/>
      <presentation:placeholder presentation:object="page-number" svg:x="10.35314in" svg:y="7.06451in" svg:width="1.98072in" svg:height="0.39931in"/>
    </style:presentation-page-layout>
    <style:presentation-page-layout style:name="Master2-PPL11" style:display-name="縦書きタイトルと&#10;縦書きテキスト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6286in" svg:y="6.64874in" svg:width="5.27428in" svg:height="0.39931in"/>
      <presentation:placeholder presentation:object="page-number" svg:x="10.35314in" svg:y="7.06451in" svg:width="1.98072in" svg:height="0.39931in"/>
    </style:presentation-page-layout>
    <style:style style:family="table-cell" style:name="a2003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90">
      <style:table-cell-properties fo:border-left="0.00347in solid #ed7d31" fo:border-right="0.00347in solid #ed7d31"/>
    </style:style>
    <style:style style:family="table-cell" style:name="a2004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91">
      <style:table-cell-properties fo:border-top="0.00347in solid #ed7d31" fo:border-bottom="0.00347in solid #ed7d31"/>
    </style:style>
    <style:style style:family="table-cell" style:name="a1992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93">
      <style:table-cell-properties fo:border-top="0.05556in double #ed7d31"/>
      <style:text-properties fo:font-weight="bold" style:font-weight-asian="bold" style:font-weight-complex="bold"/>
    </style:style>
    <style:style style:family="table-cell" style:name="a1994">
      <style:table-cell-properties/>
      <style:text-properties fo:font-weight="bold" style:font-weight-asian="bold" style:font-weight-complex="bold"/>
    </style:style>
    <style:style style:family="table-cell" style:name="a1995">
      <style:table-cell-properties/>
      <style:text-properties fo:font-weight="bold" style:font-weight-asian="bold" style:font-weight-complex="bold"/>
    </style:style>
    <style:style style:family="table-cell" style:name="a1996">
      <style:table-cell-properties fo:background-color="#fcec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997">
      <style:table-cell-properties/>
    </style:style>
    <style:style style:family="table-cell" style:name="a1998">
      <style:table-cell-properties fo:background-color="#f8d7cd"/>
    </style:style>
    <style:style style:family="table-cell" style:name="a1999">
      <style:table-cell-properties/>
    </style:style>
    <style:style style:family="graphic" style:name="Graphics"/>
    <style:style style:family="table-cell" style:name="a1980">
      <style:table-cell-properties/>
    </style:style>
    <style:style style:family="table-cell" style:name="a1981">
      <style:table-cell-properties fo:background-color="#d2deef"/>
    </style:style>
    <style:style style:family="table-cell" style:name="a1982">
      <style:table-cell-properties/>
    </style:style>
    <style:style style:family="table-cell" style:name="a1983">
      <style:table-cell-properties fo:background-color="#d2deef"/>
    </style:style>
    <style:style style:family="table-cell" style:name="a1984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85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86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87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88">
      <style:table-cell-properties fo:background-color="transparent" fo:border-top="0.00347in solid #ed7d31" fo:border-bottom="0.00347in solid #ed7d31" fo:border-left="0.00347in solid #ed7d31" fo:border-right="0.00347in solid #ed7d31"/>
      <style:text-properties fo:color="#000000" fo:font-family="+mn-lt" style:font-family-asian="+mn-ea" style:font-family-complex="+mn-cs"/>
    </style:style>
    <style:style style:family="table-cell" style:name="a1989">
      <style:table-cell-properties fo:border-left="0.00347in solid #ed7d31" fo:border-right="0.00347in solid #ed7d31"/>
    </style:style>
    <style:style style:family="table-cell" style:name="a1979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2000">
      <style:table-cell-properties fo:background-color="#f8d7cd"/>
    </style:style>
    <style:style style:family="table-cell" style:name="a2001">
      <style:table-cell-properties fo:background-color="#ed7d3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002">
      <style:table-cell-properties fo:background-color="#ed7d3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ffca08" draw:opacity="100%" draw:stroke="solid" svg:stroke-width="0.01736in" svg:stroke-color="#bc9404" svg:stroke-opacity="100%" svg:stroke-linecap="butt"/>
    </style:default-style>
    <draw:marker draw:name="a2166" svg:viewBox="0 0 20 30" svg:d="m10 0-10 30h20z"/>
    <draw:marker draw:name="a2041" svg:viewBox="0 0 20 30" svg:d="m10 0-10 30h20z"/>
    <draw:marker draw:name="a2080" svg:viewBox="0 0 20 30" svg:d="m10 0-10 30h20z"/>
    <draw:marker draw:name="a2154" svg:viewBox="0 0 20 30" svg:d="m10 0-10 30h20z"/>
    <draw:marker draw:name="a2119" svg:viewBox="0 0 20 30" svg:d="m10 0-10 30h20z"/>
    <draw:marker draw:name="a2033" svg:viewBox="0 0 20 30" svg:d="m10 0-10 30h20z"/>
    <draw:marker draw:name="a2104" svg:viewBox="0 0 20 30" svg:d="m10 0-10 30h20z"/>
    <draw:marker draw:name="a2072" svg:viewBox="0 0 20 30" svg:d="m10 0-10 30h20z"/>
    <draw:marker draw:name="a2144" svg:viewBox="0 0 20 30" svg:d="m10 0-10 30h20z"/>
    <draw:marker draw:name="a2181" svg:viewBox="0 0 20 30" svg:d="m10 0-10 30h20z"/>
    <draw:marker draw:name="a2146" svg:viewBox="0 0 20 30" svg:d="m10 0-10 30h20z"/>
    <draw:marker draw:name="a2183" svg:viewBox="0 0 20 30" svg:d="m10 0-10 30h20z"/>
    <draw:marker draw:name="a2148" svg:viewBox="0 0 20 30" svg:d="m10 0-10 30h20z"/>
    <draw:marker draw:name="a2185" svg:viewBox="0 0 20 30" svg:d="m10 0-10 30h20z"/>
    <draw:marker draw:name="a2187" svg:viewBox="0 0 20 30" svg:d="m10 0-10 30h20z"/>
    <draw:marker draw:name="a2293" svg:viewBox="0 0 20 30" svg:d="m10 0-10 30h20z"/>
    <draw:marker draw:name="a2025" svg:viewBox="0 0 20 30" svg:d="m10 0-10 30h20z"/>
    <draw:marker draw:name="a2295" svg:viewBox="0 0 20 30" svg:d="m10 0-10 30h20z"/>
    <draw:marker draw:name="a2296" svg:viewBox="0 0 20 30" svg:d="m10 0-10 30h20z"/>
    <draw:marker draw:name="a2203" svg:viewBox="0 0 20 30" svg:d="m10 0-10 30h20z"/>
    <draw:marker draw:name="a2066" svg:viewBox="0 0 20 30" svg:d="m10 0-10 30h20z"/>
    <draw:marker draw:name="a2205" svg:viewBox="0 0 20 30" svg:d="m10 0-10 30h20z"/>
    <draw:marker draw:name="a2206" svg:viewBox="0 0 20 30" svg:d="m10 0-10 30h20z"/>
    <draw:marker draw:name="a2208" svg:viewBox="0 0 20 30" svg:d="m10 0-10 30h20z"/>
    <draw:marker draw:name="a2052" svg:viewBox="0 0 20 30" svg:d="m10 0-10 30h20z"/>
    <draw:marker draw:name="a2121" svg:viewBox="0 0 20 30" svg:d="m10 0-10 30h20z"/>
    <draw:marker draw:name="a2179" svg:viewBox="0 0 20 30" svg:d="m10 0-10 30h20z"/>
    <draw:marker draw:name="a2091" svg:viewBox="0 0 20 30" svg:d="m10 0-10 30h20z"/>
    <draw:marker draw:name="a2093" svg:viewBox="0 0 20 30" svg:d="m10 0-10 30h20z"/>
    <draw:marker draw:name="a2019" svg:viewBox="0 0 20 30" svg:d="m10 0-10 30h20z"/>
    <draw:marker draw:name="a2095" svg:viewBox="0 0 20 30" svg:d="m10 0-10 30h20z"/>
    <draw:marker draw:name="a2164" svg:viewBox="0 0 20 30" svg:d="m10 0-10 30h20z"/>
    <table:table-template table:name="{5C22544A-7EE6-4342-B048-85BDC9FD1C3A}">
      <table:first-row table:style-name="a1984" table:paragraph-style-name=""/>
      <table:last-row table:style-name="a1985" table:paragraph-style-name=""/>
      <table:first-column table:style-name="a1986" table:paragraph-style-name=""/>
      <table:last-column table:style-name="a1987" table:paragraph-style-name=""/>
      <table:body table:style-name="a1979" table:paragraph-style-name=""/>
      <table:even-rows table:style-name="a1982" table:paragraph-style-name=""/>
      <table:odd-rows table:style-name="a1983" table:paragraph-style-name=""/>
      <table:even-columns table:style-name="a1980" table:paragraph-style-name=""/>
      <table:odd-columns table:style-name="a1981" table:paragraph-style-name=""/>
    </table:table-template>
    <table:table-template table:name="{21E4AEA4-8DFA-4A89-87EB-49C32662AFE0}">
      <table:first-row table:style-name="a2001" table:paragraph-style-name=""/>
      <table:last-row table:style-name="a2002" table:paragraph-style-name=""/>
      <table:first-column table:style-name="a2003" table:paragraph-style-name=""/>
      <table:last-column table:style-name="a2004" table:paragraph-style-name=""/>
      <table:body table:style-name="a1996" table:paragraph-style-name=""/>
      <table:even-rows table:style-name="a1999" table:paragraph-style-name=""/>
      <table:odd-rows table:style-name="a2000" table:paragraph-style-name=""/>
      <table:even-columns table:style-name="a1997" table:paragraph-style-name=""/>
      <table:odd-columns table:style-name="a1998" table:paragraph-style-name=""/>
    </table:table-template>
    <table:table-template table:name="{72833802-FEF1-4C79-8D5D-14CF1EAF98D9}">
      <table:first-row table:style-name="a1992" table:paragraph-style-name=""/>
      <table:last-row table:style-name="a1993" table:paragraph-style-name=""/>
      <table:first-column table:style-name="a1994" table:paragraph-style-name=""/>
      <table:last-column table:style-name="a1995" table:paragraph-style-name=""/>
      <table:body table:style-name="a1988" table:paragraph-style-name=""/>
      <table:odd-rows table:style-name="a1991" table:paragraph-style-name=""/>
      <table:even-columns table:style-name="a1989" table:paragraph-style-name=""/>
      <table:odd-columns table:style-name="a199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draw:fill="none" draw:stroke="solid" svg:stroke-width="0.00694in" svg:stroke-color="#7f7f7f" svg:stroke-opacity="100%" svg:stroke-linecap="butt"/>
    </style:style>
    <style:style style:family="presentation" style:name="a1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" style:parent-style-name="Graphics">
      <style:graphic-properties draw:fill="none" draw:stroke="non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" style:parent-style-name="Graphics">
      <style:graphic-properties draw:fill="none" draw:stroke="none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 style:parent-style-name="Graphics">
      <style:graphic-properties draw:fill="none" draw:stroke="none"/>
    </style:style>
    <style:style style:family="presentation" style:name="a1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wrap" fo:padding-top="0.05in" fo:padding-bottom="0.05in" fo:padding-left="0.1in" fo:padding-right="0.1in" draw:textarea-vertical-align="middle" draw:textarea-horizontal-align="center" draw:fill="solid" draw:fill-color="#ffdf6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43">
      <style:graphic-properties draw:fill="solid" draw:fill-color="#fff4ce" draw:opacity="100%" draw:stroke="none"/>
    </style:style>
    <style:style style:family="graphic" style:name="a1144">
      <style:graphic-properties draw:fill="none" draw:stroke="solid" svg:stroke-width="0.00694in" svg:stroke-color="#7f7f7f" svg:stroke-opacity="100%" svg:stroke-linecap="butt"/>
    </style:style>
    <style:style style:family="graphic" style:name="a1145" style:parent-style-name="Graphics">
      <style:graphic-properties draw:fill="none" draw:stroke="none"/>
    </style:style>
    <style:style style:family="graphic" style:name="a1146" style:parent-style-name="Graphics">
      <style:graphic-properties draw:fill="none" draw:stroke="none"/>
    </style:style>
    <style:style style:family="text" style:name="a1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8">
      <style:graphic-properties fo:wrap-option="wrap" fo:padding-top="0.05in" fo:padding-bottom="0.05in" fo:padding-left="0.1in" fo:padding-right="0.1in" draw:textarea-vertical-align="middle" draw:textarea-horizontal-align="center" draw:fill="solid" draw:fill-color="#ffdf6b" draw:opacity="100%" draw:stroke="none" draw:auto-grow-width="false" draw:auto-grow-height="false"/>
      <style:paragraph-properties style:font-independent-line-spacing="true" style:writing-mode="lr-tb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9">
      <style:graphic-properties draw:fill="solid" draw:fill-color="#fff4ce" draw:opacity="100%" draw:stroke="none"/>
    </style:style>
    <style:style style:family="paragraph" style:name="a15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>
      <style:graphic-properties draw:fill="none" draw:stroke="solid" svg:stroke-width="0.00694in" svg:stroke-color="#7f7f7f" svg:stroke-opacity="100%" svg:stroke-linecap="butt"/>
    </style:style>
    <style:style style:family="graphic" style:name="a311" style:parent-style-name="Graphics">
      <style:graphic-properties draw:fill="none" draw:stroke="non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2" style:parent-style-name="Graphics">
      <style:graphic-properties draw:fill="none" draw:stroke="non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27">
      <style:graphic-properties fo:wrap-option="wrap" fo:padding-top="0.05in" fo:padding-bottom="0.05in" fo:padding-left="0.1in" fo:padding-right="0.1in" draw:textarea-vertical-align="middle" draw:textarea-horizontal-align="center" draw:fill="solid" draw:fill-color="#ffdf6b" draw:opacity="100%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8">
      <style:graphic-properties draw:fill="solid" draw:fill-color="#fff4ce" draw:opacity="100%" draw:stroke="none"/>
    </style:style>
    <style:style style:family="presentation" style:name="a1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29">
      <style:graphic-properties draw:fill="none" draw:stroke="solid" svg:stroke-width="0.00694in" svg:stroke-color="#7f7f7f" svg:stroke-opacity="100%" svg:stroke-linecap="but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2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3">
      <style:graphic-properties draw:fill="solid" draw:fill-color="#ffdf6b" draw:opacity="100%" draw:stroke="none"/>
    </style:style>
    <style:style style:family="drawing-page" style:name="a1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354">
      <style:graphic-properties draw:fill="solid" draw:fill-color="#ffea9c" draw:opacity="100%" draw:stroke="none"/>
    </style:style>
    <style:style style:family="drawing-page" style:name="a1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1.11111in" style:font-size-asian="1.11111in" style:font-size-complex="1.11111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>
      <style:graphic-properties fo:wrap-option="wrap" fo:padding-top="0.05in" fo:padding-bottom="0.05in" fo:padding-left="0.1in" fo:padding-right="0.1in" draw:textarea-vertical-align="middle" draw:textarea-horizontal-align="center" draw:fill="solid" draw:fill-color="#ffdf6b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0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3">
      <style:graphic-properties draw:fill="solid" draw:fill-color="#ffdf6b" draw:opacity="100%" draw:stroke="none"/>
    </style:style>
    <style:style style:family="presentation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4">
      <style:graphic-properties draw:fill="solid" draw:fill-color="#ffea9c" draw:opacity="100%" draw:stroke="non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5in" style:font-size-asian="0.5in" style:font-size-complex="0.5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30" style:parent-style-name="Graphics">
      <style:graphic-properties draw:fill="none" draw:stroke="non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1" style:parent-style-name="Graphics">
      <style:graphic-properties draw:fill="none" draw:stroke="none"/>
    </style:style>
    <style:style style:family="text" style:name="a15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36">
      <style:text-properties fo:text-transform="uppercas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>
      <style:graphic-properties draw:fill="solid" draw:fill-color="#fff4ce" draw:opacity="100%" draw:stroke="none"/>
    </style:style>
    <style:style style:family="presentation" style:name="a1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1">
      <style:graphic-properties draw:fill="none" draw:stroke="solid" svg:stroke-width="0.00694in" svg:stroke-color="#7f7f7f" svg:stroke-opacity="100%" svg:stroke-linecap="butt"/>
    </style:style>
    <style:style style:family="graphic" style:name="a162" style:parent-style-name="Graphics">
      <style:graphic-properties draw:fill="none" draw:stroke="non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" style:parent-style-name="Graphics">
      <style:graphic-properties draw:fill="none" draw:stroke="none"/>
    </style:style>
    <style:style style:family="paragraph" style:name="a1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8">
      <style:graphic-properties draw:fill="none" draw:stroke="solid" svg:stroke-width="0.00694in" svg:stroke-color="#7f7f7f" svg:stroke-opacity="100%" svg:stroke-linecap="butt"/>
    </style:style>
    <style:style style:family="graphic" style:name="a1369" style:parent-style-name="Graphics">
      <style:graphic-properties draw:fill="none" fo:clip="rect(0in, 0in, 0in, 0in)" draw:stroke="none"/>
    </style:style>
    <style:style style:family="paragraph" style:name="a1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0833in" style:font-size-asian="0.20833in" style:font-size-complex="0.208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text-transform="uppercas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9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resentation" style:name="a1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0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4">
      <style:graphic-properties fo:wrap-option="wrap" fo:padding-top="0.05in" fo:padding-bottom="0.05in" fo:padding-left="0.1in" fo:padding-right="0.1in" draw:textarea-vertical-align="middle" draw:textarea-horizontal-align="center" draw:fill="solid" draw:fill-color="#ffdf6b" draw:opacity="100%" draw:stroke="none" draw:auto-grow-width="false" draw:auto-grow-height="false"/>
      <style:paragraph-properties style:font-independent-line-spacing="true" style:writing-mode="lr-tb"/>
    </style:style>
    <style:style style:family="text" style:name="a1743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5">
      <style:graphic-properties draw:fill="solid" draw:fill-color="#fff4ce" draw:opacity="100%" draw:stroke="none"/>
    </style:style>
    <style:style style:family="paragraph" style:name="a1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draw:fill="none" draw:stroke="solid" svg:stroke-width="0.00694in" svg:stroke-color="#7f7f7f" svg:stroke-opacity="100%" svg:stroke-linecap="butt"/>
    </style:style>
    <style:style style:family="presentation" style:name="a1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7" style:parent-style-name="Graphics">
      <style:graphic-properties draw:fill="none" draw:stroke="none"/>
    </style:style>
    <style:style style:family="text" style:name="a1746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8" style:parent-style-name="Graphics">
      <style:graphic-properties draw:fill="none" draw:stroke="none"/>
    </style:style>
    <style:style style:family="text" style:name="a1747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0">
      <style:graphic-properties draw:fill="solid" draw:fill-color="#ffdf6b" draw:opacity="100%" draw:stroke="none"/>
    </style:style>
    <style:style style:family="graphic" style:name="a371">
      <style:graphic-properties draw:fill="solid" draw:fill-color="#ffea9c" draw:opacity="100%" draw:stroke="none"/>
    </style:style>
    <style:style style:family="paragraph" style:name="a157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1.11111in" style:font-size-asian="1.11111in" style:font-size-complex="1.11111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2">
      <style:graphic-properties draw:fill="solid" draw:fill-color="#ffdf6b" draw:opacity="100%" draw:stroke="none"/>
    </style:style>
    <style:style style:family="paragraph" style:name="a19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draw:fill="solid" draw:fill-color="#ffea9c" draw:opacity="100%" draw:stroke="none"/>
    </style:style>
    <style:style style:family="presentation" style:name="a19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5in" style:font-size-asian="0.5in" style:font-size-complex="0.5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text-transform="uppercas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>
      <style:graphic-properties draw:fill="solid" draw:fill-color="#ffea9c" draw:opacity="100%" draw:stroke="non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>
      <style:graphic-properties draw:fill="none" draw:stroke="solid" svg:stroke-width="0.00694in" svg:stroke-color="#7f7f7f" svg:stroke-opacity="100%" svg:stroke-linecap="butt"/>
    </style:style>
    <style:style style:family="paragraph" style:name="a158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 style:parent-style-name="Graphics">
      <style:graphic-properties draw:fill="none" fo:clip="rect(0in, 0in, 0in, 0in)" draw:stroke="non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750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0833in" style:font-size-asian="0.20833in" style:font-size-complex="0.208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text-transform="uppercas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3">
      <style:graphic-properties fo:wrap-option="wrap" fo:padding-top="0.05in" fo:padding-bottom="0.05in" fo:padding-left="0.1in" fo:padding-right="0.1in" draw:textarea-vertical-align="middle" draw:textarea-horizontal-align="center" draw:fill="solid" draw:fill-color="#ffdf6b" draw:opacity="100%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4">
      <style:graphic-properties draw:fill="solid" draw:fill-color="#fff4ce" draw:opacity="100%" draw:stroke="none"/>
    </style:style>
    <style:style style:family="text" style:name="a5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5">
      <style:graphic-properties draw:fill="none" draw:stroke="solid" svg:stroke-width="0.00694in" svg:stroke-color="#7f7f7f" svg:stroke-opacity="100%" svg:stroke-linecap="butt"/>
    </style:style>
    <style:style style:family="paragraph" style:name="a59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6" style:parent-style-name="Graphics">
      <style:graphic-properties draw:fill="none" draw:stroke="none"/>
    </style:style>
    <style:style style:family="graphic" style:name="a1797" style:parent-style-name="Graphics">
      <style:graphic-properties draw:fill="none" draw:stroke="none"/>
    </style:style>
    <style:style style:family="text" style:name="a5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05in" fo:padding-bottom="0.05in" fo:padding-left="0.1in" fo:padding-right="0.1in" draw:textarea-vertical-align="middle" draw:textarea-horizontal-align="center" draw:fill="solid" draw:fill-color="#ffdf6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86">
      <style:graphic-properties draw:fill="solid" draw:fill-color="#fff4ce" draw:opacity="100%" draw:stroke="none"/>
    </style:style>
    <style:style style:family="text" style:name="a9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0694in" svg:stroke-color="#7f7f7f" svg:stroke-opacity="100%" svg:stroke-linecap="butt"/>
    </style:style>
    <style:style style:family="graphic" style:name="a39" style:parent-style-name="Graphics">
      <style:graphic-properties draw:fill="none" draw:stroke="none"/>
    </style:style>
    <style:style style:family="graphic" style:name="a40" style:parent-style-name="Graphics">
      <style:graphic-properties draw:fill="none" draw:stroke="non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1">
      <style:graphic-properties draw:fill="none" draw:stroke="solid" svg:stroke-width="0.00694in" svg:stroke-color="#7f7f7f" svg:stroke-opacity="100%" svg:stroke-linecap="butt"/>
    </style:style>
    <style:style style:family="graphic" style:name="a1022" style:parent-style-name="Graphics">
      <style:graphic-properties draw:fill="none" draw:stroke="none"/>
    </style:style>
    <style:style style:family="graphic" style:name="a1023" style:parent-style-name="Graphics">
      <style:graphic-properties draw:fill="none" draw:stroke="non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fo:wrap-option="wrap" fo:padding-top="0.05in" fo:padding-bottom="0.05in" fo:padding-left="0.1in" fo:padding-right="0.1in" draw:textarea-vertical-align="middle" draw:textarea-horizontal-align="center" draw:fill="solid" draw:fill-color="#ffdf6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1">
      <style:graphic-properties draw:fill="solid" draw:fill-color="#ffea9c" draw:opacity="100%" draw:stroke="none"/>
    </style:style>
    <style:style style:family="text" style:name="a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1.11111in" style:font-size-asian="1.11111in" style:font-size-complex="1.11111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text-transform="uppercase" fo:color="#39302a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33333in" style:font-size-asian="0.33333in" style:font-size-complex="0.33333in" fo:letter-spacing="0.02778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text-transform="uppercase" fo:color="#39302a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24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graphic" style:name="a1225">
      <style:graphic-properties draw:fill="solid" draw:fill-color="#ffdf6b" draw:opacity="100%" draw:stroke="none"/>
    </style:style>
    <style:style style:family="graphic" style:name="a1226">
      <style:graphic-properties draw:fill="solid" draw:fill-color="#ffea9c" draw:opacity="100%" draw:stroke="none"/>
    </style:style>
    <style:style style:family="text" style:name="a12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1.11111in" style:font-size-asian="1.11111in" style:font-size-complex="1.11111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14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1">
      <style:text-properties fo:text-transform="uppercase" fo:color="#39302a" style:text-line-through-type="none" style:text-line-through-style="none" style:text-line-through-width="auto" style:text-line-through-color="font-color" style:text-position="0% 100%" fo:font-family="Calibri Light" style:font-family-asian="みかちゃん" fo:font-size="0.33333in" style:font-size-asian="0.33333in" style:font-size-complex="0.33333in" fo:letter-spacing="0.02778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3">
      <style:graphic-properties fo:wrap-option="wrap" fo:padding-top="0.05in" fo:padding-bottom="0.05in" fo:padding-left="0.1in" fo:padding-right="0.1in" draw:textarea-vertical-align="middle" draw:textarea-horizontal-align="center" draw:fill="solid" draw:fill-color="#ffdf6b" draw:opacity="100%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4">
      <style:graphic-properties draw:fill="solid" draw:fill-color="#fff4ce" draw:opacity="100%" draw:stroke="none"/>
    </style:style>
    <style:style style:family="paragraph" style:name="a2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draw:fill="none" draw:stroke="solid" svg:stroke-width="0.00694in" svg:stroke-color="#7f7f7f" svg:stroke-opacity="100%" svg:stroke-linecap="butt"/>
    </style:style>
    <style:style style:family="graphic" style:name="a1416" style:parent-style-name="Graphics">
      <style:graphic-properties draw:fill="none" draw:stroke="non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7" style:parent-style-name="Graphics">
      <style:graphic-properties draw:fill="none" draw:stroke="non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df6b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">
      <style:graphic-properties draw:fill="solid" draw:fill-color="#fff4ce" draw:opacity="100%" draw:stroke="non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draw:fill="none" draw:stroke="solid" svg:stroke-width="0.00694in" svg:stroke-color="#7f7f7f" svg:stroke-opacity="100%" svg:stroke-linecap="butt"/>
    </style:style>
    <style:style style:family="presentation" style:name="a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.05in" fo:padding-bottom="0.05in" fo:padding-left="0.1in" fo:padding-right="0.1in" draw:textarea-vertical-align="middle" draw:textarea-horizontal-align="center" draw:fill="solid" draw:fill-color="#ffdf6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74">
      <style:graphic-properties draw:fill="solid" draw:fill-color="#ffea9c" draw:opacity="100%" draw:stroke="none"/>
    </style:style>
    <style:style style:family="text" style:name="a10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1.11111in" style:font-size-asian="1.11111in" style:font-size-complex="1.11111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9">
      <style:text-properties fo:text-transform="uppercase" fo:color="#39302a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33333in" style:font-size-asian="0.33333in" style:font-size-complex="0.33333in" fo:letter-spacing="0.02778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text-transform="uppercase" fo:color="#39302a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5">
      <style:graphic-properties draw:fill="none" draw:stroke="solid" svg:stroke-width="0.00694in" svg:stroke-color="#7f7f7f" svg:stroke-opacity="100%" svg:stroke-linecap="butt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6" style:parent-style-name="Graphics">
      <style:graphic-properties draw:fill="none" draw:stroke="non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097" style:parent-style-name="Graphics">
      <style:graphic-properties draw:fill="none" draw:stroke="none"/>
    </style:style>
    <style:style style:family="paragraph" style:name="a4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8" style:parent-style-name="Graphics">
      <style:graphic-properties draw:fill="none" draw:stroke="non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">
      <style:graphic-properties draw:fill="solid" draw:fill-color="#ffdf6b" draw:opacity="100%" draw:stroke="none"/>
    </style:style>
    <style:style style:family="text" style:name="a1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3">
      <style:graphic-properties draw:fill="solid" draw:fill-color="#ffea9c" draw:opacity="100%" draw:stroke="none"/>
    </style:style>
    <style:style style:family="text" style:name="a14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みかちゃん-P" style:font-family-asian="みかちゃん-P" style:font-pitch="variable" style:font-pitch-asian="variable" fo:font-size="1.11111in" style:font-size-asian="1.11111in" style:font-size-complex="1.11111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みかちゃん-P" style:font-family-asian="みかちゃん-P" style:font-pitch="variable" style:font-pitch-asian="variab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4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text-transform="uppercase" fo:color="#39302a" style:text-line-through-type="none" style:text-line-through-style="none" style:text-line-through-width="auto" style:text-line-through-color="font-color" style:text-position="0% 100%" fo:font-family="Calibri Light" style:font-family-asian="みかちゃん" fo:font-size="0.33333in" style:font-size-asian="0.33333in" style:font-size-complex="0.33333in" fo:letter-spacing="0.02778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.05in" fo:padding-bottom="0.05in" fo:padding-left="0.1in" fo:padding-right="0.1in" draw:textarea-vertical-align="middle" draw:textarea-horizontal-align="center" draw:fill="solid" draw:fill-color="#ffdf6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31">
      <style:graphic-properties draw:fill="solid" draw:fill-color="#fff4ce" draw:opacity="100%" draw:stroke="none"/>
    </style:style>
    <style:style style:family="paragraph" style:name="a16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draw:fill="none" draw:stroke="solid" svg:stroke-width="0.00694in" svg:stroke-color="#7f7f7f" svg:stroke-opacity="100%" svg:stroke-linecap="butt"/>
    </style:style>
    <style:style style:family="graphic" style:name="a433" style:parent-style-name="Graphics">
      <style:graphic-properties draw:fill="none" draw:stroke="non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4" style:parent-style-name="Graphics">
      <style:graphic-properties draw:fill="none" draw:stroke="non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4">
      <style:graphic-properties draw:fill="none" draw:stroke="solid" svg:stroke-width="0.00694in" svg:stroke-color="#7f7f7f" svg:stroke-opacity="100%" svg:stroke-linecap="butt"/>
    </style:style>
    <style:style style:family="paragraph" style:name="a146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wrap" fo:padding-top="0.05in" fo:padding-bottom="0.05in" fo:padding-left="0.1in" fo:padding-right="0.1in" draw:textarea-vertical-align="middle" draw:textarea-horizontal-align="center" draw:fill="solid" draw:fill-color="#ffdf6b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92">
      <style:graphic-properties draw:fill="solid" draw:fill-color="#fff4ce" draw:opacity="100%" draw:stroke="non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3">
      <style:graphic-properties draw:fill="none" draw:stroke="solid" svg:stroke-width="0.00694in" svg:stroke-color="#7f7f7f" svg:stroke-opacity="100%" svg:stroke-linecap="butt"/>
    </style:style>
    <style:style style:family="graphic" style:name="a1294" style:parent-style-name="Graphics">
      <style:graphic-properties draw:fill="none" draw:stroke="none"/>
    </style:style>
    <style:style style:family="text" style:name="a1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5" style:parent-style-name="Graphics">
      <style:graphic-properties draw:fill="none" draw:stroke="non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3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7">
      <style:graphic-properties draw:fill="solid" draw:fill-color="#ffdf6b" draw:opacity="100%" draw:stroke="none"/>
    </style:style>
    <style:style style:family="text" style:name="a4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8">
      <style:graphic-properties draw:fill="solid" draw:fill-color="#ffea9c" draw:opacity="100%" draw:stroke="non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6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1" style:parent-style-name="Graphics">
      <style:graphic-properties draw:fill="none" draw:stroke="none"/>
    </style:style>
    <style:style style:family="presentation" style:name="a46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middle" draw:textarea-horizontal-align="center" draw:fill="solid" draw:fill-color="#ffdf6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3">
      <style:graphic-properties draw:fill="solid" draw:fill-color="#fff4ce" draw:opacity="100%" draw:stroke="non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4">
      <style:graphic-properties draw:fill="none" draw:stroke="solid" svg:stroke-width="0.00694in" svg:stroke-color="#7f7f7f" svg:stroke-opacity="100%" svg:stroke-linecap="butt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5" style:parent-style-name="Graphics">
      <style:graphic-properties draw:fill="none" draw:stroke="non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 style:parent-style-name="Graphics">
      <style:graphic-properties draw:fill="none" draw:stroke="none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5in" fo:padding-bottom="0.05in" fo:padding-left="0.1in" fo:padding-right="0.1in" draw:textarea-vertical-align="middle" draw:textarea-horizontal-align="center" draw:fill="solid" draw:fill-color="#ffdf6b" draw:opacity="100%" draw:stroke="none" draw:auto-grow-width="false" draw:auto-grow-height="false"/>
      <style:paragraph-properties style:font-independent-line-spacing="true" style:writing-mode="lr-tb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9">
      <style:graphic-properties draw:fill="solid" draw:fill-color="#fff4ce" draw:opacity="100%" draw:stroke="none"/>
    </style:style>
    <style:style style:family="drawing-page" style:name="a18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7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 style:parent-style-name="Graphics">
      <style:graphic-properties draw:fill="none" draw:stroke="non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0">
      <style:graphic-properties draw:fill="solid" draw:fill-color="#ffdf6b" draw:opacity="100%" draw:stroke="non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1">
      <style:graphic-properties draw:fill="solid" draw:fill-color="#ffea9c" draw:opacity="100%" draw:stroke="non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899">
      <style:graphic-properties draw:fill="solid" draw:fill-color="#ffdf6b" draw:opacity="100%" draw:stroke="non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2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4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170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9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3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571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1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576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903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9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441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4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6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4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581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18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586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3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730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1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0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008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735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451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4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456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71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9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592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76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7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0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014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462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814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466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181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580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819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888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187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1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2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6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588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1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7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4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429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893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825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2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9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1898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7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593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21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2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993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598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26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8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8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711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6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434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0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9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154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8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2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9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7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1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6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5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9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1164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823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3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828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50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5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37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68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65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10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66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94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61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91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5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31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62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84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17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47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9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75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82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08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2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36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0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7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73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66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59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96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93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3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9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25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61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30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86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02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9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92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6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1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23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7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18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84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48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0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1_レトロスペクト" style:page-layout-name="pageLayout1" draw:style-name="a0">
      <draw:custom-shape svg:x="0in" svg:y="6.69969in" svg:width="13.33333in" svg:height="0.83134in" draw:id="id0" draw:style-name="a3" draw:name="正方形/長方形 14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69199in" svg:width="13.33333in" svg:height="0.07218in" draw:id="id1" draw:style-name="a4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8" draw:name="Title Placeholder 1" svg:x="1.2in" svg:y="0.15294in" svg:width="11in" svg:height="0.92941in" presentation:class="title" presentation:placeholder="false">
        <draw:text-box>
          <text:p text:style-name="a7" text:class-names="" text:cond-style-name=""><text:span text:style-name="a5" text:class-names="">マスター タイトルの書式設定</text:span><text:span text:style-name="a6" text:class-names=""/></text:p>
        </draw:text-box>
        <svg:title/>
        <svg:desc/>
      </draw:frame>
      <draw:frame draw:id="id3" presentation:style-name="a33" draw:name="Text Placeholder 2" svg:x="1.2in" svg:y="1.18856in" svg:width="11in" svg:height="5.22996in" presentation:class="outline" presentation:placeholder="false">
        <draw:text-box>
          <text:list text:style-name="a11">
            <text:list-item>
              <text:p text:style-name="a10" text:class-names="" text:cond-style-name=""><text:span text:style-name="a9" text:class-names="">マスター テキストの書式設定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2" text:class-names="">第<text:s text:c="1"/></text:span><text:span text:style-name="a13" text:class-names="">2<text:s text:c="1"/></text:span><text:span text:style-name="a14" text:class-names="">レベル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7" text:class-names="">第<text:s text:c="1"/></text:span><text:span text:style-name="a18" text:class-names="">3<text:s text:c="1"/></text:span><text:span text:style-name="a19" text:class-names="">レベル</text:span></text:p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p text:style-name="a25" text:class-names="" text:cond-style-name=""><text:span text:style-name="a22" text:class-names="">第<text:s text:c="1"/></text:span><text:span text:style-name="a23" text:class-names="">4<text:s text:c="1"/></text:span><text:span text:style-name="a24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">
            <text:list-item>
              <text:list text:style-name="a32">
                <text:list-item>
                  <text:list text:style-name="a32">
                    <text:list-item>
                      <text:list text:style-name="a32">
                        <text:list-item>
                          <text:list text:style-name="a32">
                            <text:list-item>
                              <text:p text:style-name="a31" text:class-names="" text:cond-style-name=""><text:span text:style-name="a27" text:class-names="">第<text:s text:c="1"/></text:span><text:span text:style-name="a28" text:class-names="">5<text:s text:c="1"/></text:span><text:span text:style-name="a29" text:class-names="">レベル</text:span><text:span text:style-name="a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7" draw:name="Slide Number Placeholder 5" svg:x="10.35314in" svg:y="7.06451in" svg:width="1.98072in" svg:height="0.39931in" presentation:class="page-number" presentation:placeholder="false">
        <draw:text-box>
          <text:p text:style-name="a36" text:class-names="" text:cond-style-name=""><text:span text:style-name="a34" text:class-names=""><text:page-number style:num-format="1" text:fixed="false">‹#›</text:page-number></text:span><text:span text:style-name="a35" text:class-names=""/></text:p>
        </draw:text-box>
        <svg:title/>
        <svg:desc/>
      </draw:frame>
      <draw:connector draw:type="line" svg:x1="1.30526in" svg:y1="1.12406in" svg:x2="12.20526in" svg:y2="1.12406in" draw:id="id5" draw:style-name="a38" draw:name="Straight Connector 9">
        <svg:title/>
        <svg:desc/>
      </draw:connector>
      <draw:frame draw:id="id6" draw:style-name="a39" draw:name="図 15" svg:x="11.88132in" svg:y="0.26763in" svg:width="1.29577in" svg:height="0.72033in" style:rel-width="scale" style:rel-height="scale">
        <draw:image xlink:href="media/image2.png" xlink:type="simple" xlink:show="embed" xlink:actuate="onLoad"/>
        <svg:title/>
        <svg:desc/>
      </draw:frame>
      <draw:frame draw:id="id7" draw:style-name="a40" draw:name="図 11" svg:x="0.01919in" svg:y="6.84096in" svg:width="1.4271in" svg:height="0.65904in" style:rel-width="scale" style:rel-height="scale">
        <draw:image xlink:href="media/image3.png" xlink:type="simple" xlink:show="embed" xlink:actuate="onLoad"/>
        <svg:title/>
        <svg:desc/>
      </draw:frame>
      <presentation:notes style:page-layout-name="pageLayout2" draw:style-name="a80">
        <draw:frame draw:id="id8" presentation:style-name="a43" draw:name="ヘッダー プレースホルダー 1" svg:x="0in" svg:y="0in" svg:width="3.25in" svg:height="0.50174in" presentation:class="head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9" presentation:style-name="a48" draw:name="日付プレースホルダー 2" svg:x="4.24826in" svg:y="0in" svg:width="3.25in" svg:height="0.50174in" presentation:class="date-time" presentation:placeholder="false">
          <draw:text-box>
            <text:p text:style-name="a47" text:class-names="" text:cond-style-name=""><text:span text:style-name="a44" text:class-names=""><text:date text:fixed="false" style:data-style-name="a45">2017/12/25</text:date></text:span><text:span text:style-name="a4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9" draw:name="スライド イメージ プレースホルダー 3">
          <svg:title/>
          <svg:desc/>
        </draw:page-thumbnail>
        <draw:frame draw:id="id11" presentation:style-name="a72" draw:name="ノート プレースホルダー 4" svg:x="0.75in" svg:y="4.8125in" svg:width="6in" svg:height="3.9375in" presentation:class="notes" presentation:placeholder="false">
          <draw:text-box>
            <text:p text:style-name="a51" text:class-names="" text:cond-style-name=""><text:span text:style-name="a50" text:class-names="">マスター テキストの書式設定</text:span></text:p>
            <text:list text:style-name="a56">
              <text:list-item>
                <text:list text:style-name="a56">
                  <text:list-item>
                    <text:p text:style-name="a55" text:class-names="" text:cond-style-name=""><text:span text:style-name="a52" text:class-names="">第<text:s text:c="1"/></text:span><text:span text:style-name="a53" text:class-names="">2<text:s text:c="1"/></text:span><text:span text:style-name="a54" text:class-names="">レベル</text:span></text:p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p text:style-name="a60" text:class-names="" text:cond-style-name=""><text:span text:style-name="a57" text:class-names="">第<text:s text:c="1"/></text:span><text:span text:style-name="a58" text:class-names="">3<text:s text:c="1"/></text:span><text:span text:style-name="a59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66">
              <text:list-item>
                <text:list text:style-name="a66">
                  <text:list-item>
                    <text:list text:style-name="a66">
                      <text:list-item>
                        <text:list text:style-name="a66">
                          <text:list-item>
                            <text:p text:style-name="a65" text:class-names="" text:cond-style-name=""><text:span text:style-name="a62" text:class-names="">第<text:s text:c="1"/></text:span><text:span text:style-name="a63" text:class-names="">4<text:s text:c="1"/></text:span><text:span text:style-name="a64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">
              <text:list-item>
                <text:list text:style-name="a71">
                  <text:list-item>
                    <text:list text:style-name="a71">
                      <text:list-item>
                        <text:list text:style-name="a71">
                          <text:list-item>
                            <text:list text:style-name="a71">
                              <text:list-item>
                                <text:p text:style-name="a70" text:class-names="" text:cond-style-name=""><text:span text:style-name="a67" text:class-names="">第<text:s text:c="1"/></text:span><text:span text:style-name="a68" text:class-names="">5<text:s text:c="1"/></text:span><text:span text:style-name="a69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5" draw:name="フッター プレースホルダー 5" svg:x="0in" svg:y="9.49826in" svg:width="3.25in" svg:height="0.50174in" presentation:class="foot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3" presentation:style-name="a79" draw:name="スライド番号プレースホルダー 6" svg:x="4.24826in" svg:y="9.49826in" svg:width="3.25in" svg:height="0.50174in" presentation:class="page-number" presentation:placeholder="false">
          <draw:text-box>
            <text:p text:style-name="a78" text:class-names="" text:cond-style-name=""><text:span text:style-name="a76" text:class-names=""><text:page-number style:num-format="1" text:fixed="false">‹#›</text:page-number></text:span><text:span text:style-name="a77" text:class-names=""/></text:p>
          </draw:text-box>
          <svg:title/>
          <svg:desc/>
        </draw:frame>
      </presentation:notes>
    </style:master-page>
    <style:master-page style:name="Master1-Layout1-title-タイトル-スライド" style:page-layout-name="pageLayout1" draw:style-name="a81">
      <draw:custom-shape svg:width="1.96181in" svg:height="1.89661in" draw:id="id14" draw:style-name="a84" draw:transform="translate(-0.9809in -0.94831in) rotate(-3.14159) translate(12.2in 1.06136in)" draw:name="直角三角形 12">
        <svg:title/>
        <svg:desc/>
        <text:p text:style-name="a83" text:class-names="" text:cond-style-name=""><text:span text:style-name="a82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width="1.78346in" svg:height="1.89661in" draw:id="id15" draw:style-name="a87" draw:transform="translate(-0.89173in -0.94831in) rotate(-1.5708) translate(1.10588in 1.00478in)" draw:name="直角三角形 9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x="0in" svg:y="6.96898in" svg:width="13.33333in" svg:height="0.56205in" draw:id="id16" draw:style-name="a90" draw:name="正方形/長方形 11">
        <svg:title/>
        <svg:desc/>
        <text:p text:style-name="a89" text:class-names="" text:cond-style-name=""><text:span text:style-name="a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7" draw:style-name="a9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" presentation:style-name="a95" draw:name="Title 1" svg:x="1.2in" svg:y="0.83in" svg:width="11in" svg:height="3.9in" presentation:class="title" presentation:placeholder="false">
        <draw:text-box>
          <text:p text:style-name="a94" text:class-names="" text:cond-style-name=""><text:span text:style-name="a92" text:class-names="">マスター タイトルの書式設定</text:span><text:span text:style-name="a93" text:class-names=""/></text:p>
        </draw:text-box>
        <svg:title/>
        <svg:desc/>
      </draw:frame>
      <draw:frame draw:id="id19" presentation:style-name="a99" draw:name="Subtitle 2" svg:x="6.87059in" svg:y="4.87272in" svg:width="5.33244in" svg:height="1.32406in" presentation:class="subtitle" presentation:placeholder="false">
        <draw:text-box>
          <text:p text:style-name="a98" text:class-names="" text:cond-style-name=""><text:span text:style-name="a96" text:class-names="">マスター サブタイトルの書式設定</text:span><text:span text:style-name="a97" text:class-names=""/></text:p>
        </draw:text-box>
        <svg:title/>
        <svg:desc/>
      </draw:frame>
      <draw:frame draw:id="id20" presentation:style-name="a104" draw:name="Date Placeholder 3" svg:x="1.2in" svg:y="7.06451in" svg:width="2.70371in" svg:height="0.39931in" presentation:class="date-time" presentation:placeholder="false">
        <draw:text-box>
          <text:p text:style-name="a103" text:class-names="" text:cond-style-name=""><text:span text:style-name="a100" text:class-names=""><text:date text:fixed="false" style:data-style-name="a101">2017/12/25</text:date></text:span><text:span text:style-name="a102" text:class-names=""/></text:p>
        </draw:text-box>
        <svg:title/>
        <svg:desc/>
      </draw:frame>
      <draw:frame draw:id="id21" presentation:style-name="a107" draw:name="Footer Placeholder 4" svg:x="4.06286in" svg:y="6.64874in" svg:width="5.27428in" svg:height="0.39931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2" presentation:style-name="a111" draw:name="Slide Number Placeholder 5" svg:x="10.35314in" svg:y="7.06451in" svg:width="1.98072in" svg:height="0.39931in" presentation:class="page-number" presentation:placeholder="false">
        <draw:text-box>
          <text:p text:style-name="a110" text:class-names="" text:cond-style-name=""><text:span text:style-name="a108" text:class-names=""><text:page-number style:num-format="1" text:fixed="false">‹#›</text:page-number></text:span><text:span text:style-name="a109" text:class-names=""/></text:p>
        </draw:text-box>
        <svg:title/>
        <svg:desc/>
      </draw:frame>
      <draw:connector draw:type="line" svg:x1="1.32071in" svg:y1="4.75in" svg:x2="12.12071in" svg:y2="4.75in" draw:id="id23" draw:style-name="a112" draw:name="Straight Connector 8">
        <svg:title/>
        <svg:desc/>
      </draw:connector>
      <draw:frame draw:id="id24" draw:style-name="a113" draw:name="図 16" svg:x="0.32344in" svg:y="0.26918in" svg:width="1.56487in" svg:height="1.4712in" style:rel-width="scale" style:rel-height="scale">
        <draw:image xlink:href="media/image4.png" xlink:type="simple" xlink:show="embed" xlink:actuate="onLoad"/>
        <svg:title/>
        <svg:desc/>
      </draw:frame>
      <draw:frame draw:id="id25" draw:style-name="a114" draw:name="図 18" svg:x="11.37907in" svg:y="0.29492in" svg:width="1.61832in" svg:height="1.56983in" style:rel-width="scale" style:rel-height="scale">
        <draw:image xlink:href="media/image5.png" xlink:type="simple" xlink:show="embed" xlink:actuate="onLoad"/>
        <svg:title/>
        <svg:desc/>
      </draw:frame>
      <draw:frame draw:id="id26" draw:style-name="a115" draw:name="図 10" svg:x="1.49843in" svg:y="4.97502in" svg:width="4.65692in" svg:height="2.15057in" style:rel-width="scale" style:rel-height="scale">
        <draw:image xlink:href="media/image3.png" xlink:type="simple" xlink:show="embed" xlink:actuate="onLoad"/>
        <svg:title/>
        <svg:desc/>
      </draw:frame>
      <presentation:notes style:page-layout-name="pageLayout2" draw:style-name="a155">
        <draw:frame draw:id="id8" presentation:style-name="a118" draw:name="ヘッダー プレースホルダー 1" svg:x="0in" svg:y="0in" svg:width="3.25in" svg:height="0.50174in" presentation:class="head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9" presentation:style-name="a123" draw:name="日付プレースホルダー 2" svg:x="4.24826in" svg:y="0in" svg:width="3.25in" svg:height="0.50174in" presentation:class="date-time" presentation:placeholder="false">
          <draw:text-box>
            <text:p text:style-name="a122" text:class-names="" text:cond-style-name=""><text:span text:style-name="a119" text:class-names=""><text:date text:fixed="false" style:data-style-name="a120">2017/12/25</text:date></text:span><text:span text:style-name="a12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24" draw:name="スライド イメージ プレースホルダー 3">
          <svg:title/>
          <svg:desc/>
        </draw:page-thumbnail>
        <draw:frame draw:id="id11" presentation:style-name="a147" draw:name="ノート プレースホルダー 4" svg:x="0.75in" svg:y="4.8125in" svg:width="6in" svg:height="3.9375in" presentation:class="notes" presentation:placeholder="false">
          <draw:text-box>
            <text:p text:style-name="a126" text:class-names="" text:cond-style-name=""><text:span text:style-name="a125" text:class-names="">マスター テキストの書式設定</text:span></text:p>
            <text:list text:style-name="a131">
              <text:list-item>
                <text:list text:style-name="a131">
                  <text:list-item>
                    <text:p text:style-name="a130" text:class-names="" text:cond-style-name=""><text:span text:style-name="a127" text:class-names="">第<text:s text:c="1"/></text:span><text:span text:style-name="a128" text:class-names="">2<text:s text:c="1"/></text:span><text:span text:style-name="a129" text:class-names="">レベル</text:span></text:p>
                  </text:list-item>
                </text:list>
              </text:list-item>
            </text:list>
            <text:list text:style-name="a136">
              <text:list-item>
                <text:list text:style-name="a136">
                  <text:list-item>
                    <text:list text:style-name="a136">
                      <text:list-item>
                        <text:p text:style-name="a135" text:class-names="" text:cond-style-name=""><text:span text:style-name="a132" text:class-names="">第<text:s text:c="1"/></text:span><text:span text:style-name="a133" text:class-names="">3<text:s text:c="1"/></text:span><text:span text:style-name="a134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141">
              <text:list-item>
                <text:list text:style-name="a141">
                  <text:list-item>
                    <text:list text:style-name="a141">
                      <text:list-item>
                        <text:list text:style-name="a141">
                          <text:list-item>
                            <text:p text:style-name="a140" text:class-names="" text:cond-style-name=""><text:span text:style-name="a137" text:class-names="">第<text:s text:c="1"/></text:span><text:span text:style-name="a138" text:class-names="">4<text:s text:c="1"/></text:span><text:span text:style-name="a139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6">
              <text:list-item>
                <text:list text:style-name="a146">
                  <text:list-item>
                    <text:list text:style-name="a146">
                      <text:list-item>
                        <text:list text:style-name="a146">
                          <text:list-item>
                            <text:list text:style-name="a146">
                              <text:list-item>
                                <text:p text:style-name="a145" text:class-names="" text:cond-style-name=""><text:span text:style-name="a142" text:class-names="">第<text:s text:c="1"/></text:span><text:span text:style-name="a143" text:class-names="">5<text:s text:c="1"/></text:span><text:span text:style-name="a144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50" draw:name="フッター プレースホルダー 5" svg:x="0in" svg:y="9.49826in" svg:width="3.25in" svg:height="0.50174in" presentation:class="footer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13" presentation:style-name="a154" draw:name="スライド番号プレースホルダー 6" svg:x="4.24826in" svg:y="9.49826in" svg:width="3.25in" svg:height="0.50174in" presentation:class="page-number" presentation:placeholder="false">
          <draw:text-box>
            <text:p text:style-name="a153" text:class-names="" text:cond-style-name=""><text:span text:style-name="a151" text:class-names=""><text:page-number style:num-format="1" text:fixed="false">‹#›</text:page-number></text:span><text:span text:style-name="a152" text:class-names=""/></text:p>
          </draw:text-box>
          <svg:title/>
          <svg:desc/>
        </draw:frame>
      </presentation:notes>
    </style:master-page>
    <style:master-page style:name="Master1-Layout2-cust-タイトルとコンテンツ" style:page-layout-name="pageLayout1" draw:style-name="a156">
      <draw:custom-shape svg:x="0in" svg:y="6.69969in" svg:width="13.33333in" svg:height="0.83134in" draw:id="id27" draw:layer="Master1-bg" draw:style-name="a159" draw:name="正方形/長方形 5">
        <svg:title/>
        <svg:desc/>
        <text:p text:style-name="a158" text:class-names="" text:cond-style-name=""><text:span text:style-name="a1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69199in" svg:width="13.33333in" svg:height="0.07218in" draw:id="id28" draw:layer="Master1-bg" draw:style-name="a160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12406in" svg:x2="12.20526in" svg:y2="1.12406in" draw:id="id29" draw:layer="Master1-bg" draw:style-name="a161" draw:name="Straight Connector 9">
        <svg:title/>
        <svg:desc/>
      </draw:connector>
      <draw:frame draw:id="id30" draw:layer="Master1-bg" draw:style-name="a162" draw:name="図 11" svg:x="11.88132in" svg:y="0.26763in" svg:width="1.29577in" svg:height="0.72033in" style:rel-width="scale" style:rel-height="scale">
        <draw:image xlink:href="media/image2.png" xlink:type="simple" xlink:show="embed" xlink:actuate="onLoad"/>
        <svg:title/>
        <svg:desc/>
      </draw:frame>
      <draw:frame draw:id="id31" draw:layer="Master1-bg" draw:style-name="a163" draw:name="図 12" svg:x="0.01919in" svg:y="6.84096in" svg:width="1.4271in" svg:height="0.65904in" style:rel-width="scale" style:rel-height="scale">
        <draw:image xlink:href="media/image3.png" xlink:type="simple" xlink:show="embed" xlink:actuate="onLoad"/>
        <svg:title/>
        <svg:desc/>
      </draw:frame>
      <draw:frame draw:id="id32" presentation:style-name="a188" draw:name="Content Placeholder 2" svg:x="1.2in" svg:y="1.18856in" svg:width="11in" svg:height="5.22996in" presentation:class="object" presentation:placeholder="false">
        <draw:text-box>
          <text:list text:style-name="a166">
            <text:list-item>
              <text:p text:style-name="a165" text:class-names="" text:cond-style-name=""><text:span text:style-name="a164" text:class-names="">マスター テキストの書式設定</text:span></text:p>
            </text:list-item>
          </text:list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7" text:class-names="">第<text:s text:c="1"/></text:span><text:span text:style-name="a168" text:class-names="">2<text:s text:c="1"/></text:span><text:span text:style-name="a169" text:class-names="">レベル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2" text:class-names="">第<text:s text:c="1"/></text:span><text:span text:style-name="a173" text:class-names="">3<text:s text:c="1"/></text:span><text:span text:style-name="a174" text:class-names="">レベル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7" text:class-names="">第<text:s text:c="1"/></text:span><text:span text:style-name="a178" text:class-names="">4<text:s text:c="1"/></text:span><text:span text:style-name="a179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2" text:class-names="">第<text:s text:c="1"/></text:span><text:span text:style-name="a183" text:class-names="">5<text:s text:c="1"/></text:span><text:span text:style-name="a184" text:class-names="">レベル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93" draw:name="日付プレースホルダー 7" svg:x="1.2in" svg:y="7.06451in" svg:width="2.70371in" svg:height="0.39931in" presentation:class="date-time" presentation:placeholder="false">
        <draw:text-box>
          <text:p text:style-name="a192" text:class-names="" text:cond-style-name=""><text:span text:style-name="a189" text:class-names=""><text:date text:fixed="false" style:data-style-name="a190">2017/12/25</text:date></text:span><text:span text:style-name="a191" text:class-names=""/></text:p>
        </draw:text-box>
        <svg:title/>
        <svg:desc/>
      </draw:frame>
      <draw:frame draw:id="id34" presentation:style-name="a197" draw:name="スライド番号プレースホルダー 8" svg:x="10.35314in" svg:y="7.06451in" svg:width="1.98072in" svg:height="0.39931in" presentation:class="page-number" presentation:placeholder="false">
        <draw:text-box>
          <text:p text:style-name="a196" text:class-names="" text:cond-style-name=""><text:span text:style-name="a194" text:class-names=""><text:page-number style:num-format="1" text:fixed="false">‹#›</text:page-number></text:span><text:span text:style-name="a195" text:class-names=""/></text:p>
        </draw:text-box>
        <svg:title/>
        <svg:desc/>
      </draw:frame>
      <draw:frame draw:id="id35" presentation:style-name="a200" draw:name="タイトル 9" svg:x="1.2in" svg:y="0.15294in" svg:width="11in" svg:height="0.92941in" presentation:class="title" presentation:placeholder="false">
        <draw:text-box>
          <text:p text:style-name="a199" text:class-names="" text:cond-style-name=""><text:span text:style-name="a198" text:class-names="">マスター タイトルの書式設定</text:span></text:p>
        </draw:text-box>
        <svg:title/>
        <svg:desc/>
      </draw:frame>
      <presentation:notes style:page-layout-name="pageLayout2" draw:style-name="a240">
        <draw:frame draw:id="id8" presentation:style-name="a203" draw:name="ヘッダー プレースホルダー 1" svg:x="0in" svg:y="0in" svg:width="3.25in" svg:height="0.50174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9" presentation:style-name="a208" draw:name="日付プレースホルダー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4" text:class-names=""><text:date text:fixed="false" style:data-style-name="a205">2017/12/25</text:date></text:span><text:span text:style-name="a20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09" draw:name="スライド イメージ プレースホルダー 3">
          <svg:title/>
          <svg:desc/>
        </draw:page-thumbnail>
        <draw:frame draw:id="id11" presentation:style-name="a232" draw:name="ノート プレースホルダー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マスター テキストの書式設定</text:span></text:p>
            <text:list text:style-name="a216">
              <text:list-item>
                <text:list text:style-name="a216">
                  <text:list-item>
                    <text:p text:style-name="a215" text:class-names="" text:cond-style-name=""><text:span text:style-name="a212" text:class-names="">第<text:s text:c="1"/></text:span><text:span text:style-name="a213" text:class-names="">2<text:s text:c="1"/></text:span><text:span text:style-name="a214" text:class-names="">レベル</text:span></text:p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p text:style-name="a220" text:class-names="" text:cond-style-name=""><text:span text:style-name="a217" text:class-names="">第<text:s text:c="1"/></text:span><text:span text:style-name="a218" text:class-names="">3<text:s text:c="1"/></text:span><text:span text:style-name="a219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p text:style-name="a225" text:class-names="" text:cond-style-name=""><text:span text:style-name="a222" text:class-names="">第<text:s text:c="1"/></text:span><text:span text:style-name="a223" text:class-names="">4<text:s text:c="1"/></text:span><text:span text:style-name="a224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list text:style-name="a231">
                          <text:list-item>
                            <text:list text:style-name="a231">
                              <text:list-item>
                                <text:p text:style-name="a230" text:class-names="" text:cond-style-name=""><text:span text:style-name="a227" text:class-names="">第<text:s text:c="1"/></text:span><text:span text:style-name="a228" text:class-names="">5<text:s text:c="1"/></text:span><text:span text:style-name="a229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35" draw:name="フッター プレースホルダー 5" svg:x="0in" svg:y="9.49826in" svg:width="3.25in" svg:height="0.50174in" presentation:class="foot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13" presentation:style-name="a239" draw:name="スライド番号プレースホルダー 6" svg:x="4.24826in" svg:y="9.49826in" svg:width="3.25in" svg:height="0.50174in" presentation:class="page-number" presentation:placeholder="false">
          <draw:text-box>
            <text:p text:style-name="a238" text:class-names="" text:cond-style-name=""><text:span text:style-name="a236" text:class-names=""><text:page-number style:num-format="1" text:fixed="false">‹#›</text:page-number></text:span><text:span text:style-name="a237" text:class-names=""/></text:p>
          </draw:text-box>
          <svg:title/>
          <svg:desc/>
        </draw:frame>
      </presentation:notes>
    </style:master-page>
    <style:master-page style:name="Master1-Layout3-secHead-セクション見出し" style:page-layout-name="pageLayout1" draw:style-name="a241">
      <draw:custom-shape svg:x="0.00347in" svg:y="7in" svg:width="13.32986in" svg:height="0.5in" draw:id="id36" draw:style-name="a24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7" draw:style-name="a24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247" draw:name="Title 1" svg:x="1.2in" svg:y="0.83in" svg:width="11in" svg:height="3.9in" presentation:class="title" presentation:placeholder="false">
        <draw:text-box>
          <text:p text:style-name="a246" text:class-names="" text:cond-style-name=""><text:span text:style-name="a244" text:class-names="">マスター タイトルの書式設定</text:span><text:span text:style-name="a245" text:class-names=""/></text:p>
        </draw:text-box>
        <svg:title/>
        <svg:desc/>
      </draw:frame>
      <draw:frame draw:id="id39" presentation:style-name="a251" draw:name="Text Placeholder 2" svg:x="1.2in" svg:y="4.87in" svg:width="11in" svg:height="1.93in" presentation:class="outline" presentation:placeholder="false">
        <draw:text-box>
          <text:list text:style-name="a250">
            <text:list-item>
              <text:p text:style-name="a249" text:class-names="" text:cond-style-name=""><text:span text:style-name="a248" text:class-names="">マスター テキストの書式設定</text:span></text:p>
            </text:list-item>
          </text:list>
        </draw:text-box>
        <svg:title/>
        <svg:desc/>
      </draw:frame>
      <draw:frame draw:id="id40" presentation:style-name="a256" draw:name="Date Placeholder 3" svg:x="1.2in" svg:y="7.06451in" svg:width="2.70371in" svg:height="0.39931in" presentation:class="date-time" presentation:placeholder="false">
        <draw:text-box>
          <text:p text:style-name="a255" text:class-names="" text:cond-style-name=""><text:span text:style-name="a252" text:class-names=""><text:date text:fixed="false" style:data-style-name="a253">2017/12/25</text:date></text:span><text:span text:style-name="a254" text:class-names=""/></text:p>
        </draw:text-box>
        <svg:title/>
        <svg:desc/>
      </draw:frame>
      <draw:frame draw:id="id41" presentation:style-name="a259" draw:name="Footer Placeholder 4" svg:x="4.06286in" svg:y="7.06051in" svg:width="5.27428in" svg:height="0.39931in" presentation:class="footer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42" presentation:style-name="a263" draw:name="Slide Number Placeholder 5" svg:x="10.35314in" svg:y="7.06451in" svg:width="1.98072in" svg:height="0.39931in" presentation:class="page-number" presentation:placeholder="false">
        <draw:text-box>
          <text:p text:style-name="a262" text:class-names="" text:cond-style-name=""><text:span text:style-name="a260" text:class-names=""><text:page-number style:num-format="1" text:fixed="false">‹#›</text:page-number></text:span><text:span text:style-name="a261" text:class-names=""/></text:p>
        </draw:text-box>
        <svg:title/>
        <svg:desc/>
      </draw:frame>
      <draw:connector draw:type="line" svg:x1="1.32071in" svg:y1="4.75in" svg:x2="12.12071in" svg:y2="4.75in" draw:id="id43" draw:style-name="a264" draw:name="Straight Connector 8">
        <svg:title/>
        <svg:desc/>
      </draw:connector>
      <presentation:notes style:page-layout-name="pageLayout2" draw:style-name="a304">
        <draw:frame draw:id="id8" presentation:style-name="a267" draw:name="ヘッダー プレースホルダー 1" svg:x="0in" svg:y="0in" svg:width="3.25in" svg:height="0.50174in" presentation:class="header" presentation:placeholder="false">
          <draw:text-box>
            <text:p text:style-name="a266" text:class-names="" text:cond-style-name=""><text:span text:style-name="a265" text:class-names=""/></text:p>
          </draw:text-box>
          <svg:title/>
          <svg:desc/>
        </draw:frame>
        <draw:frame draw:id="id9" presentation:style-name="a272" draw:name="日付プレースホルダー 2" svg:x="4.24826in" svg:y="0in" svg:width="3.25in" svg:height="0.50174in" presentation:class="date-time" presentation:placeholder="false">
          <draw:text-box>
            <text:p text:style-name="a271" text:class-names="" text:cond-style-name=""><text:span text:style-name="a268" text:class-names=""><text:date text:fixed="false" style:data-style-name="a269">2017/12/25</text:date></text:span><text:span text:style-name="a27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73" draw:name="スライド イメージ プレースホルダー 3">
          <svg:title/>
          <svg:desc/>
        </draw:page-thumbnail>
        <draw:frame draw:id="id11" presentation:style-name="a296" draw:name="ノート プレースホルダー 4" svg:x="0.75in" svg:y="4.8125in" svg:width="6in" svg:height="3.9375in" presentation:class="notes" presentation:placeholder="false">
          <draw:text-box>
            <text:p text:style-name="a275" text:class-names="" text:cond-style-name=""><text:span text:style-name="a274" text:class-names="">マスター テキストの書式設定</text:span></text:p>
            <text:list text:style-name="a280">
              <text:list-item>
                <text:list text:style-name="a280">
                  <text:list-item>
                    <text:p text:style-name="a279" text:class-names="" text:cond-style-name=""><text:span text:style-name="a276" text:class-names="">第<text:s text:c="1"/></text:span><text:span text:style-name="a277" text:class-names="">2<text:s text:c="1"/></text:span><text:span text:style-name="a278" text:class-names="">レベル</text:span></text:p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p text:style-name="a284" text:class-names="" text:cond-style-name=""><text:span text:style-name="a281" text:class-names="">第<text:s text:c="1"/></text:span><text:span text:style-name="a282" text:class-names="">3<text:s text:c="1"/></text:span><text:span text:style-name="a283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list text:style-name="a290">
                          <text:list-item>
                            <text:p text:style-name="a289" text:class-names="" text:cond-style-name=""><text:span text:style-name="a286" text:class-names="">第<text:s text:c="1"/></text:span><text:span text:style-name="a287" text:class-names="">4<text:s text:c="1"/></text:span><text:span text:style-name="a288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5">
              <text:list-item>
                <text:list text:style-name="a295">
                  <text:list-item>
                    <text:list text:style-name="a295">
                      <text:list-item>
                        <text:list text:style-name="a295">
                          <text:list-item>
                            <text:list text:style-name="a295">
                              <text:list-item>
                                <text:p text:style-name="a294" text:class-names="" text:cond-style-name=""><text:span text:style-name="a291" text:class-names="">第<text:s text:c="1"/></text:span><text:span text:style-name="a292" text:class-names="">5<text:s text:c="1"/></text:span><text:span text:style-name="a293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99" draw:name="フッター プレースホルダー 5" svg:x="0in" svg:y="9.49826in" svg:width="3.25in" svg:height="0.50174in" presentation:class="foot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13" presentation:style-name="a303" draw:name="スライド番号プレースホルダー 6" svg:x="4.24826in" svg:y="9.49826in" svg:width="3.25in" svg:height="0.50174in" presentation:class="page-number" presentation:placeholder="false">
          <draw:text-box>
            <text:p text:style-name="a302" text:class-names="" text:cond-style-name=""><text:span text:style-name="a300" text:class-names=""><text:page-number style:num-format="1" text:fixed="false">‹#›</text:page-number></text:span><text:span text:style-name="a301" text:class-names=""/></text:p>
          </draw:text-box>
          <svg:title/>
          <svg:desc/>
        </draw:frame>
      </presentation:notes>
    </style:master-page>
    <style:master-page style:name="Master1-Layout4-titleOnly-タイトルのみ" style:page-layout-name="pageLayout1" draw:style-name="a305">
      <draw:custom-shape svg:x="0in" svg:y="6.69969in" svg:width="13.33333in" svg:height="0.83134in" draw:id="id44" draw:layer="Master1-bg" draw:style-name="a308" draw:name="正方形/長方形 5">
        <svg:title/>
        <svg:desc/>
        <text:p text:style-name="a307" text:class-names="" text:cond-style-name=""><text:span text:style-name="a3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69199in" svg:width="13.33333in" svg:height="0.07218in" draw:id="id45" draw:layer="Master1-bg" draw:style-name="a30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12406in" svg:x2="12.20526in" svg:y2="1.12406in" draw:id="id46" draw:layer="Master1-bg" draw:style-name="a310" draw:name="Straight Connector 9">
        <svg:title/>
        <svg:desc/>
      </draw:connector>
      <draw:frame draw:id="id47" draw:layer="Master1-bg" draw:style-name="a311" draw:name="図 8" svg:x="11.88132in" svg:y="0.26763in" svg:width="1.29577in" svg:height="0.72033in" style:rel-width="scale" style:rel-height="scale">
        <draw:image xlink:href="media/image2.png" xlink:type="simple" xlink:show="embed" xlink:actuate="onLoad"/>
        <svg:title/>
        <svg:desc/>
      </draw:frame>
      <draw:frame draw:id="id48" draw:layer="Master1-bg" draw:style-name="a312" draw:name="図 9" svg:x="0.01919in" svg:y="6.84096in" svg:width="1.4271in" svg:height="0.65904in" style:rel-width="scale" style:rel-height="scale">
        <draw:image xlink:href="media/image3.png" xlink:type="simple" xlink:show="embed" xlink:actuate="onLoad"/>
        <svg:title/>
        <svg:desc/>
      </draw:frame>
      <draw:frame draw:id="id49" presentation:style-name="a316" draw:name="Title 1" svg:x="1.2in" svg:y="0.15294in" svg:width="11in" svg:height="0.92941in" presentation:class="title" presentation:placeholder="false">
        <draw:text-box>
          <text:p text:style-name="a315" text:class-names="" text:cond-style-name=""><text:span text:style-name="a313" text:class-names="">マスター タイトルの書式設定</text:span><text:span text:style-name="a314" text:class-names=""/></text:p>
        </draw:text-box>
        <svg:title/>
        <svg:desc/>
      </draw:frame>
      <draw:frame draw:id="id50" presentation:style-name="a321" draw:name="Date Placeholder 2" svg:x="1.2in" svg:y="7.06451in" svg:width="2.70371in" svg:height="0.39931in" presentation:class="date-time" presentation:placeholder="false">
        <draw:text-box>
          <text:p text:style-name="a320" text:class-names="" text:cond-style-name=""><text:span text:style-name="a317" text:class-names=""><text:date text:fixed="false" style:data-style-name="a318">2017/12/25</text:date></text:span><text:span text:style-name="a319" text:class-names=""/></text:p>
        </draw:text-box>
        <svg:title/>
        <svg:desc/>
      </draw:frame>
      <draw:frame draw:id="id51" presentation:style-name="a324" draw:name="Footer Placeholder 3" svg:x="4.06286in" svg:y="6.64874in" svg:width="5.27428in" svg:height="0.39931in" presentation:class="footer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frame draw:id="id52" presentation:style-name="a328" draw:name="Slide Number Placeholder 4" svg:x="10.35314in" svg:y="7.06451in" svg:width="1.98072in" svg:height="0.39931in" presentation:class="page-number" presentation:placeholder="false">
        <draw:text-box>
          <text:p text:style-name="a327" text:class-names="" text:cond-style-name=""><text:span text:style-name="a325" text:class-names=""><text:page-number style:num-format="1" text:fixed="false">‹#›</text:page-number></text:span><text:span text:style-name="a326" text:class-names=""/></text:p>
        </draw:text-box>
        <svg:title/>
        <svg:desc/>
      </draw:frame>
      <presentation:notes style:page-layout-name="pageLayout2" draw:style-name="a368">
        <draw:frame draw:id="id8" presentation:style-name="a331" draw:name="ヘッダー プレースホルダー 1" svg:x="0in" svg:y="0in" svg:width="3.25in" svg:height="0.50174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9" presentation:style-name="a336" draw:name="日付プレースホルダー 2" svg:x="4.24826in" svg:y="0in" svg:width="3.25in" svg:height="0.50174in" presentation:class="date-time" presentation:placeholder="false">
          <draw:text-box>
            <text:p text:style-name="a335" text:class-names="" text:cond-style-name=""><text:span text:style-name="a332" text:class-names=""><text:date text:fixed="false" style:data-style-name="a333">2017/12/25</text:date></text:span><text:span text:style-name="a33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37" draw:name="スライド イメージ プレースホルダー 3">
          <svg:title/>
          <svg:desc/>
        </draw:page-thumbnail>
        <draw:frame draw:id="id11" presentation:style-name="a360" draw:name="ノート プレースホルダー 4" svg:x="0.75in" svg:y="4.8125in" svg:width="6in" svg:height="3.9375in" presentation:class="notes" presentation:placeholder="false">
          <draw:text-box>
            <text:p text:style-name="a339" text:class-names="" text:cond-style-name=""><text:span text:style-name="a338" text:class-names="">マスター テキストの書式設定</text:span></text:p>
            <text:list text:style-name="a344">
              <text:list-item>
                <text:list text:style-name="a344">
                  <text:list-item>
                    <text:p text:style-name="a343" text:class-names="" text:cond-style-name=""><text:span text:style-name="a340" text:class-names="">第<text:s text:c="1"/></text:span><text:span text:style-name="a341" text:class-names="">2<text:s text:c="1"/></text:span><text:span text:style-name="a342" text:class-names="">レベル</text:span></text:p>
                  </text:list-item>
                </text:list>
              </text:list-item>
            </text:list>
            <text:list text:style-name="a349">
              <text:list-item>
                <text:list text:style-name="a349">
                  <text:list-item>
                    <text:list text:style-name="a349">
                      <text:list-item>
                        <text:p text:style-name="a348" text:class-names="" text:cond-style-name=""><text:span text:style-name="a345" text:class-names="">第<text:s text:c="1"/></text:span><text:span text:style-name="a346" text:class-names="">3<text:s text:c="1"/></text:span><text:span text:style-name="a347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354">
              <text:list-item>
                <text:list text:style-name="a354">
                  <text:list-item>
                    <text:list text:style-name="a354">
                      <text:list-item>
                        <text:list text:style-name="a354">
                          <text:list-item>
                            <text:p text:style-name="a353" text:class-names="" text:cond-style-name=""><text:span text:style-name="a350" text:class-names="">第<text:s text:c="1"/></text:span><text:span text:style-name="a351" text:class-names="">4<text:s text:c="1"/></text:span><text:span text:style-name="a352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list text:style-name="a359">
                      <text:list-item>
                        <text:list text:style-name="a359">
                          <text:list-item>
                            <text:list text:style-name="a359">
                              <text:list-item>
                                <text:p text:style-name="a358" text:class-names="" text:cond-style-name=""><text:span text:style-name="a355" text:class-names="">第<text:s text:c="1"/></text:span><text:span text:style-name="a356" text:class-names="">5<text:s text:c="1"/></text:span><text:span text:style-name="a357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63" draw:name="フッター プレースホルダー 5" svg:x="0in" svg:y="9.49826in" svg:width="3.25in" svg:height="0.50174in" presentation:class="footer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3" presentation:style-name="a367" draw:name="スライド番号プレースホルダー 6" svg:x="4.24826in" svg:y="9.49826in" svg:width="3.25in" svg:height="0.50174in" presentation:class="page-number" presentation:placeholder="false">
          <draw:text-box>
            <text:p text:style-name="a366" text:class-names="" text:cond-style-name=""><text:span text:style-name="a364" text:class-names=""><text:page-number style:num-format="1" text:fixed="false">‹#›</text:page-number></text:span><text:span text:style-name="a365" text:class-names=""/></text:p>
          </draw:text-box>
          <svg:title/>
          <svg:desc/>
        </draw:frame>
      </presentation:notes>
    </style:master-page>
    <style:master-page style:name="Master1-Layout5-cust-謝辞" style:page-layout-name="pageLayout1" draw:style-name="a369">
      <draw:custom-shape svg:x="0.00347in" svg:y="7in" svg:width="13.32986in" svg:height="0.5in" draw:id="id53" draw:style-name="a370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54" draw:style-name="a37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375" draw:name="Title 1" svg:x="1.2in" svg:y="1.18295in" svg:width="11in" svg:height="2.57706in" presentation:class="title" presentation:placeholder="false">
        <draw:text-box>
          <text:p text:style-name="a374" text:class-names="" text:cond-style-name=""><text:span text:style-name="a372" text:class-names="">マスター タイトルの書式設定</text:span><text:span text:style-name="a373" text:class-names=""/></text:p>
        </draw:text-box>
        <svg:title/>
        <svg:desc/>
      </draw:frame>
      <draw:frame draw:id="id56" presentation:style-name="a380" draw:name="Date Placeholder 3" svg:x="1.2in" svg:y="7.06451in" svg:width="2.70371in" svg:height="0.39931in" presentation:class="date-time" presentation:placeholder="false">
        <draw:text-box>
          <text:p text:style-name="a379" text:class-names="" text:cond-style-name=""><text:span text:style-name="a376" text:class-names=""><text:date text:fixed="false" style:data-style-name="a377">2017/12/25</text:date></text:span><text:span text:style-name="a378" text:class-names=""/></text:p>
        </draw:text-box>
        <svg:title/>
        <svg:desc/>
      </draw:frame>
      <draw:frame draw:id="id57" presentation:style-name="a384" draw:name="Slide Number Placeholder 5" svg:x="10.35314in" svg:y="7.06451in" svg:width="1.98072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>‹#›</text:page-number></text:span><text:span text:style-name="a382" text:class-names=""/></text:p>
        </draw:text-box>
        <svg:title/>
        <svg:desc/>
      </draw:frame>
      <draw:connector draw:type="line" svg:x1="1.32071in" svg:y1="3.77353in" svg:x2="12.12071in" svg:y2="3.77353in" draw:id="id58" draw:style-name="a385" draw:name="Straight Connector 8">
        <svg:title/>
        <svg:desc/>
      </draw:connector>
      <draw:frame draw:id="id59" draw:style-name="a386" draw:name="Picture 2" svg:x="5.54404in" svg:y="3.76in" svg:width="2.6089in" svg:height="3.11511in" style:rel-width="scale" style:rel-height="scale">
        <draw:image xlink:href="media/image6.png" xlink:type="simple" xlink:show="embed" xlink:actuate="onLoad"/>
        <svg:title/>
        <svg:desc>お辞儀をしている猫のイラスト</svg:desc>
      </draw:frame>
      <presentation:notes style:page-layout-name="pageLayout2" draw:style-name="a426">
        <draw:frame draw:id="id8" presentation:style-name="a389" draw:name="ヘッダー プレースホルダー 1" svg:x="0in" svg:y="0in" svg:width="3.25in" svg:height="0.50174in" presentation:class="head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9" presentation:style-name="a394" draw:name="日付プレースホルダー 2" svg:x="4.24826in" svg:y="0in" svg:width="3.25in" svg:height="0.50174in" presentation:class="date-time" presentation:placeholder="false">
          <draw:text-box>
            <text:p text:style-name="a393" text:class-names="" text:cond-style-name=""><text:span text:style-name="a390" text:class-names=""><text:date text:fixed="false" style:data-style-name="a391">2017/12/25</text:date></text:span><text:span text:style-name="a39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95" draw:name="スライド イメージ プレースホルダー 3">
          <svg:title/>
          <svg:desc/>
        </draw:page-thumbnail>
        <draw:frame draw:id="id11" presentation:style-name="a418" draw:name="ノート プレースホルダー 4" svg:x="0.75in" svg:y="4.8125in" svg:width="6in" svg:height="3.9375in" presentation:class="notes" presentation:placeholder="false">
          <draw:text-box>
            <text:p text:style-name="a397" text:class-names="" text:cond-style-name=""><text:span text:style-name="a396" text:class-names="">マスター テキストの書式設定</text:span></text:p>
            <text:list text:style-name="a402">
              <text:list-item>
                <text:list text:style-name="a402">
                  <text:list-item>
                    <text:p text:style-name="a401" text:class-names="" text:cond-style-name=""><text:span text:style-name="a398" text:class-names="">第<text:s text:c="1"/></text:span><text:span text:style-name="a399" text:class-names="">2<text:s text:c="1"/></text:span><text:span text:style-name="a400" text:class-names="">レベル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3" text:class-names="">第<text:s text:c="1"/></text:span><text:span text:style-name="a404" text:class-names="">3<text:s text:c="1"/></text:span><text:span text:style-name="a405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412">
              <text:list-item>
                <text:list text:style-name="a412">
                  <text:list-item>
                    <text:list text:style-name="a412">
                      <text:list-item>
                        <text:list text:style-name="a412">
                          <text:list-item>
                            <text:p text:style-name="a411" text:class-names="" text:cond-style-name=""><text:span text:style-name="a408" text:class-names="">第<text:s text:c="1"/></text:span><text:span text:style-name="a409" text:class-names="">4<text:s text:c="1"/></text:span><text:span text:style-name="a410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list text:style-name="a417">
                              <text:list-item>
                                <text:p text:style-name="a416" text:class-names="" text:cond-style-name=""><text:span text:style-name="a413" text:class-names="">第<text:s text:c="1"/></text:span><text:span text:style-name="a414" text:class-names="">5<text:s text:c="1"/></text:span><text:span text:style-name="a415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21" draw:name="フッター プレースホルダー 5" svg:x="0in" svg:y="9.49826in" svg:width="3.25in" svg:height="0.50174in" presentation:class="foot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13" presentation:style-name="a425" draw:name="スライド番号プレースホルダー 6" svg:x="4.24826in" svg:y="9.49826in" svg:width="3.25in" svg:height="0.50174in" presentation:class="page-number" presentation:placeholder="false">
          <draw:text-box>
            <text:p text:style-name="a424" text:class-names="" text:cond-style-name=""><text:span text:style-name="a422" text:class-names=""><text:page-number style:num-format="1" text:fixed="false">‹#›</text:page-number></text:span><text:span text:style-name="a423" text:class-names=""/></text:p>
          </draw:text-box>
          <svg:title/>
          <svg:desc/>
        </draw:frame>
      </presentation:notes>
    </style:master-page>
    <style:master-page style:name="Master1-Layout6-twoObj-2-つのコンテンツ" style:page-layout-name="pageLayout1" draw:style-name="a427">
      <draw:custom-shape svg:x="0in" svg:y="6.69969in" svg:width="13.33333in" svg:height="0.83134in" draw:id="id60" draw:layer="Master1-bg" draw:style-name="a430" draw:name="正方形/長方形 8">
        <svg:title/>
        <svg:desc/>
        <text:p text:style-name="a429" text:class-names="" text:cond-style-name=""><text:span text:style-name="a4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69199in" svg:width="13.33333in" svg:height="0.07218in" draw:id="id61" draw:layer="Master1-bg" draw:style-name="a431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12406in" svg:x2="12.20526in" svg:y2="1.12406in" draw:id="id62" draw:layer="Master1-bg" draw:style-name="a432" draw:name="Straight Connector 9">
        <svg:title/>
        <svg:desc/>
      </draw:connector>
      <draw:frame draw:id="id63" draw:layer="Master1-bg" draw:style-name="a433" draw:name="図 11" svg:x="11.88132in" svg:y="0.26763in" svg:width="1.29577in" svg:height="0.72033in" style:rel-width="scale" style:rel-height="scale">
        <draw:image xlink:href="media/image2.png" xlink:type="simple" xlink:show="embed" xlink:actuate="onLoad"/>
        <svg:title/>
        <svg:desc/>
      </draw:frame>
      <draw:frame draw:id="id64" draw:layer="Master1-bg" draw:style-name="a434" draw:name="図 12" svg:x="0.01919in" svg:y="6.84096in" svg:width="1.4271in" svg:height="0.65904in" style:rel-width="scale" style:rel-height="scale">
        <draw:image xlink:href="media/image3.png" xlink:type="simple" xlink:show="embed" xlink:actuate="onLoad"/>
        <svg:title/>
        <svg:desc/>
      </draw:frame>
      <draw:frame draw:id="id65" presentation:style-name="a438" draw:name="Title 7" svg:x="1.2in" svg:y="0.31343in" svg:width="11in" svg:height="1.58657in" presentation:class="title" presentation:placeholder="false">
        <draw:text-box>
          <text:p text:style-name="a437" text:class-names="" text:cond-style-name=""><text:span text:style-name="a435" text:class-names="">マスター タイトルの書式設定</text:span><text:span text:style-name="a436" text:class-names=""/></text:p>
        </draw:text-box>
        <svg:title/>
        <svg:desc/>
      </draw:frame>
      <draw:frame draw:id="id66" presentation:style-name="a463" draw:name="Content Placeholder 2" svg:x="1.2in" svg:y="2.01852in" svg:width="5.4in" svg:height="4.4in" presentation:class="object" presentation:placeholder="false">
        <draw:text-box>
          <text:list text:style-name="a441">
            <text:list-item>
              <text:p text:style-name="a440" text:class-names="" text:cond-style-name=""><text:span text:style-name="a439" text:class-names="">マスター テキストの書式設定</text:span></text:p>
            </text:list-item>
          </text:list>
          <text:list text:style-name="a446">
            <text:list-item>
              <text:list text:style-name="a446">
                <text:list-item>
                  <text:p text:style-name="a445" text:class-names="" text:cond-style-name=""><text:span text:style-name="a442" text:class-names="">第<text:s text:c="1"/></text:span><text:span text:style-name="a443" text:class-names="">2<text:s text:c="1"/></text:span><text:span text:style-name="a444" text:class-names="">レベル</text:span></text:p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p text:style-name="a450" text:class-names="" text:cond-style-name=""><text:span text:style-name="a447" text:class-names="">第<text:s text:c="1"/></text:span><text:span text:style-name="a448" text:class-names="">3<text:s text:c="1"/></text:span><text:span text:style-name="a449" text:class-names="">レベル</text:span></text:p>
                    </text:list-item>
                  </text:list>
                </text:list-item>
              </text:list>
            </text:list-item>
          </text:list>
          <text:list text:style-name="a456">
            <text:list-item>
              <text:list text:style-name="a456">
                <text:list-item>
                  <text:list text:style-name="a456">
                    <text:list-item>
                      <text:list text:style-name="a456">
                        <text:list-item>
                          <text:p text:style-name="a455" text:class-names="" text:cond-style-name=""><text:span text:style-name="a452" text:class-names="">第<text:s text:c="1"/></text:span><text:span text:style-name="a453" text:class-names="">4<text:s text:c="1"/></text:span><text:span text:style-name="a454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list text:style-name="a462">
                            <text:list-item>
                              <text:p text:style-name="a461" text:class-names="" text:cond-style-name=""><text:span text:style-name="a457" text:class-names="">第<text:s text:c="1"/></text:span><text:span text:style-name="a458" text:class-names="">5<text:s text:c="1"/></text:span><text:span text:style-name="a459" text:class-names="">レベル</text:span><text:span text:style-name="a4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488" draw:name="Content Placeholder 3" svg:x="6.8in" svg:y="2.01852in" svg:width="5.4in" svg:height="4.4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マスター テキストの書式設定</text:span></text:p>
            </text:list-item>
          </text:list>
          <text:list text:style-name="a471">
            <text:list-item>
              <text:list text:style-name="a471">
                <text:list-item>
                  <text:p text:style-name="a470" text:class-names="" text:cond-style-name=""><text:span text:style-name="a467" text:class-names="">第<text:s text:c="1"/></text:span><text:span text:style-name="a468" text:class-names="">2<text:s text:c="1"/></text:span><text:span text:style-name="a469" text:class-names="">レベル</text:span></text:p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p text:style-name="a475" text:class-names="" text:cond-style-name=""><text:span text:style-name="a472" text:class-names="">第<text:s text:c="1"/></text:span><text:span text:style-name="a473" text:class-names="">3<text:s text:c="1"/></text:span><text:span text:style-name="a474" text:class-names="">レベル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7" text:class-names="">第<text:s text:c="1"/></text:span><text:span text:style-name="a478" text:class-names="">4<text:s text:c="1"/></text:span><text:span text:style-name="a479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2" text:class-names="">第<text:s text:c="1"/></text:span><text:span text:style-name="a483" text:class-names="">5<text:s text:c="1"/></text:span><text:span text:style-name="a484" text:class-names="">レベル</text:span><text:span text:style-name="a4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493" draw:name="Date Placeholder 4" svg:x="1.2in" svg:y="7.06451in" svg:width="2.70371in" svg:height="0.39931in" presentation:class="date-time" presentation:placeholder="false">
        <draw:text-box>
          <text:p text:style-name="a492" text:class-names="" text:cond-style-name=""><text:span text:style-name="a489" text:class-names=""><text:date text:fixed="false" style:data-style-name="a490">2017/12/25</text:date></text:span><text:span text:style-name="a491" text:class-names=""/></text:p>
        </draw:text-box>
        <svg:title/>
        <svg:desc/>
      </draw:frame>
      <draw:frame draw:id="id69" presentation:style-name="a496" draw:name="Footer Placeholder 5" svg:x="4.06286in" svg:y="6.64874in" svg:width="5.27428in" svg:height="0.39931in" presentation:class="footer" presentation:placeholder="false">
        <draw:text-box>
          <text:p text:style-name="a495" text:class-names="" text:cond-style-name=""><text:span text:style-name="a494" text:class-names=""/></text:p>
        </draw:text-box>
        <svg:title/>
        <svg:desc/>
      </draw:frame>
      <draw:frame draw:id="id70" presentation:style-name="a500" draw:name="Slide Number Placeholder 6" svg:x="10.35314in" svg:y="7.06451in" svg:width="1.98072in" svg:height="0.39931in" presentation:class="page-number" presentation:placeholder="false">
        <draw:text-box>
          <text:p text:style-name="a499" text:class-names="" text:cond-style-name=""><text:span text:style-name="a497" text:class-names=""><text:page-number style:num-format="1" text:fixed="false">‹#›</text:page-number></text:span><text:span text:style-name="a498" text:class-names=""/></text:p>
        </draw:text-box>
        <svg:title/>
        <svg:desc/>
      </draw:frame>
      <presentation:notes style:page-layout-name="pageLayout2" draw:style-name="a540">
        <draw:frame draw:id="id8" presentation:style-name="a503" draw:name="ヘッダー プレースホルダー 1" svg:x="0in" svg:y="0in" svg:width="3.25in" svg:height="0.50174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9" presentation:style-name="a508" draw:name="日付プレースホルダー 2" svg:x="4.24826in" svg:y="0in" svg:width="3.25in" svg:height="0.50174in" presentation:class="date-time" presentation:placeholder="false">
          <draw:text-box>
            <text:p text:style-name="a507" text:class-names="" text:cond-style-name=""><text:span text:style-name="a504" text:class-names=""><text:date text:fixed="false" style:data-style-name="a505">2017/12/25</text:date></text:span><text:span text:style-name="a50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09" draw:name="スライド イメージ プレースホルダー 3">
          <svg:title/>
          <svg:desc/>
        </draw:page-thumbnail>
        <draw:frame draw:id="id11" presentation:style-name="a532" draw:name="ノート プレースホルダー 4" svg:x="0.75in" svg:y="4.8125in" svg:width="6in" svg:height="3.9375in" presentation:class="notes" presentation:placeholder="false">
          <draw:text-box>
            <text:p text:style-name="a511" text:class-names="" text:cond-style-name=""><text:span text:style-name="a510" text:class-names="">マスター テキストの書式設定</text:span></text:p>
            <text:list text:style-name="a516">
              <text:list-item>
                <text:list text:style-name="a516">
                  <text:list-item>
                    <text:p text:style-name="a515" text:class-names="" text:cond-style-name=""><text:span text:style-name="a512" text:class-names="">第<text:s text:c="1"/></text:span><text:span text:style-name="a513" text:class-names="">2<text:s text:c="1"/></text:span><text:span text:style-name="a514" text:class-names="">レベル</text:span></text:p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p text:style-name="a520" text:class-names="" text:cond-style-name=""><text:span text:style-name="a517" text:class-names="">第<text:s text:c="1"/></text:span><text:span text:style-name="a518" text:class-names="">3<text:s text:c="1"/></text:span><text:span text:style-name="a519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526">
              <text:list-item>
                <text:list text:style-name="a526">
                  <text:list-item>
                    <text:list text:style-name="a526">
                      <text:list-item>
                        <text:list text:style-name="a526">
                          <text:list-item>
                            <text:p text:style-name="a525" text:class-names="" text:cond-style-name=""><text:span text:style-name="a522" text:class-names="">第<text:s text:c="1"/></text:span><text:span text:style-name="a523" text:class-names="">4<text:s text:c="1"/></text:span><text:span text:style-name="a524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list text:style-name="a531">
                          <text:list-item>
                            <text:list text:style-name="a531">
                              <text:list-item>
                                <text:p text:style-name="a530" text:class-names="" text:cond-style-name=""><text:span text:style-name="a527" text:class-names="">第<text:s text:c="1"/></text:span><text:span text:style-name="a528" text:class-names="">5<text:s text:c="1"/></text:span><text:span text:style-name="a529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35" draw:name="フッター プレースホルダー 5" svg:x="0in" svg:y="9.49826in" svg:width="3.25in" svg:height="0.50174in" presentation:class="foot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3" presentation:style-name="a539" draw:name="スライド番号プレースホルダー 6" svg:x="4.24826in" svg:y="9.49826in" svg:width="3.25in" svg:height="0.50174in" presentation:class="page-number" presentation:placeholder="false">
          <draw:text-box>
            <text:p text:style-name="a538" text:class-names="" text:cond-style-name=""><text:span text:style-name="a536" text:class-names=""><text:page-number style:num-format="1" text:fixed="false">‹#›</text:page-number></text:span><text:span text:style-name="a537" text:class-names=""/></text:p>
          </draw:text-box>
          <svg:title/>
          <svg:desc/>
        </draw:frame>
      </presentation:notes>
    </style:master-page>
    <style:master-page style:name="Master1-Layout7-twoTxTwoObj-比較" style:page-layout-name="pageLayout1" draw:style-name="a541">
      <draw:custom-shape svg:x="0in" svg:y="6.69969in" svg:width="13.33333in" svg:height="0.83134in" draw:id="id71" draw:layer="Master1-bg" draw:style-name="a544" draw:name="正方形/長方形 10">
        <svg:title/>
        <svg:desc/>
        <text:p text:style-name="a543" text:class-names="" text:cond-style-name=""><text:span text:style-name="a5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69199in" svg:width="13.33333in" svg:height="0.07218in" draw:id="id72" draw:layer="Master1-bg" draw:style-name="a54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12406in" svg:x2="12.20526in" svg:y2="1.12406in" draw:id="id73" draw:layer="Master1-bg" draw:style-name="a546" draw:name="Straight Connector 9">
        <svg:title/>
        <svg:desc/>
      </draw:connector>
      <draw:frame draw:id="id74" draw:layer="Master1-bg" draw:style-name="a547" draw:name="図 13" svg:x="11.88132in" svg:y="0.26763in" svg:width="1.29577in" svg:height="0.72033in" style:rel-width="scale" style:rel-height="scale">
        <draw:image xlink:href="media/image2.png" xlink:type="simple" xlink:show="embed" xlink:actuate="onLoad"/>
        <svg:title/>
        <svg:desc/>
      </draw:frame>
      <draw:frame draw:id="id75" draw:layer="Master1-bg" draw:style-name="a548" draw:name="図 14" svg:x="0.01919in" svg:y="6.84096in" svg:width="1.4271in" svg:height="0.65904in" style:rel-width="scale" style:rel-height="scale">
        <draw:image xlink:href="media/image3.png" xlink:type="simple" xlink:show="embed" xlink:actuate="onLoad"/>
        <svg:title/>
        <svg:desc/>
      </draw:frame>
      <draw:frame draw:id="id76" presentation:style-name="a552" draw:name="Title 9" svg:x="1.2in" svg:y="0.31343in" svg:width="11in" svg:height="1.58657in" presentation:class="title" presentation:placeholder="false">
        <draw:text-box>
          <text:p text:style-name="a551" text:class-names="" text:cond-style-name=""><text:span text:style-name="a549" text:class-names="">マスター タイトルの書式設定</text:span><text:span text:style-name="a550" text:class-names=""/></text:p>
        </draw:text-box>
        <svg:title/>
        <svg:desc/>
      </draw:frame>
      <draw:frame draw:id="id77" presentation:style-name="a556" draw:name="Text Placeholder 2" svg:x="1.2in" svg:y="2.01887in" svg:width="5.4in" svg:height="0.80521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マスター テキストの書式設定</text:span></text:p>
            </text:list-item>
          </text:list>
        </draw:text-box>
        <svg:title/>
        <svg:desc/>
      </draw:frame>
      <draw:frame draw:id="id78" presentation:style-name="a581" draw:name="Content Placeholder 3" svg:x="1.2in" svg:y="2.82407in" svg:width="5.4in" svg:height="3.69444in" presentation:class="object" presentation:placeholder="false">
        <draw:text-box>
          <text:list text:style-name="a559">
            <text:list-item>
              <text:p text:style-name="a558" text:class-names="" text:cond-style-name=""><text:span text:style-name="a557" text:class-names="">マスター テキストの書式設定</text:span></text:p>
            </text:list-item>
          </text:list>
          <text:list text:style-name="a564">
            <text:list-item>
              <text:list text:style-name="a564">
                <text:list-item>
                  <text:p text:style-name="a563" text:class-names="" text:cond-style-name=""><text:span text:style-name="a560" text:class-names="">第<text:s text:c="1"/></text:span><text:span text:style-name="a561" text:class-names="">2<text:s text:c="1"/></text:span><text:span text:style-name="a562" text:class-names="">レベル</text:span></text:p>
                </text:list-item>
              </text:list>
            </text:list-item>
          </text:list>
          <text:list text:style-name="a569">
            <text:list-item>
              <text:list text:style-name="a569">
                <text:list-item>
                  <text:list text:style-name="a569">
                    <text:list-item>
                      <text:p text:style-name="a568" text:class-names="" text:cond-style-name=""><text:span text:style-name="a565" text:class-names="">第<text:s text:c="1"/></text:span><text:span text:style-name="a566" text:class-names="">3<text:s text:c="1"/></text:span><text:span text:style-name="a567" text:class-names="">レベル</text:span></text:p>
                    </text:list-item>
                  </text:list>
                </text:list-item>
              </text:list>
            </text:list-item>
          </text:list>
          <text:list text:style-name="a574">
            <text:list-item>
              <text:list text:style-name="a574">
                <text:list-item>
                  <text:list text:style-name="a574">
                    <text:list-item>
                      <text:list text:style-name="a574">
                        <text:list-item>
                          <text:p text:style-name="a573" text:class-names="" text:cond-style-name=""><text:span text:style-name="a570" text:class-names="">第<text:s text:c="1"/></text:span><text:span text:style-name="a571" text:class-names="">4<text:s text:c="1"/></text:span><text:span text:style-name="a572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list text:style-name="a580">
                            <text:list-item>
                              <text:p text:style-name="a579" text:class-names="" text:cond-style-name=""><text:span text:style-name="a575" text:class-names="">第<text:s text:c="1"/></text:span><text:span text:style-name="a576" text:class-names="">5<text:s text:c="1"/></text:span><text:span text:style-name="a577" text:class-names="">レベル</text:span><text:span text:style-name="a5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585" draw:name="Text Placeholder 4" svg:x="6.8in" svg:y="2.01887in" svg:width="5.4in" svg:height="0.80521in" presentation:class="outline" presentation:placeholder="false">
        <draw:text-box>
          <text:list text:style-name="a584">
            <text:list-item>
              <text:p text:style-name="a583" text:class-names="" text:cond-style-name=""><text:span text:style-name="a582" text:class-names="">マスター テキストの書式設定</text:span></text:p>
            </text:list-item>
          </text:list>
        </draw:text-box>
        <svg:title/>
        <svg:desc/>
      </draw:frame>
      <draw:frame draw:id="id80" presentation:style-name="a610" draw:name="Content Placeholder 5" svg:x="6.8in" svg:y="2.82407in" svg:width="5.4in" svg:height="3.69444in" presentation:class="object" presentation:placeholder="false">
        <draw:text-box>
          <text:list text:style-name="a588">
            <text:list-item>
              <text:p text:style-name="a587" text:class-names="" text:cond-style-name=""><text:span text:style-name="a586" text:class-names="">マスター テキストの書式設定</text:span></text:p>
            </text:list-item>
          </text:list>
          <text:list text:style-name="a593">
            <text:list-item>
              <text:list text:style-name="a593">
                <text:list-item>
                  <text:p text:style-name="a592" text:class-names="" text:cond-style-name=""><text:span text:style-name="a589" text:class-names="">第<text:s text:c="1"/></text:span><text:span text:style-name="a590" text:class-names="">2<text:s text:c="1"/></text:span><text:span text:style-name="a591" text:class-names="">レベル</text:span></text:p>
                </text:list-item>
              </text:list>
            </text:list-item>
          </text:list>
          <text:list text:style-name="a598">
            <text:list-item>
              <text:list text:style-name="a598">
                <text:list-item>
                  <text:list text:style-name="a598">
                    <text:list-item>
                      <text:p text:style-name="a597" text:class-names="" text:cond-style-name=""><text:span text:style-name="a594" text:class-names="">第<text:s text:c="1"/></text:span><text:span text:style-name="a595" text:class-names="">3<text:s text:c="1"/></text:span><text:span text:style-name="a596" text:class-names="">レベル</text:span></text:p>
                    </text:list-item>
                  </text:list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list text:style-name="a603">
                        <text:list-item>
                          <text:p text:style-name="a602" text:class-names="" text:cond-style-name=""><text:span text:style-name="a599" text:class-names="">第<text:s text:c="1"/></text:span><text:span text:style-name="a600" text:class-names="">4<text:s text:c="1"/></text:span><text:span text:style-name="a601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list text:style-name="a609">
                            <text:list-item>
                              <text:p text:style-name="a608" text:class-names="" text:cond-style-name=""><text:span text:style-name="a604" text:class-names="">第<text:s text:c="1"/></text:span><text:span text:style-name="a605" text:class-names="">5<text:s text:c="1"/></text:span><text:span text:style-name="a606" text:class-names="">レベル</text:span><text:span text:style-name="a6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15" draw:name="Date Placeholder 6" svg:x="1.2in" svg:y="7.06451in" svg:width="2.70371in" svg:height="0.39931in" presentation:class="date-time" presentation:placeholder="false">
        <draw:text-box>
          <text:p text:style-name="a614" text:class-names="" text:cond-style-name=""><text:span text:style-name="a611" text:class-names=""><text:date text:fixed="false" style:data-style-name="a612">2017/12/25</text:date></text:span><text:span text:style-name="a613" text:class-names=""/></text:p>
        </draw:text-box>
        <svg:title/>
        <svg:desc/>
      </draw:frame>
      <draw:frame draw:id="id82" presentation:style-name="a618" draw:name="Footer Placeholder 7" svg:x="4.06286in" svg:y="6.64874in" svg:width="5.27428in" svg:height="0.39931in" presentation:class="footer" presentation:placeholder="false">
        <draw:text-box>
          <text:p text:style-name="a617" text:class-names="" text:cond-style-name=""><text:span text:style-name="a616" text:class-names=""/></text:p>
        </draw:text-box>
        <svg:title/>
        <svg:desc/>
      </draw:frame>
      <draw:frame draw:id="id83" presentation:style-name="a622" draw:name="Slide Number Placeholder 8" svg:x="10.35314in" svg:y="7.06451in" svg:width="1.98072in" svg:height="0.39931in" presentation:class="page-number" presentation:placeholder="false">
        <draw:text-box>
          <text:p text:style-name="a621" text:class-names="" text:cond-style-name=""><text:span text:style-name="a619" text:class-names=""><text:page-number style:num-format="1" text:fixed="false">‹#›</text:page-number></text:span><text:span text:style-name="a620" text:class-names=""/></text:p>
        </draw:text-box>
        <svg:title/>
        <svg:desc/>
      </draw:frame>
      <presentation:notes style:page-layout-name="pageLayout2" draw:style-name="a662">
        <draw:frame draw:id="id8" presentation:style-name="a625" draw:name="ヘッダー プレースホルダー 1" svg:x="0in" svg:y="0in" svg:width="3.25in" svg:height="0.50174in" presentation:class="header" presentation:placeholder="false">
          <draw:text-box>
            <text:p text:style-name="a624" text:class-names="" text:cond-style-name=""><text:span text:style-name="a623" text:class-names=""/></text:p>
          </draw:text-box>
          <svg:title/>
          <svg:desc/>
        </draw:frame>
        <draw:frame draw:id="id9" presentation:style-name="a630" draw:name="日付プレースホルダー 2" svg:x="4.24826in" svg:y="0in" svg:width="3.25in" svg:height="0.50174in" presentation:class="date-time" presentation:placeholder="false">
          <draw:text-box>
            <text:p text:style-name="a629" text:class-names="" text:cond-style-name=""><text:span text:style-name="a626" text:class-names=""><text:date text:fixed="false" style:data-style-name="a627">2017/12/25</text:date></text:span><text:span text:style-name="a62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31" draw:name="スライド イメージ プレースホルダー 3">
          <svg:title/>
          <svg:desc/>
        </draw:page-thumbnail>
        <draw:frame draw:id="id11" presentation:style-name="a654" draw:name="ノート プレースホルダー 4" svg:x="0.75in" svg:y="4.8125in" svg:width="6in" svg:height="3.9375in" presentation:class="notes" presentation:placeholder="false">
          <draw:text-box>
            <text:p text:style-name="a633" text:class-names="" text:cond-style-name=""><text:span text:style-name="a632" text:class-names="">マスター テキストの書式設定</text:span></text:p>
            <text:list text:style-name="a638">
              <text:list-item>
                <text:list text:style-name="a638">
                  <text:list-item>
                    <text:p text:style-name="a637" text:class-names="" text:cond-style-name=""><text:span text:style-name="a634" text:class-names="">第<text:s text:c="1"/></text:span><text:span text:style-name="a635" text:class-names="">2<text:s text:c="1"/></text:span><text:span text:style-name="a636" text:class-names="">レベル</text:span></text:p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p text:style-name="a642" text:class-names="" text:cond-style-name=""><text:span text:style-name="a639" text:class-names="">第<text:s text:c="1"/></text:span><text:span text:style-name="a640" text:class-names="">3<text:s text:c="1"/></text:span><text:span text:style-name="a641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list text:style-name="a648">
                      <text:list-item>
                        <text:list text:style-name="a648">
                          <text:list-item>
                            <text:p text:style-name="a647" text:class-names="" text:cond-style-name=""><text:span text:style-name="a644" text:class-names="">第<text:s text:c="1"/></text:span><text:span text:style-name="a645" text:class-names="">4<text:s text:c="1"/></text:span><text:span text:style-name="a646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3">
              <text:list-item>
                <text:list text:style-name="a653">
                  <text:list-item>
                    <text:list text:style-name="a653">
                      <text:list-item>
                        <text:list text:style-name="a653">
                          <text:list-item>
                            <text:list text:style-name="a653">
                              <text:list-item>
                                <text:p text:style-name="a652" text:class-names="" text:cond-style-name=""><text:span text:style-name="a649" text:class-names="">第<text:s text:c="1"/></text:span><text:span text:style-name="a650" text:class-names="">5<text:s text:c="1"/></text:span><text:span text:style-name="a651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7" draw:name="フッター プレースホルダー 5" svg:x="0in" svg:y="9.49826in" svg:width="3.25in" svg:height="0.50174in" presentation:class="footer" presentation:placeholder="false">
          <draw:text-box>
            <text:p text:style-name="a656" text:class-names="" text:cond-style-name=""><text:span text:style-name="a655" text:class-names=""/></text:p>
          </draw:text-box>
          <svg:title/>
          <svg:desc/>
        </draw:frame>
        <draw:frame draw:id="id13" presentation:style-name="a661" draw:name="スライド番号プレースホルダー 6" svg:x="4.24826in" svg:y="9.49826in" svg:width="3.25in" svg:height="0.50174in" presentation:class="page-number" presentation:placeholder="false">
          <draw:text-box>
            <text:p text:style-name="a660" text:class-names="" text:cond-style-name=""><text:span text:style-name="a658" text:class-names=""><text:page-number style:num-format="1" text:fixed="false">‹#›</text:page-number></text:span><text:span text:style-name="a659" text:class-names=""/></text:p>
          </draw:text-box>
          <svg:title/>
          <svg:desc/>
        </draw:frame>
      </presentation:notes>
    </style:master-page>
    <style:master-page style:name="Master1-Layout8-blank-白紙" style:page-layout-name="pageLayout1" draw:style-name="a663">
      <draw:custom-shape svg:x="0in" svg:y="6.69969in" svg:width="13.33333in" svg:height="0.83134in" draw:id="id84" draw:style-name="a666" draw:name="正方形/長方形 12">
        <svg:title/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5" presentation:style-name="a671" draw:name="Date Placeholder 6" svg:x="1.2in" svg:y="7.06451in" svg:width="2.70371in" svg:height="0.39931in" presentation:class="date-time" presentation:placeholder="false">
        <draw:text-box>
          <text:p text:style-name="a670" text:class-names="" text:cond-style-name=""><text:span text:style-name="a667" text:class-names=""><text:date text:fixed="false" style:data-style-name="a668">2017/12/25</text:date></text:span><text:span text:style-name="a669" text:class-names=""/></text:p>
        </draw:text-box>
        <svg:title/>
        <svg:desc/>
      </draw:frame>
      <draw:frame draw:id="id86" presentation:style-name="a674" draw:name="Footer Placeholder 7" svg:x="4.06286in" svg:y="7.01345in" svg:width="5.27428in" svg:height="0.39931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87" presentation:style-name="a678" draw:name="Slide Number Placeholder 8" svg:x="10.35314in" svg:y="7.06451in" svg:width="1.98072in" svg:height="0.39931in" presentation:class="page-number" presentation:placeholder="false">
        <draw:text-box>
          <text:p text:style-name="a677" text:class-names="" text:cond-style-name=""><text:span text:style-name="a675" text:class-names=""><text:page-number style:num-format="1" text:fixed="false">‹#›</text:page-number></text:span><text:span text:style-name="a676" text:class-names=""/></text:p>
        </draw:text-box>
        <svg:title/>
        <svg:desc/>
      </draw:frame>
      <draw:custom-shape svg:x="0in" svg:y="6.69199in" svg:width="13.33333in" svg:height="0.07218in" draw:id="id88" draw:style-name="a67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9" draw:style-name="a680" draw:name="図 11" svg:x="0.01919in" svg:y="6.84096in" svg:width="1.4271in" svg:height="0.65904in" style:rel-width="scale" style:rel-height="scale">
        <draw:image xlink:href="media/image3.png" xlink:type="simple" xlink:show="embed" xlink:actuate="onLoad"/>
        <svg:title/>
        <svg:desc/>
      </draw:frame>
      <presentation:notes style:page-layout-name="pageLayout2" draw:style-name="a720">
        <draw:frame draw:id="id8" presentation:style-name="a683" draw:name="ヘッダー プレースホルダー 1" svg:x="0in" svg:y="0in" svg:width="3.25in" svg:height="0.50174in" presentation:class="header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9" presentation:style-name="a688" draw:name="日付プレースホルダー 2" svg:x="4.24826in" svg:y="0in" svg:width="3.25in" svg:height="0.50174in" presentation:class="date-time" presentation:placeholder="false">
          <draw:text-box>
            <text:p text:style-name="a687" text:class-names="" text:cond-style-name=""><text:span text:style-name="a684" text:class-names=""><text:date text:fixed="false" style:data-style-name="a685">2017/12/25</text:date></text:span><text:span text:style-name="a68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89" draw:name="スライド イメージ プレースホルダー 3">
          <svg:title/>
          <svg:desc/>
        </draw:page-thumbnail>
        <draw:frame draw:id="id11" presentation:style-name="a712" draw:name="ノート プレースホルダー 4" svg:x="0.75in" svg:y="4.8125in" svg:width="6in" svg:height="3.9375in" presentation:class="notes" presentation:placeholder="false">
          <draw:text-box>
            <text:p text:style-name="a691" text:class-names="" text:cond-style-name=""><text:span text:style-name="a690" text:class-names="">マスター テキストの書式設定</text:span></text:p>
            <text:list text:style-name="a696">
              <text:list-item>
                <text:list text:style-name="a696">
                  <text:list-item>
                    <text:p text:style-name="a695" text:class-names="" text:cond-style-name=""><text:span text:style-name="a692" text:class-names="">第<text:s text:c="1"/></text:span><text:span text:style-name="a693" text:class-names="">2<text:s text:c="1"/></text:span><text:span text:style-name="a694" text:class-names="">レベル</text:span></text:p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list text:style-name="a701">
                      <text:list-item>
                        <text:p text:style-name="a700" text:class-names="" text:cond-style-name=""><text:span text:style-name="a697" text:class-names="">第<text:s text:c="1"/></text:span><text:span text:style-name="a698" text:class-names="">3<text:s text:c="1"/></text:span><text:span text:style-name="a699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list text:style-name="a706">
                          <text:list-item>
                            <text:p text:style-name="a705" text:class-names="" text:cond-style-name=""><text:span text:style-name="a702" text:class-names="">第<text:s text:c="1"/></text:span><text:span text:style-name="a703" text:class-names="">4<text:s text:c="1"/></text:span><text:span text:style-name="a704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1">
              <text:list-item>
                <text:list text:style-name="a711">
                  <text:list-item>
                    <text:list text:style-name="a711">
                      <text:list-item>
                        <text:list text:style-name="a711">
                          <text:list-item>
                            <text:list text:style-name="a711">
                              <text:list-item>
                                <text:p text:style-name="a710" text:class-names="" text:cond-style-name=""><text:span text:style-name="a707" text:class-names="">第<text:s text:c="1"/></text:span><text:span text:style-name="a708" text:class-names="">5<text:s text:c="1"/></text:span><text:span text:style-name="a709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15" draw:name="フッター プレースホルダー 5" svg:x="0in" svg:y="9.49826in" svg:width="3.25in" svg:height="0.50174in" presentation:class="footer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frame draw:id="id13" presentation:style-name="a719" draw:name="スライド番号プレースホルダー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6" text:class-names=""><text:page-number style:num-format="1" text:fixed="false">‹#›</text:page-number></text:span><text:span text:style-name="a717" text:class-names=""/></text:p>
          </draw:text-box>
          <svg:title/>
          <svg:desc/>
        </draw:frame>
      </presentation:notes>
    </style:master-page>
    <style:master-page style:name="Master1-Layout9-objTx-タイトル付きの&#10;コンテンツ" style:page-layout-name="pageLayout1" draw:style-name="a721">
      <draw:custom-shape svg:x="0.00002in" svg:y="0in" svg:width="4.43in" svg:height="7.5in" draw:id="id90" draw:style-name="a72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91" draw:style-name="a72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727" draw:name="Title 1" svg:x="0.5in" svg:y="0.65in" svg:width="3.5in" svg:height="2.5in" presentation:class="title" presentation:placeholder="false">
        <draw:text-box>
          <text:p text:style-name="a726" text:class-names="" text:cond-style-name=""><text:span text:style-name="a724" text:class-names="">マスター タイトルの書式設定</text:span><text:span text:style-name="a725" text:class-names=""/></text:p>
        </draw:text-box>
        <svg:title/>
        <svg:desc/>
      </draw:frame>
      <draw:frame draw:id="id93" presentation:style-name="a752" draw:name="Content Placeholder 2" svg:x="5.25in" svg:y="0.8in" svg:width="7.1in" svg:height="5.75in" presentation:class="object" presentation:placeholder="false">
        <draw:text-box>
          <text:list text:style-name="a730">
            <text:list-item>
              <text:p text:style-name="a729" text:class-names="" text:cond-style-name=""><text:span text:style-name="a728" text:class-names="">マスター テキストの書式設定</text:span></text:p>
            </text:list-item>
          </text:list>
          <text:list text:style-name="a735">
            <text:list-item>
              <text:list text:style-name="a735">
                <text:list-item>
                  <text:p text:style-name="a734" text:class-names="" text:cond-style-name=""><text:span text:style-name="a731" text:class-names="">第<text:s text:c="1"/></text:span><text:span text:style-name="a732" text:class-names="">2<text:s text:c="1"/></text:span><text:span text:style-name="a733" text:class-names="">レベル</text:span></text:p>
                </text:list-item>
              </text:list>
            </text:list-item>
          </text:list>
          <text:list text:style-name="a740">
            <text:list-item>
              <text:list text:style-name="a740">
                <text:list-item>
                  <text:list text:style-name="a740">
                    <text:list-item>
                      <text:p text:style-name="a739" text:class-names="" text:cond-style-name=""><text:span text:style-name="a736" text:class-names="">第<text:s text:c="1"/></text:span><text:span text:style-name="a737" text:class-names="">3<text:s text:c="1"/></text:span><text:span text:style-name="a738" text:class-names="">レベル</text:span></text:p>
                    </text:list-item>
                  </text:list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list text:style-name="a745">
                        <text:list-item>
                          <text:p text:style-name="a744" text:class-names="" text:cond-style-name=""><text:span text:style-name="a741" text:class-names="">第<text:s text:c="1"/></text:span><text:span text:style-name="a742" text:class-names="">4<text:s text:c="1"/></text:span><text:span text:style-name="a743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list text:style-name="a751">
                            <text:list-item>
                              <text:p text:style-name="a750" text:class-names="" text:cond-style-name=""><text:span text:style-name="a746" text:class-names="">第<text:s text:c="1"/></text:span><text:span text:style-name="a747" text:class-names="">5<text:s text:c="1"/></text:span><text:span text:style-name="a748" text:class-names="">レベル</text:span><text:span text:style-name="a7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756" draw:name="Text Placeholder 3" svg:x="0.5in" svg:y="3.2in" svg:width="3.5in" svg:height="3.69545in" presentation:class="outline" presentation:placeholder="false">
        <draw:text-box>
          <text:list text:style-name="a755">
            <text:list-item>
              <text:p text:style-name="a754" text:class-names="" text:cond-style-name=""><text:span text:style-name="a753" text:class-names="">マスター テキストの書式設定</text:span></text:p>
            </text:list-item>
          </text:list>
        </draw:text-box>
        <svg:title/>
        <svg:desc/>
      </draw:frame>
      <draw:frame draw:id="id95" presentation:style-name="a761" draw:name="Date Placeholder 4" svg:x="0.50909in" svg:y="7.06451in" svg:width="2.86364in" svg:height="0.39931in" presentation:class="date-time" presentation:placeholder="false">
        <draw:text-box>
          <text:p text:style-name="a760" text:class-names="" text:cond-style-name=""><text:span text:style-name="a757" text:class-names=""><text:date text:fixed="false" style:data-style-name="a758">2017/12/25</text:date></text:span><text:span text:style-name="a759" text:class-names=""/></text:p>
        </draw:text-box>
        <svg:title/>
        <svg:desc/>
      </draw:frame>
      <draw:frame draw:id="id96" presentation:style-name="a764" draw:name="Footer Placeholder 5" svg:x="5.25in" svg:y="7.06451in" svg:width="5.08333in" svg:height="0.39931in" presentation:class="footer" presentation:placeholder="false">
        <draw:text-box>
          <text:p text:style-name="a763" text:class-names="" text:cond-style-name=""><text:span text:style-name="a762" text:class-names=""/></text:p>
        </draw:text-box>
        <svg:title/>
        <svg:desc/>
      </draw:frame>
      <draw:frame draw:id="id97" presentation:style-name="a768" draw:name="Slide Number Placeholder 6" svg:x="10.35314in" svg:y="7.06451in" svg:width="1.98072in" svg:height="0.39931in" presentation:class="page-number" presentation:placeholder="false">
        <draw:text-box>
          <text:p text:style-name="a767" text:class-names="" text:cond-style-name=""><text:span text:style-name="a765" text:class-names=""><text:page-number style:num-format="1" text:fixed="false">‹#›</text:page-number></text:span><text:span text:style-name="a766" text:class-names=""/></text:p>
        </draw:text-box>
        <svg:title/>
        <svg:desc/>
      </draw:frame>
      <presentation:notes style:page-layout-name="pageLayout2" draw:style-name="a808">
        <draw:frame draw:id="id8" presentation:style-name="a771" draw:name="ヘッダー プレースホルダー 1" svg:x="0in" svg:y="0in" svg:width="3.25in" svg:height="0.50174in" presentation:class="head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9" presentation:style-name="a776" draw:name="日付プレースホルダー 2" svg:x="4.24826in" svg:y="0in" svg:width="3.25in" svg:height="0.50174in" presentation:class="date-time" presentation:placeholder="false">
          <draw:text-box>
            <text:p text:style-name="a775" text:class-names="" text:cond-style-name=""><text:span text:style-name="a772" text:class-names=""><text:date text:fixed="false" style:data-style-name="a773">2017/12/25</text:date></text:span><text:span text:style-name="a77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77" draw:name="スライド イメージ プレースホルダー 3">
          <svg:title/>
          <svg:desc/>
        </draw:page-thumbnail>
        <draw:frame draw:id="id11" presentation:style-name="a800" draw:name="ノート プレースホルダー 4" svg:x="0.75in" svg:y="4.8125in" svg:width="6in" svg:height="3.9375in" presentation:class="notes" presentation:placeholder="false">
          <draw:text-box>
            <text:p text:style-name="a779" text:class-names="" text:cond-style-name=""><text:span text:style-name="a778" text:class-names="">マスター テキストの書式設定</text:span></text:p>
            <text:list text:style-name="a784">
              <text:list-item>
                <text:list text:style-name="a784">
                  <text:list-item>
                    <text:p text:style-name="a783" text:class-names="" text:cond-style-name=""><text:span text:style-name="a780" text:class-names="">第<text:s text:c="1"/></text:span><text:span text:style-name="a781" text:class-names="">2<text:s text:c="1"/></text:span><text:span text:style-name="a782" text:class-names="">レベル</text:span></text:p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list text:style-name="a789">
                      <text:list-item>
                        <text:p text:style-name="a788" text:class-names="" text:cond-style-name=""><text:span text:style-name="a785" text:class-names="">第<text:s text:c="1"/></text:span><text:span text:style-name="a786" text:class-names="">3<text:s text:c="1"/></text:span><text:span text:style-name="a787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list text:style-name="a794">
                      <text:list-item>
                        <text:list text:style-name="a794">
                          <text:list-item>
                            <text:p text:style-name="a793" text:class-names="" text:cond-style-name=""><text:span text:style-name="a790" text:class-names="">第<text:s text:c="1"/></text:span><text:span text:style-name="a791" text:class-names="">4<text:s text:c="1"/></text:span><text:span text:style-name="a792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9">
              <text:list-item>
                <text:list text:style-name="a799">
                  <text:list-item>
                    <text:list text:style-name="a799">
                      <text:list-item>
                        <text:list text:style-name="a799">
                          <text:list-item>
                            <text:list text:style-name="a799">
                              <text:list-item>
                                <text:p text:style-name="a798" text:class-names="" text:cond-style-name=""><text:span text:style-name="a795" text:class-names="">第<text:s text:c="1"/></text:span><text:span text:style-name="a796" text:class-names="">5<text:s text:c="1"/></text:span><text:span text:style-name="a797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03" draw:name="フッター プレースホルダー 5" svg:x="0in" svg:y="9.49826in" svg:width="3.25in" svg:height="0.50174in" presentation:class="footer" presentation:placeholder="false">
          <draw:text-box>
            <text:p text:style-name="a802" text:class-names="" text:cond-style-name=""><text:span text:style-name="a801" text:class-names=""/></text:p>
          </draw:text-box>
          <svg:title/>
          <svg:desc/>
        </draw:frame>
        <draw:frame draw:id="id13" presentation:style-name="a807" draw:name="スライド番号プレースホルダー 6" svg:x="4.24826in" svg:y="9.49826in" svg:width="3.25in" svg:height="0.50174in" presentation:class="page-number" presentation:placeholder="false">
          <draw:text-box>
            <text:p text:style-name="a806" text:class-names="" text:cond-style-name=""><text:span text:style-name="a804" text:class-names=""><text:page-number style:num-format="1" text:fixed="false">‹#›</text:page-number></text:span><text:span text:style-name="a805" text:class-names=""/></text:p>
          </draw:text-box>
          <svg:title/>
          <svg:desc/>
        </draw:frame>
      </presentation:notes>
    </style:master-page>
    <style:master-page style:name="Master1-Layout10-vertTx-タイトルと&#10;縦書きテキスト" style:page-layout-name="pageLayout1" draw:style-name="a809">
      <draw:custom-shape svg:x="0in" svg:y="6.69969in" svg:width="13.33333in" svg:height="0.83134in" draw:id="id98" draw:layer="Master1-bg" draw:style-name="a812" draw:name="正方形/長方形 6">
        <svg:title/>
        <svg:desc/>
        <text:p text:style-name="a811" text:class-names="" text:cond-style-name=""><text:span text:style-name="a8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69199in" svg:width="13.33333in" svg:height="0.07218in" draw:id="id99" draw:layer="Master1-bg" draw:style-name="a81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12406in" svg:x2="12.20526in" svg:y2="1.12406in" draw:id="id100" draw:layer="Master1-bg" draw:style-name="a814" draw:name="Straight Connector 9">
        <svg:title/>
        <svg:desc/>
      </draw:connector>
      <draw:frame draw:id="id101" draw:layer="Master1-bg" draw:style-name="a815" draw:name="図 9" svg:x="11.88132in" svg:y="0.26763in" svg:width="1.29577in" svg:height="0.72033in" style:rel-width="scale" style:rel-height="scale">
        <draw:image xlink:href="media/image2.png" xlink:type="simple" xlink:show="embed" xlink:actuate="onLoad"/>
        <svg:title/>
        <svg:desc/>
      </draw:frame>
      <draw:frame draw:id="id102" draw:layer="Master1-bg" draw:style-name="a816" draw:name="図 10" svg:x="0.01919in" svg:y="6.84096in" svg:width="1.4271in" svg:height="0.65904in" style:rel-width="scale" style:rel-height="scale">
        <draw:image xlink:href="media/image3.png" xlink:type="simple" xlink:show="embed" xlink:actuate="onLoad"/>
        <svg:title/>
        <svg:desc/>
      </draw:frame>
      <draw:frame draw:id="id103" presentation:style-name="a820" draw:name="Title 1" svg:x="1.2in" svg:y="0.15294in" svg:width="11in" svg:height="0.92941in" presentation:class="title" presentation:placeholder="false">
        <draw:text-box>
          <text:p text:style-name="a819" text:class-names="" text:cond-style-name=""><text:span text:style-name="a817" text:class-names="">マスター タイトルの書式設定</text:span><text:span text:style-name="a818" text:class-names=""/></text:p>
        </draw:text-box>
        <svg:title/>
        <svg:desc/>
      </draw:frame>
      <draw:frame draw:id="id104" presentation:style-name="a845" draw:name="Vertical Text Placeholder 2" svg:x="1.2in" svg:y="1.18856in" svg:width="11in" svg:height="5.22996in" presentation:class="outline" presentation:placeholder="false">
        <draw:text-box>
          <text:list text:style-name="a823">
            <text:list-item>
              <text:p text:style-name="a822" text:class-names="" text:cond-style-name=""><text:span text:style-name="a821" text:class-names="">マスター テキストの書式設定</text:span></text:p>
            </text:list-item>
          </text:list>
          <text:list text:style-name="a828">
            <text:list-item>
              <text:list text:style-name="a828">
                <text:list-item>
                  <text:p text:style-name="a827" text:class-names="" text:cond-style-name=""><text:span text:style-name="a824" text:class-names="">第<text:s text:c="1"/></text:span><text:span text:style-name="a825" text:class-names="">2<text:s text:c="1"/></text:span><text:span text:style-name="a826" text:class-names="">レベル</text:span></text:p>
                </text:list-item>
              </text:list>
            </text:list-item>
          </text:list>
          <text:list text:style-name="a833">
            <text:list-item>
              <text:list text:style-name="a833">
                <text:list-item>
                  <text:list text:style-name="a833">
                    <text:list-item>
                      <text:p text:style-name="a832" text:class-names="" text:cond-style-name=""><text:span text:style-name="a829" text:class-names="">第<text:s text:c="1"/></text:span><text:span text:style-name="a830" text:class-names="">3<text:s text:c="1"/></text:span><text:span text:style-name="a831" text:class-names="">レベル</text:span></text:p>
                    </text:list-item>
                  </text:list>
                </text:list-item>
              </text:list>
            </text:list-item>
          </text:list>
          <text:list text:style-name="a838">
            <text:list-item>
              <text:list text:style-name="a838">
                <text:list-item>
                  <text:list text:style-name="a838">
                    <text:list-item>
                      <text:list text:style-name="a838">
                        <text:list-item>
                          <text:p text:style-name="a837" text:class-names="" text:cond-style-name=""><text:span text:style-name="a834" text:class-names="">第<text:s text:c="1"/></text:span><text:span text:style-name="a835" text:class-names="">4<text:s text:c="1"/></text:span><text:span text:style-name="a836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4">
            <text:list-item>
              <text:list text:style-name="a844">
                <text:list-item>
                  <text:list text:style-name="a844">
                    <text:list-item>
                      <text:list text:style-name="a844">
                        <text:list-item>
                          <text:list text:style-name="a844">
                            <text:list-item>
                              <text:p text:style-name="a843" text:class-names="" text:cond-style-name=""><text:span text:style-name="a839" text:class-names="">第<text:s text:c="1"/></text:span><text:span text:style-name="a840" text:class-names="">5<text:s text:c="1"/></text:span><text:span text:style-name="a841" text:class-names="">レベル</text:span><text:span text:style-name="a8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850" draw:name="Date Placeholder 3" svg:x="1.2in" svg:y="7.06451in" svg:width="2.70371in" svg:height="0.39931in" presentation:class="date-time" presentation:placeholder="false">
        <draw:text-box>
          <text:p text:style-name="a849" text:class-names="" text:cond-style-name=""><text:span text:style-name="a846" text:class-names=""><text:date text:fixed="false" style:data-style-name="a847">2017/12/25</text:date></text:span><text:span text:style-name="a848" text:class-names=""/></text:p>
        </draw:text-box>
        <svg:title/>
        <svg:desc/>
      </draw:frame>
      <draw:frame draw:id="id106" presentation:style-name="a853" draw:name="Footer Placeholder 4" svg:x="4.06286in" svg:y="6.64874in" svg:width="5.27428in" svg:height="0.39931in" presentation:class="footer" presentation:placeholder="false">
        <draw:text-box>
          <text:p text:style-name="a852" text:class-names="" text:cond-style-name=""><text:span text:style-name="a851" text:class-names=""/></text:p>
        </draw:text-box>
        <svg:title/>
        <svg:desc/>
      </draw:frame>
      <draw:frame draw:id="id107" presentation:style-name="a857" draw:name="Slide Number Placeholder 5" svg:x="10.35314in" svg:y="7.06451in" svg:width="1.98072in" svg:height="0.39931in" presentation:class="page-number" presentation:placeholder="false">
        <draw:text-box>
          <text:p text:style-name="a856" text:class-names="" text:cond-style-name=""><text:span text:style-name="a854" text:class-names=""><text:page-number style:num-format="1" text:fixed="false">‹#›</text:page-number></text:span><text:span text:style-name="a855" text:class-names=""/></text:p>
        </draw:text-box>
        <svg:title/>
        <svg:desc/>
      </draw:frame>
      <presentation:notes style:page-layout-name="pageLayout2" draw:style-name="a897">
        <draw:frame draw:id="id8" presentation:style-name="a860" draw:name="ヘッダー プレースホルダー 1" svg:x="0in" svg:y="0in" svg:width="3.25in" svg:height="0.50174in" presentation:class="header" presentation:placeholder="false">
          <draw:text-box>
            <text:p text:style-name="a859" text:class-names="" text:cond-style-name=""><text:span text:style-name="a858" text:class-names=""/></text:p>
          </draw:text-box>
          <svg:title/>
          <svg:desc/>
        </draw:frame>
        <draw:frame draw:id="id9" presentation:style-name="a865" draw:name="日付プレースホルダー 2" svg:x="4.24826in" svg:y="0in" svg:width="3.25in" svg:height="0.50174in" presentation:class="date-time" presentation:placeholder="false">
          <draw:text-box>
            <text:p text:style-name="a864" text:class-names="" text:cond-style-name=""><text:span text:style-name="a861" text:class-names=""><text:date text:fixed="false" style:data-style-name="a862">2017/12/25</text:date></text:span><text:span text:style-name="a86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866" draw:name="スライド イメージ プレースホルダー 3">
          <svg:title/>
          <svg:desc/>
        </draw:page-thumbnail>
        <draw:frame draw:id="id11" presentation:style-name="a889" draw:name="ノート プレースホルダー 4" svg:x="0.75in" svg:y="4.8125in" svg:width="6in" svg:height="3.9375in" presentation:class="notes" presentation:placeholder="false">
          <draw:text-box>
            <text:p text:style-name="a868" text:class-names="" text:cond-style-name=""><text:span text:style-name="a867" text:class-names="">マスター テキストの書式設定</text:span></text:p>
            <text:list text:style-name="a873">
              <text:list-item>
                <text:list text:style-name="a873">
                  <text:list-item>
                    <text:p text:style-name="a872" text:class-names="" text:cond-style-name=""><text:span text:style-name="a869" text:class-names="">第<text:s text:c="1"/></text:span><text:span text:style-name="a870" text:class-names="">2<text:s text:c="1"/></text:span><text:span text:style-name="a871" text:class-names="">レベル</text:span></text:p>
                  </text:list-item>
                </text:list>
              </text:list-item>
            </text:list>
            <text:list text:style-name="a878">
              <text:list-item>
                <text:list text:style-name="a878">
                  <text:list-item>
                    <text:list text:style-name="a878">
                      <text:list-item>
                        <text:p text:style-name="a877" text:class-names="" text:cond-style-name=""><text:span text:style-name="a874" text:class-names="">第<text:s text:c="1"/></text:span><text:span text:style-name="a875" text:class-names="">3<text:s text:c="1"/></text:span><text:span text:style-name="a876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883">
              <text:list-item>
                <text:list text:style-name="a883">
                  <text:list-item>
                    <text:list text:style-name="a883">
                      <text:list-item>
                        <text:list text:style-name="a883">
                          <text:list-item>
                            <text:p text:style-name="a882" text:class-names="" text:cond-style-name=""><text:span text:style-name="a879" text:class-names="">第<text:s text:c="1"/></text:span><text:span text:style-name="a880" text:class-names="">4<text:s text:c="1"/></text:span><text:span text:style-name="a881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8">
              <text:list-item>
                <text:list text:style-name="a888">
                  <text:list-item>
                    <text:list text:style-name="a888">
                      <text:list-item>
                        <text:list text:style-name="a888">
                          <text:list-item>
                            <text:list text:style-name="a888">
                              <text:list-item>
                                <text:p text:style-name="a887" text:class-names="" text:cond-style-name=""><text:span text:style-name="a884" text:class-names="">第<text:s text:c="1"/></text:span><text:span text:style-name="a885" text:class-names="">5<text:s text:c="1"/></text:span><text:span text:style-name="a886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92" draw:name="フッター プレースホルダー 5" svg:x="0in" svg:y="9.49826in" svg:width="3.25in" svg:height="0.50174in" presentation:class="footer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13" presentation:style-name="a896" draw:name="スライド番号プレースホルダー 6" svg:x="4.24826in" svg:y="9.49826in" svg:width="3.25in" svg:height="0.50174in" presentation:class="page-number" presentation:placeholder="false">
          <draw:text-box>
            <text:p text:style-name="a895" text:class-names="" text:cond-style-name=""><text:span text:style-name="a893" text:class-names=""><text:page-number style:num-format="1" text:fixed="false">‹#›</text:page-number></text:span><text:span text:style-name="a894" text:class-names=""/></text:p>
          </draw:text-box>
          <svg:title/>
          <svg:desc/>
        </draw:frame>
      </presentation:notes>
    </style:master-page>
    <style:master-page style:name="Master1-Layout11-vertTitleAndTx-縦書きタイトルと&#10;縦書きテキスト" style:page-layout-name="pageLayout1" draw:style-name="a898">
      <draw:custom-shape svg:x="0.00347in" svg:y="7in" svg:width="13.32986in" svg:height="0.5in" draw:id="id108" draw:style-name="a899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09" draw:style-name="a9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0" presentation:style-name="a904" draw:name="Vertical Title 1" svg:x="9.54167in" svg:y="0.45361in" svg:width="2.875in" svg:height="6.29639in" presentation:class="title" presentation:placeholder="false">
        <draw:text-box>
          <text:p text:style-name="a903" text:class-names="" text:cond-style-name=""><text:span text:style-name="a901" text:class-names="">マスター タイトルの書式設定</text:span><text:span text:style-name="a902" text:class-names=""/></text:p>
        </draw:text-box>
        <svg:title/>
        <svg:desc/>
      </draw:frame>
      <draw:frame draw:id="id111" presentation:style-name="a929" draw:name="Vertical Text Placeholder 2" svg:x="0.91667in" svg:y="0.45361in" svg:width="8.45833in" svg:height="6.29639in" presentation:class="outline" presentation:placeholder="false">
        <draw:text-box>
          <text:list text:style-name="a907">
            <text:list-item>
              <text:p text:style-name="a906" text:class-names="" text:cond-style-name=""><text:span text:style-name="a905" text:class-names="">マスター テキストの書式設定</text:span></text:p>
            </text:list-item>
          </text:list>
          <text:list text:style-name="a912">
            <text:list-item>
              <text:list text:style-name="a912">
                <text:list-item>
                  <text:p text:style-name="a911" text:class-names="" text:cond-style-name=""><text:span text:style-name="a908" text:class-names="">第<text:s text:c="1"/></text:span><text:span text:style-name="a909" text:class-names="">2<text:s text:c="1"/></text:span><text:span text:style-name="a910" text:class-names="">レベル</text:span></text:p>
                </text:list-item>
              </text:list>
            </text:list-item>
          </text:list>
          <text:list text:style-name="a917">
            <text:list-item>
              <text:list text:style-name="a917">
                <text:list-item>
                  <text:list text:style-name="a917">
                    <text:list-item>
                      <text:p text:style-name="a916" text:class-names="" text:cond-style-name=""><text:span text:style-name="a913" text:class-names="">第<text:s text:c="1"/></text:span><text:span text:style-name="a914" text:class-names="">3<text:s text:c="1"/></text:span><text:span text:style-name="a915" text:class-names="">レベル</text:span></text:p>
                    </text:list-item>
                  </text:list>
                </text:list-item>
              </text:list>
            </text:list-item>
          </text:list>
          <text:list text:style-name="a922">
            <text:list-item>
              <text:list text:style-name="a922">
                <text:list-item>
                  <text:list text:style-name="a922">
                    <text:list-item>
                      <text:list text:style-name="a922">
                        <text:list-item>
                          <text:p text:style-name="a921" text:class-names="" text:cond-style-name=""><text:span text:style-name="a918" text:class-names="">第<text:s text:c="1"/></text:span><text:span text:style-name="a919" text:class-names="">4<text:s text:c="1"/></text:span><text:span text:style-name="a920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8">
            <text:list-item>
              <text:list text:style-name="a928">
                <text:list-item>
                  <text:list text:style-name="a928">
                    <text:list-item>
                      <text:list text:style-name="a928">
                        <text:list-item>
                          <text:list text:style-name="a928">
                            <text:list-item>
                              <text:p text:style-name="a927" text:class-names="" text:cond-style-name=""><text:span text:style-name="a923" text:class-names="">第<text:s text:c="1"/></text:span><text:span text:style-name="a924" text:class-names="">5<text:s text:c="1"/></text:span><text:span text:style-name="a925" text:class-names="">レベル</text:span><text:span text:style-name="a9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34" draw:name="Date Placeholder 3" svg:x="1.2in" svg:y="7.06451in" svg:width="2.70371in" svg:height="0.39931in" presentation:class="date-time" presentation:placeholder="false">
        <draw:text-box>
          <text:p text:style-name="a933" text:class-names="" text:cond-style-name=""><text:span text:style-name="a930" text:class-names=""><text:date text:fixed="false" style:data-style-name="a931">2017/12/25</text:date></text:span><text:span text:style-name="a932" text:class-names=""/></text:p>
        </draw:text-box>
        <svg:title/>
        <svg:desc/>
      </draw:frame>
      <draw:frame draw:id="id113" presentation:style-name="a937" draw:name="Footer Placeholder 4" svg:x="4.06286in" svg:y="6.64874in" svg:width="5.27428in" svg:height="0.39931in" presentation:class="footer" presentation:placeholder="false">
        <draw:text-box>
          <text:p text:style-name="a936" text:class-names="" text:cond-style-name=""><text:span text:style-name="a935" text:class-names=""/></text:p>
        </draw:text-box>
        <svg:title/>
        <svg:desc/>
      </draw:frame>
      <draw:frame draw:id="id114" presentation:style-name="a941" draw:name="Slide Number Placeholder 5" svg:x="10.35314in" svg:y="7.06451in" svg:width="1.98072in" svg:height="0.39931in" presentation:class="page-number" presentation:placeholder="false">
        <draw:text-box>
          <text:p text:style-name="a940" text:class-names="" text:cond-style-name=""><text:span text:style-name="a938" text:class-names=""><text:page-number style:num-format="1" text:fixed="false">‹#›</text:page-number></text:span><text:span text:style-name="a939" text:class-names=""/></text:p>
        </draw:text-box>
        <svg:title/>
        <svg:desc/>
      </draw:frame>
      <presentation:notes style:page-layout-name="pageLayout2" draw:style-name="a981">
        <draw:frame draw:id="id8" presentation:style-name="a944" draw:name="ヘッダー プレースホルダー 1" svg:x="0in" svg:y="0in" svg:width="3.25in" svg:height="0.50174in" presentation:class="header" presentation:placeholder="false">
          <draw:text-box>
            <text:p text:style-name="a943" text:class-names="" text:cond-style-name=""><text:span text:style-name="a942" text:class-names=""/></text:p>
          </draw:text-box>
          <svg:title/>
          <svg:desc/>
        </draw:frame>
        <draw:frame draw:id="id9" presentation:style-name="a949" draw:name="日付プレースホルダー 2" svg:x="4.24826in" svg:y="0in" svg:width="3.25in" svg:height="0.50174in" presentation:class="date-time" presentation:placeholder="false">
          <draw:text-box>
            <text:p text:style-name="a948" text:class-names="" text:cond-style-name=""><text:span text:style-name="a945" text:class-names=""><text:date text:fixed="false" style:data-style-name="a946">2017/12/25</text:date></text:span><text:span text:style-name="a94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950" draw:name="スライド イメージ プレースホルダー 3">
          <svg:title/>
          <svg:desc/>
        </draw:page-thumbnail>
        <draw:frame draw:id="id11" presentation:style-name="a973" draw:name="ノート プレースホルダー 4" svg:x="0.75in" svg:y="4.8125in" svg:width="6in" svg:height="3.9375in" presentation:class="notes" presentation:placeholder="false">
          <draw:text-box>
            <text:p text:style-name="a952" text:class-names="" text:cond-style-name=""><text:span text:style-name="a951" text:class-names="">マスター テキストの書式設定</text:span></text:p>
            <text:list text:style-name="a957">
              <text:list-item>
                <text:list text:style-name="a957">
                  <text:list-item>
                    <text:p text:style-name="a956" text:class-names="" text:cond-style-name=""><text:span text:style-name="a953" text:class-names="">第<text:s text:c="1"/></text:span><text:span text:style-name="a954" text:class-names="">2<text:s text:c="1"/></text:span><text:span text:style-name="a955" text:class-names="">レベル</text:span></text:p>
                  </text:list-item>
                </text:list>
              </text:list-item>
            </text:list>
            <text:list text:style-name="a962">
              <text:list-item>
                <text:list text:style-name="a962">
                  <text:list-item>
                    <text:list text:style-name="a962">
                      <text:list-item>
                        <text:p text:style-name="a961" text:class-names="" text:cond-style-name=""><text:span text:style-name="a958" text:class-names="">第<text:s text:c="1"/></text:span><text:span text:style-name="a959" text:class-names="">3<text:s text:c="1"/></text:span><text:span text:style-name="a960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967">
              <text:list-item>
                <text:list text:style-name="a967">
                  <text:list-item>
                    <text:list text:style-name="a967">
                      <text:list-item>
                        <text:list text:style-name="a967">
                          <text:list-item>
                            <text:p text:style-name="a966" text:class-names="" text:cond-style-name=""><text:span text:style-name="a963" text:class-names="">第<text:s text:c="1"/></text:span><text:span text:style-name="a964" text:class-names="">4<text:s text:c="1"/></text:span><text:span text:style-name="a965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72">
              <text:list-item>
                <text:list text:style-name="a972">
                  <text:list-item>
                    <text:list text:style-name="a972">
                      <text:list-item>
                        <text:list text:style-name="a972">
                          <text:list-item>
                            <text:list text:style-name="a972">
                              <text:list-item>
                                <text:p text:style-name="a971" text:class-names="" text:cond-style-name=""><text:span text:style-name="a968" text:class-names="">第<text:s text:c="1"/></text:span><text:span text:style-name="a969" text:class-names="">5<text:s text:c="1"/></text:span><text:span text:style-name="a970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976" draw:name="フッター プレースホルダー 5" svg:x="0in" svg:y="9.49826in" svg:width="3.25in" svg:height="0.50174in" presentation:class="footer" presentation:placeholder="false">
          <draw:text-box>
            <text:p text:style-name="a975" text:class-names="" text:cond-style-name=""><text:span text:style-name="a974" text:class-names=""/></text:p>
          </draw:text-box>
          <svg:title/>
          <svg:desc/>
        </draw:frame>
        <draw:frame draw:id="id13" presentation:style-name="a980" draw:name="スライド番号プレースホルダー 6" svg:x="4.24826in" svg:y="9.49826in" svg:width="3.25in" svg:height="0.50174in" presentation:class="page-number" presentation:placeholder="false">
          <draw:text-box>
            <text:p text:style-name="a979" text:class-names="" text:cond-style-name=""><text:span text:style-name="a977" text:class-names=""><text:page-number style:num-format="1" text:fixed="false">‹#›</text:page-number></text:span><text:span text:style-name="a978" text:class-names=""/></text:p>
          </draw:text-box>
          <svg:title/>
          <svg:desc/>
        </draw:frame>
      </presentation:notes>
    </style:master-page>
    <style:master-page style:name="Master2-レトロスペクト" style:page-layout-name="pageLayout1" draw:style-name="a982">
      <draw:custom-shape svg:x="0in" svg:y="6.96898in" svg:width="13.33333in" svg:height="0.56205in" draw:id="id115" draw:style-name="a985" draw:name="正方形/長方形 14">
        <svg:title/>
        <svg:desc/>
        <text:p text:style-name="a984" text:class-names="" text:cond-style-name=""><text:span text:style-name="a9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16" draw:style-name="a986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7" presentation:style-name="a990" draw:name="Title Placeholder 1" svg:x="1.2in" svg:y="0.15294in" svg:width="11in" svg:height="0.92941in" presentation:class="title" presentation:placeholder="false">
        <draw:text-box>
          <text:p text:style-name="a989" text:class-names="" text:cond-style-name=""><text:span text:style-name="a987" text:class-names="">マスター タイトルの書式設定</text:span><text:span text:style-name="a988" text:class-names=""/></text:p>
        </draw:text-box>
        <svg:title/>
        <svg:desc/>
      </draw:frame>
      <draw:frame draw:id="id118" presentation:style-name="a1015" draw:name="Text Placeholder 2" svg:x="1.2in" svg:y="1.18856in" svg:width="11in" svg:height="5.22996in" presentation:class="outline" presentation:placeholder="false">
        <draw:text-box>
          <text:list text:style-name="a993">
            <text:list-item>
              <text:p text:style-name="a992" text:class-names="" text:cond-style-name=""><text:span text:style-name="a991" text:class-names="">マスター テキストの書式設定</text:span></text:p>
            </text:list-item>
          </text:list>
          <text:list text:style-name="a998">
            <text:list-item>
              <text:list text:style-name="a998">
                <text:list-item>
                  <text:p text:style-name="a997" text:class-names="" text:cond-style-name=""><text:span text:style-name="a994" text:class-names="">第<text:s text:c="1"/></text:span><text:span text:style-name="a995" text:class-names="">2<text:s text:c="1"/></text:span><text:span text:style-name="a996" text:class-names="">レベル</text:span></text:p>
                </text:list-item>
              </text:list>
            </text:list-item>
          </text:list>
          <text:list text:style-name="a1003">
            <text:list-item>
              <text:list text:style-name="a1003">
                <text:list-item>
                  <text:list text:style-name="a1003">
                    <text:list-item>
                      <text:p text:style-name="a1002" text:class-names="" text:cond-style-name=""><text:span text:style-name="a999" text:class-names="">第<text:s text:c="1"/></text:span><text:span text:style-name="a1000" text:class-names="">3<text:s text:c="1"/></text:span><text:span text:style-name="a1001" text:class-names="">レベル</text:span></text:p>
                    </text:list-item>
                  </text:list>
                </text:list-item>
              </text:list>
            </text:list-item>
          </text:list>
          <text:list text:style-name="a1008">
            <text:list-item>
              <text:list text:style-name="a1008">
                <text:list-item>
                  <text:list text:style-name="a1008">
                    <text:list-item>
                      <text:list text:style-name="a1008">
                        <text:list-item>
                          <text:p text:style-name="a1007" text:class-names="" text:cond-style-name=""><text:span text:style-name="a1004" text:class-names="">第<text:s text:c="1"/></text:span><text:span text:style-name="a1005" text:class-names="">4<text:s text:c="1"/></text:span><text:span text:style-name="a1006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4">
            <text:list-item>
              <text:list text:style-name="a1014">
                <text:list-item>
                  <text:list text:style-name="a1014">
                    <text:list-item>
                      <text:list text:style-name="a1014">
                        <text:list-item>
                          <text:list text:style-name="a1014">
                            <text:list-item>
                              <text:p text:style-name="a1013" text:class-names="" text:cond-style-name=""><text:span text:style-name="a1009" text:class-names="">第<text:s text:c="1"/></text:span><text:span text:style-name="a1010" text:class-names="">5<text:s text:c="1"/></text:span><text:span text:style-name="a1011" text:class-names="">レベル</text:span><text:span text:style-name="a10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9" presentation:style-name="a1020" draw:name="Slide Number Placeholder 5" svg:x="10.35314in" svg:y="7.06451in" svg:width="1.98072in" svg:height="0.39931in" presentation:class="page-number" presentation:placeholder="false">
        <draw:text-box>
          <text:p text:style-name="a1019" text:class-names="" text:cond-style-name=""><text:span text:style-name="a1016" text:class-names=""><text:page-number style:num-format="1" text:fixed="false">‹#›</text:page-number></text:span><text:span text:style-name="a1017" text:class-names="">/30</text:span><text:span text:style-name="a1018" text:class-names=""/></text:p>
        </draw:text-box>
        <svg:title/>
        <svg:desc/>
      </draw:frame>
      <draw:connector draw:type="line" svg:x1="1.30526in" svg:y1="1.12406in" svg:x2="12.20526in" svg:y2="1.12406in" draw:id="id120" draw:style-name="a1021" draw:name="Straight Connector 9">
        <svg:title/>
        <svg:desc/>
      </draw:connector>
      <draw:frame draw:id="id121" draw:style-name="a1022" draw:name="図 4" svg:x="0.13363in" svg:y="6.892in" svg:width="2.84656in" svg:height="0.8177in" style:rel-width="scale" style:rel-height="scale">
        <draw:image xlink:href="media/image7.png" xlink:type="simple" xlink:show="embed" xlink:actuate="onLoad"/>
        <svg:title/>
        <svg:desc/>
      </draw:frame>
      <draw:frame draw:id="id122" draw:style-name="a1023" draw:name="図 15" svg:x="11.88132in" svg:y="0.26763in" svg:width="1.29577in" svg:height="0.72033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1063">
        <draw:frame draw:id="id8" presentation:style-name="a1026" draw:name="ヘッダー プレースホルダー 1" svg:x="0in" svg:y="0in" svg:width="3.25in" svg:height="0.50174in" presentation:class="header" presentation:placeholder="false">
          <draw:text-box>
            <text:p text:style-name="a1025" text:class-names="" text:cond-style-name=""><text:span text:style-name="a1024" text:class-names=""/></text:p>
          </draw:text-box>
          <svg:title/>
          <svg:desc/>
        </draw:frame>
        <draw:frame draw:id="id9" presentation:style-name="a1031" draw:name="日付プレースホルダー 2" svg:x="4.24826in" svg:y="0in" svg:width="3.25in" svg:height="0.50174in" presentation:class="date-time" presentation:placeholder="false">
          <draw:text-box>
            <text:p text:style-name="a1030" text:class-names="" text:cond-style-name=""><text:span text:style-name="a1027" text:class-names=""><text:date text:fixed="false" style:data-style-name="a1028">2017/12/25</text:date></text:span><text:span text:style-name="a102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032" draw:name="スライド イメージ プレースホルダー 3">
          <svg:title/>
          <svg:desc/>
        </draw:page-thumbnail>
        <draw:frame draw:id="id11" presentation:style-name="a1055" draw:name="ノート プレースホルダー 4" svg:x="0.75in" svg:y="4.8125in" svg:width="6in" svg:height="3.9375in" presentation:class="notes" presentation:placeholder="false">
          <draw:text-box>
            <text:p text:style-name="a1034" text:class-names="" text:cond-style-name=""><text:span text:style-name="a1033" text:class-names="">マスター テキストの書式設定</text:span></text:p>
            <text:list text:style-name="a1039">
              <text:list-item>
                <text:list text:style-name="a1039">
                  <text:list-item>
                    <text:p text:style-name="a1038" text:class-names="" text:cond-style-name=""><text:span text:style-name="a1035" text:class-names="">第<text:s text:c="1"/></text:span><text:span text:style-name="a1036" text:class-names="">2<text:s text:c="1"/></text:span><text:span text:style-name="a1037" text:class-names="">レベル</text:span></text:p>
                  </text:list-item>
                </text:list>
              </text:list-item>
            </text:list>
            <text:list text:style-name="a1044">
              <text:list-item>
                <text:list text:style-name="a1044">
                  <text:list-item>
                    <text:list text:style-name="a1044">
                      <text:list-item>
                        <text:p text:style-name="a1043" text:class-names="" text:cond-style-name=""><text:span text:style-name="a1040" text:class-names="">第<text:s text:c="1"/></text:span><text:span text:style-name="a1041" text:class-names="">3<text:s text:c="1"/></text:span><text:span text:style-name="a1042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1049">
              <text:list-item>
                <text:list text:style-name="a1049">
                  <text:list-item>
                    <text:list text:style-name="a1049">
                      <text:list-item>
                        <text:list text:style-name="a1049">
                          <text:list-item>
                            <text:p text:style-name="a1048" text:class-names="" text:cond-style-name=""><text:span text:style-name="a1045" text:class-names="">第<text:s text:c="1"/></text:span><text:span text:style-name="a1046" text:class-names="">4<text:s text:c="1"/></text:span><text:span text:style-name="a1047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4">
              <text:list-item>
                <text:list text:style-name="a1054">
                  <text:list-item>
                    <text:list text:style-name="a1054">
                      <text:list-item>
                        <text:list text:style-name="a1054">
                          <text:list-item>
                            <text:list text:style-name="a1054">
                              <text:list-item>
                                <text:p text:style-name="a1053" text:class-names="" text:cond-style-name=""><text:span text:style-name="a1050" text:class-names="">第<text:s text:c="1"/></text:span><text:span text:style-name="a1051" text:class-names="">5<text:s text:c="1"/></text:span><text:span text:style-name="a1052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058" draw:name="フッター プレースホルダー 5" svg:x="0in" svg:y="9.49826in" svg:width="3.25in" svg:height="0.50174in" presentation:class="footer" presentation:placeholder="false">
          <draw:text-box>
            <text:p text:style-name="a1057" text:class-names="" text:cond-style-name=""><text:span text:style-name="a1056" text:class-names=""/></text:p>
          </draw:text-box>
          <svg:title/>
          <svg:desc/>
        </draw:frame>
        <draw:frame draw:id="id13" presentation:style-name="a1062" draw:name="スライド番号プレースホルダー 6" svg:x="4.24826in" svg:y="9.49826in" svg:width="3.25in" svg:height="0.50174in" presentation:class="page-number" presentation:placeholder="false">
          <draw:text-box>
            <text:p text:style-name="a1061" text:class-names="" text:cond-style-name=""><text:span text:style-name="a1059" text:class-names=""><text:page-number style:num-format="1" text:fixed="false">‹#›</text:page-number></text:span><text:span text:style-name="a1060" text:class-names=""/></text:p>
          </draw:text-box>
          <svg:title/>
          <svg:desc/>
        </draw:frame>
      </presentation:notes>
    </style:master-page>
    <style:master-page style:name="Master2-Layout1-title-タイトル-スライド" style:page-layout-name="pageLayout1" draw:style-name="a1064">
      <draw:custom-shape svg:width="1.96181in" svg:height="1.89661in" draw:id="id123" draw:style-name="a1067" draw:transform="translate(-0.9809in -0.94831in) rotate(-3.14159) translate(12.2in 1.06136in)" draw:name="直角三角形 12">
        <svg:title/>
        <svg:desc/>
        <text:p text:style-name="a1066" text:class-names="" text:cond-style-name=""><text:span text:style-name="a1065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width="1.78346in" svg:height="1.89661in" draw:id="id124" draw:style-name="a1070" draw:transform="translate(-0.89173in -0.94831in) rotate(-1.5708) translate(1.10588in 1.00478in)" draw:name="直角三角形 9">
        <svg:title/>
        <svg:desc/>
        <text:p text:style-name="a1069" text:class-names="" text:cond-style-name=""><text:span text:style-name="a1068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x="0in" svg:y="6.96898in" svg:width="13.33333in" svg:height="0.56205in" draw:id="id125" draw:style-name="a1073" draw:name="正方形/長方形 11">
        <svg:title/>
        <svg:desc/>
        <text:p text:style-name="a1072" text:class-names="" text:cond-style-name=""><text:span text:style-name="a10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26" draw:style-name="a107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27" presentation:style-name="a1078" draw:name="Title 1" svg:x="1.2in" svg:y="0.83in" svg:width="11in" svg:height="3.9in" presentation:class="title" presentation:placeholder="false">
        <draw:text-box>
          <text:p text:style-name="a1077" text:class-names="" text:cond-style-name=""><text:span text:style-name="a1075" text:class-names="">マスター タイトルの書式設定</text:span><text:span text:style-name="a1076" text:class-names=""/></text:p>
        </draw:text-box>
        <svg:title/>
        <svg:desc/>
      </draw:frame>
      <draw:frame draw:id="id128" presentation:style-name="a1082" draw:name="Subtitle 2" svg:x="6.87059in" svg:y="4.87272in" svg:width="5.33244in" svg:height="1.32406in" presentation:class="subtitle" presentation:placeholder="false">
        <draw:text-box>
          <text:p text:style-name="a1081" text:class-names="" text:cond-style-name=""><text:span text:style-name="a1079" text:class-names="">マスター サブタイトルの書式設定</text:span><text:span text:style-name="a1080" text:class-names=""/></text:p>
        </draw:text-box>
        <svg:title/>
        <svg:desc/>
      </draw:frame>
      <draw:frame draw:id="id129" presentation:style-name="a1087" draw:name="Date Placeholder 3" svg:x="1.2in" svg:y="7.06451in" svg:width="2.70371in" svg:height="0.39931in" presentation:class="date-time" presentation:placeholder="false">
        <draw:text-box>
          <text:p text:style-name="a1086" text:class-names="" text:cond-style-name=""><text:span text:style-name="a1083" text:class-names=""><text:date text:fixed="false" style:data-style-name="a1084">2017/12/25</text:date></text:span><text:span text:style-name="a1085" text:class-names=""/></text:p>
        </draw:text-box>
        <svg:title/>
        <svg:desc/>
      </draw:frame>
      <draw:frame draw:id="id130" presentation:style-name="a1090" draw:name="Footer Placeholder 4" svg:x="4.06286in" svg:y="6.64874in" svg:width="5.27428in" svg:height="0.39931in" presentation:class="footer" presentation:placeholder="false">
        <draw:text-box>
          <text:p text:style-name="a1089" text:class-names="" text:cond-style-name=""><text:span text:style-name="a1088" text:class-names=""/></text:p>
        </draw:text-box>
        <svg:title/>
        <svg:desc/>
      </draw:frame>
      <draw:frame draw:id="id131" presentation:style-name="a1094" draw:name="Slide Number Placeholder 5" svg:x="10.35314in" svg:y="7.06451in" svg:width="1.98072in" svg:height="0.39931in" presentation:class="page-number" presentation:placeholder="false">
        <draw:text-box>
          <text:p text:style-name="a1093" text:class-names="" text:cond-style-name=""><text:span text:style-name="a1091" text:class-names=""><text:page-number style:num-format="1" text:fixed="false">‹#›</text:page-number></text:span><text:span text:style-name="a1092" text:class-names=""/></text:p>
        </draw:text-box>
        <svg:title/>
        <svg:desc/>
      </draw:frame>
      <draw:connector draw:type="line" svg:x1="1.32071in" svg:y1="4.75in" svg:x2="12.12071in" svg:y2="4.75in" draw:id="id132" draw:style-name="a1095" draw:name="Straight Connector 8">
        <svg:title/>
        <svg:desc/>
      </draw:connector>
      <draw:frame draw:id="id133" draw:style-name="a1096" draw:name="図 6" svg:x="0.97846in" svg:y="5.03395in" svg:width="5.54715in" svg:height="1.59347in" style:rel-width="scale" style:rel-height="scale">
        <draw:image xlink:href="media/image7.png" xlink:type="simple" xlink:show="embed" xlink:actuate="onLoad"/>
        <svg:title/>
        <svg:desc/>
      </draw:frame>
      <draw:frame draw:id="id134" draw:style-name="a1097" draw:name="図 16" svg:x="0.32344in" svg:y="0.26918in" svg:width="1.56487in" svg:height="1.4712in" style:rel-width="scale" style:rel-height="scale">
        <draw:image xlink:href="media/image4.png" xlink:type="simple" xlink:show="embed" xlink:actuate="onLoad"/>
        <svg:title/>
        <svg:desc/>
      </draw:frame>
      <draw:frame draw:id="id135" draw:style-name="a1098" draw:name="図 18" svg:x="11.37907in" svg:y="0.29492in" svg:width="1.61832in" svg:height="1.56983in" style:rel-width="scale" style:rel-height="scale">
        <draw:image xlink:href="media/image5.png" xlink:type="simple" xlink:show="embed" xlink:actuate="onLoad"/>
        <svg:title/>
        <svg:desc/>
      </draw:frame>
      <presentation:notes style:page-layout-name="pageLayout2" draw:style-name="a1138">
        <draw:frame draw:id="id8" presentation:style-name="a1101" draw:name="ヘッダー プレースホルダー 1" svg:x="0in" svg:y="0in" svg:width="3.25in" svg:height="0.50174in" presentation:class="header" presentation:placeholder="false">
          <draw:text-box>
            <text:p text:style-name="a1100" text:class-names="" text:cond-style-name=""><text:span text:style-name="a1099" text:class-names=""/></text:p>
          </draw:text-box>
          <svg:title/>
          <svg:desc/>
        </draw:frame>
        <draw:frame draw:id="id9" presentation:style-name="a1106" draw:name="日付プレースホルダー 2" svg:x="4.24826in" svg:y="0in" svg:width="3.25in" svg:height="0.50174in" presentation:class="date-time" presentation:placeholder="false">
          <draw:text-box>
            <text:p text:style-name="a1105" text:class-names="" text:cond-style-name=""><text:span text:style-name="a1102" text:class-names=""><text:date text:fixed="false" style:data-style-name="a1103">2017/12/25</text:date></text:span><text:span text:style-name="a110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107" draw:name="スライド イメージ プレースホルダー 3">
          <svg:title/>
          <svg:desc/>
        </draw:page-thumbnail>
        <draw:frame draw:id="id11" presentation:style-name="a1130" draw:name="ノート プレースホルダー 4" svg:x="0.75in" svg:y="4.8125in" svg:width="6in" svg:height="3.9375in" presentation:class="notes" presentation:placeholder="false">
          <draw:text-box>
            <text:p text:style-name="a1109" text:class-names="" text:cond-style-name=""><text:span text:style-name="a1108" text:class-names="">マスター テキストの書式設定</text:span></text:p>
            <text:list text:style-name="a1114">
              <text:list-item>
                <text:list text:style-name="a1114">
                  <text:list-item>
                    <text:p text:style-name="a1113" text:class-names="" text:cond-style-name=""><text:span text:style-name="a1110" text:class-names="">第<text:s text:c="1"/></text:span><text:span text:style-name="a1111" text:class-names="">2<text:s text:c="1"/></text:span><text:span text:style-name="a1112" text:class-names="">レベル</text:span></text:p>
                  </text:list-item>
                </text:list>
              </text:list-item>
            </text:list>
            <text:list text:style-name="a1119">
              <text:list-item>
                <text:list text:style-name="a1119">
                  <text:list-item>
                    <text:list text:style-name="a1119">
                      <text:list-item>
                        <text:p text:style-name="a1118" text:class-names="" text:cond-style-name=""><text:span text:style-name="a1115" text:class-names="">第<text:s text:c="1"/></text:span><text:span text:style-name="a1116" text:class-names="">3<text:s text:c="1"/></text:span><text:span text:style-name="a1117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1124">
              <text:list-item>
                <text:list text:style-name="a1124">
                  <text:list-item>
                    <text:list text:style-name="a1124">
                      <text:list-item>
                        <text:list text:style-name="a1124">
                          <text:list-item>
                            <text:p text:style-name="a1123" text:class-names="" text:cond-style-name=""><text:span text:style-name="a1120" text:class-names="">第<text:s text:c="1"/></text:span><text:span text:style-name="a1121" text:class-names="">4<text:s text:c="1"/></text:span><text:span text:style-name="a1122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9">
              <text:list-item>
                <text:list text:style-name="a1129">
                  <text:list-item>
                    <text:list text:style-name="a1129">
                      <text:list-item>
                        <text:list text:style-name="a1129">
                          <text:list-item>
                            <text:list text:style-name="a1129">
                              <text:list-item>
                                <text:p text:style-name="a1128" text:class-names="" text:cond-style-name=""><text:span text:style-name="a1125" text:class-names="">第<text:s text:c="1"/></text:span><text:span text:style-name="a1126" text:class-names="">5<text:s text:c="1"/></text:span><text:span text:style-name="a1127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33" draw:name="フッター プレースホルダー 5" svg:x="0in" svg:y="9.49826in" svg:width="3.25in" svg:height="0.50174in" presentation:class="footer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13" presentation:style-name="a1137" draw:name="スライド番号プレースホルダー 6" svg:x="4.24826in" svg:y="9.49826in" svg:width="3.25in" svg:height="0.50174in" presentation:class="page-number" presentation:placeholder="false">
          <draw:text-box>
            <text:p text:style-name="a1136" text:class-names="" text:cond-style-name=""><text:span text:style-name="a1134" text:class-names=""><text:page-number style:num-format="1" text:fixed="false">‹#›</text:page-number></text:span><text:span text:style-name="a1135" text:class-names=""/></text:p>
          </draw:text-box>
          <svg:title/>
          <svg:desc/>
        </draw:frame>
      </presentation:notes>
    </style:master-page>
    <style:master-page style:name="Master2-Layout2-cust-タイトルとコンテンツ" style:page-layout-name="pageLayout1" draw:style-name="a1139">
      <draw:custom-shape svg:x="0in" svg:y="6.96898in" svg:width="13.33333in" svg:height="0.56205in" draw:id="id136" draw:layer="Master2-bg" draw:style-name="a1142" draw:name="正方形/長方形 5">
        <svg:title/>
        <svg:desc/>
        <text:p text:style-name="a1141" text:class-names="" text:cond-style-name=""><text:span text:style-name="a11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37" draw:layer="Master2-bg" draw:style-name="a114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12406in" svg:x2="12.20526in" svg:y2="1.12406in" draw:id="id138" draw:layer="Master2-bg" draw:style-name="a1144" draw:name="Straight Connector 9">
        <svg:title/>
        <svg:desc/>
      </draw:connector>
      <draw:frame draw:id="id139" draw:layer="Master2-bg" draw:style-name="a1145" draw:name="図 11" svg:x="0.13363in" svg:y="6.892in" svg:width="2.84656in" svg:height="0.8177in" style:rel-width="scale" style:rel-height="scale">
        <draw:image xlink:href="media/image7.png" xlink:type="simple" xlink:show="embed" xlink:actuate="onLoad"/>
        <svg:title/>
        <svg:desc/>
      </draw:frame>
      <draw:frame draw:id="id140" draw:layer="Master2-bg" draw:style-name="a1146" draw:name="図 12" svg:x="11.88132in" svg:y="0.26763in" svg:width="1.29577in" svg:height="0.72033in" style:rel-width="scale" style:rel-height="scale">
        <draw:image xlink:href="media/image2.png" xlink:type="simple" xlink:show="embed" xlink:actuate="onLoad"/>
        <svg:title/>
        <svg:desc/>
      </draw:frame>
      <draw:frame draw:id="id141" presentation:style-name="a1171" draw:name="Content Placeholder 2" svg:x="1.2in" svg:y="1.18856in" svg:width="11in" svg:height="5.22996in" presentation:class="object" presentation:placeholder="false">
        <draw:text-box>
          <text:list text:style-name="a1149">
            <text:list-item>
              <text:p text:style-name="a1148" text:class-names="" text:cond-style-name=""><text:span text:style-name="a1147" text:class-names="">マスター テキストの書式設定</text:span></text:p>
            </text:list-item>
          </text:list>
          <text:list text:style-name="a1154">
            <text:list-item>
              <text:list text:style-name="a1154">
                <text:list-item>
                  <text:p text:style-name="a1153" text:class-names="" text:cond-style-name=""><text:span text:style-name="a1150" text:class-names="">第<text:s text:c="1"/></text:span><text:span text:style-name="a1151" text:class-names="">2<text:s text:c="1"/></text:span><text:span text:style-name="a1152" text:class-names="">レベル</text:span></text:p>
                </text:list-item>
              </text:list>
            </text:list-item>
          </text:list>
          <text:list text:style-name="a1159">
            <text:list-item>
              <text:list text:style-name="a1159">
                <text:list-item>
                  <text:list text:style-name="a1159">
                    <text:list-item>
                      <text:p text:style-name="a1158" text:class-names="" text:cond-style-name=""><text:span text:style-name="a1155" text:class-names="">第<text:s text:c="1"/></text:span><text:span text:style-name="a1156" text:class-names="">3<text:s text:c="1"/></text:span><text:span text:style-name="a1157" text:class-names="">レベル</text:span></text:p>
                    </text:list-item>
                  </text:list>
                </text:list-item>
              </text:list>
            </text:list-item>
          </text:list>
          <text:list text:style-name="a1164">
            <text:list-item>
              <text:list text:style-name="a1164">
                <text:list-item>
                  <text:list text:style-name="a1164">
                    <text:list-item>
                      <text:list text:style-name="a1164">
                        <text:list-item>
                          <text:p text:style-name="a1163" text:class-names="" text:cond-style-name=""><text:span text:style-name="a1160" text:class-names="">第<text:s text:c="1"/></text:span><text:span text:style-name="a1161" text:class-names="">4<text:s text:c="1"/></text:span><text:span text:style-name="a1162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0">
            <text:list-item>
              <text:list text:style-name="a1170">
                <text:list-item>
                  <text:list text:style-name="a1170">
                    <text:list-item>
                      <text:list text:style-name="a1170">
                        <text:list-item>
                          <text:list text:style-name="a1170">
                            <text:list-item>
                              <text:p text:style-name="a1169" text:class-names="" text:cond-style-name=""><text:span text:style-name="a1165" text:class-names="">第<text:s text:c="1"/></text:span><text:span text:style-name="a1166" text:class-names="">5<text:s text:c="1"/></text:span><text:span text:style-name="a1167" text:class-names="">レベル</text:span><text:span text:style-name="a1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1176" draw:name="日付プレースホルダー 7" svg:x="1.2in" svg:y="7.06451in" svg:width="2.70371in" svg:height="0.39931in" presentation:class="date-time" presentation:placeholder="false">
        <draw:text-box>
          <text:p text:style-name="a1175" text:class-names="" text:cond-style-name=""><text:span text:style-name="a1172" text:class-names=""><text:date text:fixed="false" style:data-style-name="a1173">2017/12/25</text:date></text:span><text:span text:style-name="a1174" text:class-names=""/></text:p>
        </draw:text-box>
        <svg:title/>
        <svg:desc/>
      </draw:frame>
      <draw:frame draw:id="id143" presentation:style-name="a1180" draw:name="スライド番号プレースホルダー 8" svg:x="10.35314in" svg:y="7.06451in" svg:width="1.98072in" svg:height="0.39931in" presentation:class="page-number" presentation:placeholder="false">
        <draw:text-box>
          <text:p text:style-name="a1179" text:class-names="" text:cond-style-name=""><text:span text:style-name="a1177" text:class-names=""><text:page-number style:num-format="1" text:fixed="false">‹#›</text:page-number></text:span><text:span text:style-name="a1178" text:class-names=""/></text:p>
        </draw:text-box>
        <svg:title/>
        <svg:desc/>
      </draw:frame>
      <draw:frame draw:id="id144" presentation:style-name="a1183" draw:name="タイトル 9" svg:x="1.2in" svg:y="0.15294in" svg:width="11in" svg:height="0.92941in" presentation:class="title" presentation:placeholder="false">
        <draw:text-box>
          <text:p text:style-name="a1182" text:class-names="" text:cond-style-name=""><text:span text:style-name="a1181" text:class-names="">マスター タイトルの書式設定</text:span></text:p>
        </draw:text-box>
        <svg:title/>
        <svg:desc/>
      </draw:frame>
      <presentation:notes style:page-layout-name="pageLayout2" draw:style-name="a1223">
        <draw:frame draw:id="id8" presentation:style-name="a1186" draw:name="ヘッダー プレースホルダー 1" svg:x="0in" svg:y="0in" svg:width="3.25in" svg:height="0.50174in" presentation:class="header" presentation:placeholder="false">
          <draw:text-box>
            <text:p text:style-name="a1185" text:class-names="" text:cond-style-name=""><text:span text:style-name="a1184" text:class-names=""/></text:p>
          </draw:text-box>
          <svg:title/>
          <svg:desc/>
        </draw:frame>
        <draw:frame draw:id="id9" presentation:style-name="a1191" draw:name="日付プレースホルダー 2" svg:x="4.24826in" svg:y="0in" svg:width="3.25in" svg:height="0.50174in" presentation:class="date-time" presentation:placeholder="false">
          <draw:text-box>
            <text:p text:style-name="a1190" text:class-names="" text:cond-style-name=""><text:span text:style-name="a1187" text:class-names=""><text:date text:fixed="false" style:data-style-name="a1188">2017/12/25</text:date></text:span><text:span text:style-name="a118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192" draw:name="スライド イメージ プレースホルダー 3">
          <svg:title/>
          <svg:desc/>
        </draw:page-thumbnail>
        <draw:frame draw:id="id11" presentation:style-name="a1215" draw:name="ノート プレースホルダー 4" svg:x="0.75in" svg:y="4.8125in" svg:width="6in" svg:height="3.9375in" presentation:class="notes" presentation:placeholder="false">
          <draw:text-box>
            <text:p text:style-name="a1194" text:class-names="" text:cond-style-name=""><text:span text:style-name="a1193" text:class-names="">マスター テキストの書式設定</text:span></text:p>
            <text:list text:style-name="a1199">
              <text:list-item>
                <text:list text:style-name="a1199">
                  <text:list-item>
                    <text:p text:style-name="a1198" text:class-names="" text:cond-style-name=""><text:span text:style-name="a1195" text:class-names="">第<text:s text:c="1"/></text:span><text:span text:style-name="a1196" text:class-names="">2<text:s text:c="1"/></text:span><text:span text:style-name="a1197" text:class-names="">レベル</text:span></text:p>
                  </text:list-item>
                </text:list>
              </text:list-item>
            </text:list>
            <text:list text:style-name="a1204">
              <text:list-item>
                <text:list text:style-name="a1204">
                  <text:list-item>
                    <text:list text:style-name="a1204">
                      <text:list-item>
                        <text:p text:style-name="a1203" text:class-names="" text:cond-style-name=""><text:span text:style-name="a1200" text:class-names="">第<text:s text:c="1"/></text:span><text:span text:style-name="a1201" text:class-names="">3<text:s text:c="1"/></text:span><text:span text:style-name="a1202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1209">
              <text:list-item>
                <text:list text:style-name="a1209">
                  <text:list-item>
                    <text:list text:style-name="a1209">
                      <text:list-item>
                        <text:list text:style-name="a1209">
                          <text:list-item>
                            <text:p text:style-name="a1208" text:class-names="" text:cond-style-name=""><text:span text:style-name="a1205" text:class-names="">第<text:s text:c="1"/></text:span><text:span text:style-name="a1206" text:class-names="">4<text:s text:c="1"/></text:span><text:span text:style-name="a1207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14">
              <text:list-item>
                <text:list text:style-name="a1214">
                  <text:list-item>
                    <text:list text:style-name="a1214">
                      <text:list-item>
                        <text:list text:style-name="a1214">
                          <text:list-item>
                            <text:list text:style-name="a1214">
                              <text:list-item>
                                <text:p text:style-name="a1213" text:class-names="" text:cond-style-name=""><text:span text:style-name="a1210" text:class-names="">第<text:s text:c="1"/></text:span><text:span text:style-name="a1211" text:class-names="">5<text:s text:c="1"/></text:span><text:span text:style-name="a1212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18" draw:name="フッター プレースホルダー 5" svg:x="0in" svg:y="9.49826in" svg:width="3.25in" svg:height="0.50174in" presentation:class="footer" presentation:placeholder="false">
          <draw:text-box>
            <text:p text:style-name="a1217" text:class-names="" text:cond-style-name=""><text:span text:style-name="a1216" text:class-names=""/></text:p>
          </draw:text-box>
          <svg:title/>
          <svg:desc/>
        </draw:frame>
        <draw:frame draw:id="id13" presentation:style-name="a1222" draw:name="スライド番号プレースホルダー 6" svg:x="4.24826in" svg:y="9.49826in" svg:width="3.25in" svg:height="0.50174in" presentation:class="page-number" presentation:placeholder="false">
          <draw:text-box>
            <text:p text:style-name="a1221" text:class-names="" text:cond-style-name=""><text:span text:style-name="a1219" text:class-names=""><text:page-number style:num-format="1" text:fixed="false">‹#›</text:page-number></text:span><text:span text:style-name="a1220" text:class-names=""/></text:p>
          </draw:text-box>
          <svg:title/>
          <svg:desc/>
        </draw:frame>
      </presentation:notes>
    </style:master-page>
    <style:master-page style:name="Master2-Layout3-secHead-セクション見出し" style:page-layout-name="pageLayout1" draw:style-name="a1224">
      <draw:custom-shape svg:x="0.00347in" svg:y="7in" svg:width="13.32986in" svg:height="0.5in" draw:id="id145" draw:style-name="a1225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46" draw:style-name="a122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7" presentation:style-name="a1230" draw:name="Title 1" svg:x="1.2in" svg:y="0.83in" svg:width="11in" svg:height="3.9in" presentation:class="title" presentation:placeholder="false">
        <draw:text-box>
          <text:p text:style-name="a1229" text:class-names="" text:cond-style-name=""><text:span text:style-name="a1227" text:class-names="">マスター タイトルの書式設定</text:span><text:span text:style-name="a1228" text:class-names=""/></text:p>
        </draw:text-box>
        <svg:title/>
        <svg:desc/>
      </draw:frame>
      <draw:frame draw:id="id148" presentation:style-name="a1234" draw:name="Text Placeholder 2" svg:x="1.2in" svg:y="4.87in" svg:width="11in" svg:height="1.25in" presentation:class="outline" presentation:placeholder="false">
        <draw:text-box>
          <text:list text:style-name="a1233">
            <text:list-item>
              <text:p text:style-name="a1232" text:class-names="" text:cond-style-name=""><text:span text:style-name="a1231" text:class-names="">マスター テキストの書式設定</text:span></text:p>
            </text:list-item>
          </text:list>
        </draw:text-box>
        <svg:title/>
        <svg:desc/>
      </draw:frame>
      <draw:frame draw:id="id149" presentation:style-name="a1239" draw:name="Date Placeholder 3" svg:x="1.2in" svg:y="7.06451in" svg:width="2.70371in" svg:height="0.39931in" presentation:class="date-time" presentation:placeholder="false">
        <draw:text-box>
          <text:p text:style-name="a1238" text:class-names="" text:cond-style-name=""><text:span text:style-name="a1235" text:class-names=""><text:date text:fixed="false" style:data-style-name="a1236">2017/12/25</text:date></text:span><text:span text:style-name="a1237" text:class-names=""/></text:p>
        </draw:text-box>
        <svg:title/>
        <svg:desc/>
      </draw:frame>
      <draw:frame draw:id="id150" presentation:style-name="a1242" draw:name="Footer Placeholder 4" svg:x="4.06286in" svg:y="6.64874in" svg:width="5.27428in" svg:height="0.39931in" presentation:class="footer" presentation:placeholder="false">
        <draw:text-box>
          <text:p text:style-name="a1241" text:class-names="" text:cond-style-name=""><text:span text:style-name="a1240" text:class-names=""/></text:p>
        </draw:text-box>
        <svg:title/>
        <svg:desc/>
      </draw:frame>
      <draw:frame draw:id="id151" presentation:style-name="a1246" draw:name="Slide Number Placeholder 5" svg:x="10.35314in" svg:y="7.06451in" svg:width="1.98072in" svg:height="0.39931in" presentation:class="page-number" presentation:placeholder="false">
        <draw:text-box>
          <text:p text:style-name="a1245" text:class-names="" text:cond-style-name=""><text:span text:style-name="a1243" text:class-names=""><text:page-number style:num-format="1" text:fixed="false">‹#›</text:page-number></text:span><text:span text:style-name="a1244" text:class-names=""/></text:p>
        </draw:text-box>
        <svg:title/>
        <svg:desc/>
      </draw:frame>
      <draw:connector draw:type="line" svg:x1="1.32071in" svg:y1="4.75in" svg:x2="12.12071in" svg:y2="4.75in" draw:id="id152" draw:style-name="a1247" draw:name="Straight Connector 8">
        <svg:title/>
        <svg:desc/>
      </draw:connector>
      <presentation:notes style:page-layout-name="pageLayout2" draw:style-name="a1287">
        <draw:frame draw:id="id8" presentation:style-name="a1250" draw:name="ヘッダー プレースホルダー 1" svg:x="0in" svg:y="0in" svg:width="3.25in" svg:height="0.50174in" presentation:class="header" presentation:placeholder="false">
          <draw:text-box>
            <text:p text:style-name="a1249" text:class-names="" text:cond-style-name=""><text:span text:style-name="a1248" text:class-names=""/></text:p>
          </draw:text-box>
          <svg:title/>
          <svg:desc/>
        </draw:frame>
        <draw:frame draw:id="id9" presentation:style-name="a1255" draw:name="日付プレースホルダー 2" svg:x="4.24826in" svg:y="0in" svg:width="3.25in" svg:height="0.50174in" presentation:class="date-time" presentation:placeholder="false">
          <draw:text-box>
            <text:p text:style-name="a1254" text:class-names="" text:cond-style-name=""><text:span text:style-name="a1251" text:class-names=""><text:date text:fixed="false" style:data-style-name="a1252">2017/12/25</text:date></text:span><text:span text:style-name="a125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256" draw:name="スライド イメージ プレースホルダー 3">
          <svg:title/>
          <svg:desc/>
        </draw:page-thumbnail>
        <draw:frame draw:id="id11" presentation:style-name="a1279" draw:name="ノート プレースホルダー 4" svg:x="0.75in" svg:y="4.8125in" svg:width="6in" svg:height="3.9375in" presentation:class="notes" presentation:placeholder="false">
          <draw:text-box>
            <text:p text:style-name="a1258" text:class-names="" text:cond-style-name=""><text:span text:style-name="a1257" text:class-names="">マスター テキストの書式設定</text:span></text:p>
            <text:list text:style-name="a1263">
              <text:list-item>
                <text:list text:style-name="a1263">
                  <text:list-item>
                    <text:p text:style-name="a1262" text:class-names="" text:cond-style-name=""><text:span text:style-name="a1259" text:class-names="">第<text:s text:c="1"/></text:span><text:span text:style-name="a1260" text:class-names="">2<text:s text:c="1"/></text:span><text:span text:style-name="a1261" text:class-names="">レベル</text:span></text:p>
                  </text:list-item>
                </text:list>
              </text:list-item>
            </text:list>
            <text:list text:style-name="a1268">
              <text:list-item>
                <text:list text:style-name="a1268">
                  <text:list-item>
                    <text:list text:style-name="a1268">
                      <text:list-item>
                        <text:p text:style-name="a1267" text:class-names="" text:cond-style-name=""><text:span text:style-name="a1264" text:class-names="">第<text:s text:c="1"/></text:span><text:span text:style-name="a1265" text:class-names="">3<text:s text:c="1"/></text:span><text:span text:style-name="a1266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1273">
              <text:list-item>
                <text:list text:style-name="a1273">
                  <text:list-item>
                    <text:list text:style-name="a1273">
                      <text:list-item>
                        <text:list text:style-name="a1273">
                          <text:list-item>
                            <text:p text:style-name="a1272" text:class-names="" text:cond-style-name=""><text:span text:style-name="a1269" text:class-names="">第<text:s text:c="1"/></text:span><text:span text:style-name="a1270" text:class-names="">4<text:s text:c="1"/></text:span><text:span text:style-name="a1271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8">
              <text:list-item>
                <text:list text:style-name="a1278">
                  <text:list-item>
                    <text:list text:style-name="a1278">
                      <text:list-item>
                        <text:list text:style-name="a1278">
                          <text:list-item>
                            <text:list text:style-name="a1278">
                              <text:list-item>
                                <text:p text:style-name="a1277" text:class-names="" text:cond-style-name=""><text:span text:style-name="a1274" text:class-names="">第<text:s text:c="1"/></text:span><text:span text:style-name="a1275" text:class-names="">5<text:s text:c="1"/></text:span><text:span text:style-name="a1276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82" draw:name="フッター プレースホルダー 5" svg:x="0in" svg:y="9.49826in" svg:width="3.25in" svg:height="0.50174in" presentation:class="footer" presentation:placeholder="false">
          <draw:text-box>
            <text:p text:style-name="a1281" text:class-names="" text:cond-style-name=""><text:span text:style-name="a1280" text:class-names=""/></text:p>
          </draw:text-box>
          <svg:title/>
          <svg:desc/>
        </draw:frame>
        <draw:frame draw:id="id13" presentation:style-name="a1286" draw:name="スライド番号プレースホルダー 6" svg:x="4.24826in" svg:y="9.49826in" svg:width="3.25in" svg:height="0.50174in" presentation:class="page-number" presentation:placeholder="false">
          <draw:text-box>
            <text:p text:style-name="a1285" text:class-names="" text:cond-style-name=""><text:span text:style-name="a1283" text:class-names=""><text:page-number style:num-format="1" text:fixed="false">‹#›</text:page-number></text:span><text:span text:style-name="a1284" text:class-names=""/></text:p>
          </draw:text-box>
          <svg:title/>
          <svg:desc/>
        </draw:frame>
      </presentation:notes>
    </style:master-page>
    <style:master-page style:name="Master2-Layout4-titleOnly-タイトルのみ" style:page-layout-name="pageLayout1" draw:style-name="a1288">
      <draw:custom-shape svg:x="0in" svg:y="6.96898in" svg:width="13.33333in" svg:height="0.56205in" draw:id="id153" draw:layer="Master2-bg" draw:style-name="a1291" draw:name="正方形/長方形 5">
        <svg:title/>
        <svg:desc/>
        <text:p text:style-name="a1290" text:class-names="" text:cond-style-name=""><text:span text:style-name="a12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54" draw:layer="Master2-bg" draw:style-name="a129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12406in" svg:x2="12.20526in" svg:y2="1.12406in" draw:id="id155" draw:layer="Master2-bg" draw:style-name="a1293" draw:name="Straight Connector 9">
        <svg:title/>
        <svg:desc/>
      </draw:connector>
      <draw:frame draw:id="id156" draw:layer="Master2-bg" draw:style-name="a1294" draw:name="図 8" svg:x="0.13363in" svg:y="6.892in" svg:width="2.84656in" svg:height="0.8177in" style:rel-width="scale" style:rel-height="scale">
        <draw:image xlink:href="media/image7.png" xlink:type="simple" xlink:show="embed" xlink:actuate="onLoad"/>
        <svg:title/>
        <svg:desc/>
      </draw:frame>
      <draw:frame draw:id="id157" draw:layer="Master2-bg" draw:style-name="a1295" draw:name="図 9" svg:x="11.88132in" svg:y="0.26763in" svg:width="1.29577in" svg:height="0.72033in" style:rel-width="scale" style:rel-height="scale">
        <draw:image xlink:href="media/image2.png" xlink:type="simple" xlink:show="embed" xlink:actuate="onLoad"/>
        <svg:title/>
        <svg:desc/>
      </draw:frame>
      <draw:frame draw:id="id158" presentation:style-name="a1299" draw:name="Title 1" svg:x="1.2in" svg:y="0.15294in" svg:width="11in" svg:height="0.92941in" presentation:class="title" presentation:placeholder="false">
        <draw:text-box>
          <text:p text:style-name="a1298" text:class-names="" text:cond-style-name=""><text:span text:style-name="a1296" text:class-names="">マスター タイトルの書式設定</text:span><text:span text:style-name="a1297" text:class-names=""/></text:p>
        </draw:text-box>
        <svg:title/>
        <svg:desc/>
      </draw:frame>
      <draw:frame draw:id="id159" presentation:style-name="a1304" draw:name="Date Placeholder 2" svg:x="1.2in" svg:y="7.06451in" svg:width="2.70371in" svg:height="0.39931in" presentation:class="date-time" presentation:placeholder="false">
        <draw:text-box>
          <text:p text:style-name="a1303" text:class-names="" text:cond-style-name=""><text:span text:style-name="a1300" text:class-names=""><text:date text:fixed="false" style:data-style-name="a1301">2017/12/25</text:date></text:span><text:span text:style-name="a1302" text:class-names=""/></text:p>
        </draw:text-box>
        <svg:title/>
        <svg:desc/>
      </draw:frame>
      <draw:frame draw:id="id160" presentation:style-name="a1307" draw:name="Footer Placeholder 3" svg:x="4.06286in" svg:y="6.64874in" svg:width="5.27428in" svg:height="0.39931in" presentation:class="footer" presentation:placeholder="false">
        <draw:text-box>
          <text:p text:style-name="a1306" text:class-names="" text:cond-style-name=""><text:span text:style-name="a1305" text:class-names=""/></text:p>
        </draw:text-box>
        <svg:title/>
        <svg:desc/>
      </draw:frame>
      <draw:frame draw:id="id161" presentation:style-name="a1311" draw:name="Slide Number Placeholder 4" svg:x="10.35314in" svg:y="7.06451in" svg:width="1.98072in" svg:height="0.39931in" presentation:class="page-number" presentation:placeholder="false">
        <draw:text-box>
          <text:p text:style-name="a1310" text:class-names="" text:cond-style-name=""><text:span text:style-name="a1308" text:class-names=""><text:page-number style:num-format="1" text:fixed="false">‹#›</text:page-number></text:span><text:span text:style-name="a1309" text:class-names=""/></text:p>
        </draw:text-box>
        <svg:title/>
        <svg:desc/>
      </draw:frame>
      <presentation:notes style:page-layout-name="pageLayout2" draw:style-name="a1351">
        <draw:frame draw:id="id8" presentation:style-name="a1314" draw:name="ヘッダー プレースホルダー 1" svg:x="0in" svg:y="0in" svg:width="3.25in" svg:height="0.50174in" presentation:class="header" presentation:placeholder="false">
          <draw:text-box>
            <text:p text:style-name="a1313" text:class-names="" text:cond-style-name=""><text:span text:style-name="a1312" text:class-names=""/></text:p>
          </draw:text-box>
          <svg:title/>
          <svg:desc/>
        </draw:frame>
        <draw:frame draw:id="id9" presentation:style-name="a1319" draw:name="日付プレースホルダー 2" svg:x="4.24826in" svg:y="0in" svg:width="3.25in" svg:height="0.50174in" presentation:class="date-time" presentation:placeholder="false">
          <draw:text-box>
            <text:p text:style-name="a1318" text:class-names="" text:cond-style-name=""><text:span text:style-name="a1315" text:class-names=""><text:date text:fixed="false" style:data-style-name="a1316">2017/12/25</text:date></text:span><text:span text:style-name="a131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320" draw:name="スライド イメージ プレースホルダー 3">
          <svg:title/>
          <svg:desc/>
        </draw:page-thumbnail>
        <draw:frame draw:id="id11" presentation:style-name="a1343" draw:name="ノート プレースホルダー 4" svg:x="0.75in" svg:y="4.8125in" svg:width="6in" svg:height="3.9375in" presentation:class="notes" presentation:placeholder="false">
          <draw:text-box>
            <text:p text:style-name="a1322" text:class-names="" text:cond-style-name=""><text:span text:style-name="a1321" text:class-names="">マスター テキストの書式設定</text:span></text:p>
            <text:list text:style-name="a1327">
              <text:list-item>
                <text:list text:style-name="a1327">
                  <text:list-item>
                    <text:p text:style-name="a1326" text:class-names="" text:cond-style-name=""><text:span text:style-name="a1323" text:class-names="">第<text:s text:c="1"/></text:span><text:span text:style-name="a1324" text:class-names="">2<text:s text:c="1"/></text:span><text:span text:style-name="a1325" text:class-names="">レベル</text:span></text:p>
                  </text:list-item>
                </text:list>
              </text:list-item>
            </text:list>
            <text:list text:style-name="a1332">
              <text:list-item>
                <text:list text:style-name="a1332">
                  <text:list-item>
                    <text:list text:style-name="a1332">
                      <text:list-item>
                        <text:p text:style-name="a1331" text:class-names="" text:cond-style-name=""><text:span text:style-name="a1328" text:class-names="">第<text:s text:c="1"/></text:span><text:span text:style-name="a1329" text:class-names="">3<text:s text:c="1"/></text:span><text:span text:style-name="a1330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1337">
              <text:list-item>
                <text:list text:style-name="a1337">
                  <text:list-item>
                    <text:list text:style-name="a1337">
                      <text:list-item>
                        <text:list text:style-name="a1337">
                          <text:list-item>
                            <text:p text:style-name="a1336" text:class-names="" text:cond-style-name=""><text:span text:style-name="a1333" text:class-names="">第<text:s text:c="1"/></text:span><text:span text:style-name="a1334" text:class-names="">4<text:s text:c="1"/></text:span><text:span text:style-name="a1335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2">
              <text:list-item>
                <text:list text:style-name="a1342">
                  <text:list-item>
                    <text:list text:style-name="a1342">
                      <text:list-item>
                        <text:list text:style-name="a1342">
                          <text:list-item>
                            <text:list text:style-name="a1342">
                              <text:list-item>
                                <text:p text:style-name="a1341" text:class-names="" text:cond-style-name=""><text:span text:style-name="a1338" text:class-names="">第<text:s text:c="1"/></text:span><text:span text:style-name="a1339" text:class-names="">5<text:s text:c="1"/></text:span><text:span text:style-name="a1340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346" draw:name="フッター プレースホルダー 5" svg:x="0in" svg:y="9.49826in" svg:width="3.25in" svg:height="0.50174in" presentation:class="footer" presentation:placeholder="false">
          <draw:text-box>
            <text:p text:style-name="a1345" text:class-names="" text:cond-style-name=""><text:span text:style-name="a1344" text:class-names=""/></text:p>
          </draw:text-box>
          <svg:title/>
          <svg:desc/>
        </draw:frame>
        <draw:frame draw:id="id13" presentation:style-name="a1350" draw:name="スライド番号プレースホルダー 6" svg:x="4.24826in" svg:y="9.49826in" svg:width="3.25in" svg:height="0.50174in" presentation:class="page-number" presentation:placeholder="false">
          <draw:text-box>
            <text:p text:style-name="a1349" text:class-names="" text:cond-style-name=""><text:span text:style-name="a1347" text:class-names=""><text:page-number style:num-format="1" text:fixed="false">‹#›</text:page-number></text:span><text:span text:style-name="a1348" text:class-names=""/></text:p>
          </draw:text-box>
          <svg:title/>
          <svg:desc/>
        </draw:frame>
      </presentation:notes>
    </style:master-page>
    <style:master-page style:name="Master2-Layout5-cust-謝辞" style:page-layout-name="pageLayout1" draw:style-name="a1352">
      <draw:custom-shape svg:x="0.00347in" svg:y="7in" svg:width="13.32986in" svg:height="0.5in" draw:id="id162" draw:style-name="a1353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63" draw:style-name="a135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4" presentation:style-name="a1358" draw:name="Title 1" svg:x="1.2in" svg:y="1.18295in" svg:width="11in" svg:height="2.57706in" presentation:class="title" presentation:placeholder="false">
        <draw:text-box>
          <text:p text:style-name="a1357" text:class-names="" text:cond-style-name=""><text:span text:style-name="a1355" text:class-names="">マスター タイトルの書式設定</text:span><text:span text:style-name="a1356" text:class-names=""/></text:p>
        </draw:text-box>
        <svg:title/>
        <svg:desc/>
      </draw:frame>
      <draw:frame draw:id="id165" presentation:style-name="a1363" draw:name="Date Placeholder 3" svg:x="1.2in" svg:y="7.06451in" svg:width="2.70371in" svg:height="0.39931in" presentation:class="date-time" presentation:placeholder="false">
        <draw:text-box>
          <text:p text:style-name="a1362" text:class-names="" text:cond-style-name=""><text:span text:style-name="a1359" text:class-names=""><text:date text:fixed="false" style:data-style-name="a1360">2017/12/25</text:date></text:span><text:span text:style-name="a1361" text:class-names=""/></text:p>
        </draw:text-box>
        <svg:title/>
        <svg:desc/>
      </draw:frame>
      <draw:frame draw:id="id166" presentation:style-name="a1367" draw:name="Slide Number Placeholder 5" svg:x="10.35314in" svg:y="7.06451in" svg:width="1.98072in" svg:height="0.39931in" presentation:class="page-number" presentation:placeholder="false">
        <draw:text-box>
          <text:p text:style-name="a1366" text:class-names="" text:cond-style-name=""><text:span text:style-name="a1364" text:class-names=""><text:page-number style:num-format="1" text:fixed="false">‹#›</text:page-number></text:span><text:span text:style-name="a1365" text:class-names=""/></text:p>
        </draw:text-box>
        <svg:title/>
        <svg:desc/>
      </draw:frame>
      <draw:connector draw:type="line" svg:x1="1.32071in" svg:y1="3.77353in" svg:x2="12.12071in" svg:y2="3.77353in" draw:id="id167" draw:style-name="a1368" draw:name="Straight Connector 8">
        <svg:title/>
        <svg:desc/>
      </draw:connector>
      <draw:frame draw:id="id168" draw:style-name="a1369" draw:name="Picture 2" svg:x="5.54404in" svg:y="3.76in" svg:width="2.6089in" svg:height="3.11511in" style:rel-width="scale" style:rel-height="scale">
        <draw:image xlink:href="media/image6.png" xlink:type="simple" xlink:show="embed" xlink:actuate="onLoad"/>
        <svg:title/>
        <svg:desc>お辞儀をしている猫のイラスト</svg:desc>
      </draw:frame>
      <presentation:notes style:page-layout-name="pageLayout2" draw:style-name="a1409">
        <draw:frame draw:id="id8" presentation:style-name="a1372" draw:name="ヘッダー プレースホルダー 1" svg:x="0in" svg:y="0in" svg:width="3.25in" svg:height="0.50174in" presentation:class="header" presentation:placeholder="false">
          <draw:text-box>
            <text:p text:style-name="a1371" text:class-names="" text:cond-style-name=""><text:span text:style-name="a1370" text:class-names=""/></text:p>
          </draw:text-box>
          <svg:title/>
          <svg:desc/>
        </draw:frame>
        <draw:frame draw:id="id9" presentation:style-name="a1377" draw:name="日付プレースホルダー 2" svg:x="4.24826in" svg:y="0in" svg:width="3.25in" svg:height="0.50174in" presentation:class="date-time" presentation:placeholder="false">
          <draw:text-box>
            <text:p text:style-name="a1376" text:class-names="" text:cond-style-name=""><text:span text:style-name="a1373" text:class-names=""><text:date text:fixed="false" style:data-style-name="a1374">2017/12/25</text:date></text:span><text:span text:style-name="a1375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378" draw:name="スライド イメージ プレースホルダー 3">
          <svg:title/>
          <svg:desc/>
        </draw:page-thumbnail>
        <draw:frame draw:id="id11" presentation:style-name="a1401" draw:name="ノート プレースホルダー 4" svg:x="0.75in" svg:y="4.8125in" svg:width="6in" svg:height="3.9375in" presentation:class="notes" presentation:placeholder="false">
          <draw:text-box>
            <text:p text:style-name="a1380" text:class-names="" text:cond-style-name=""><text:span text:style-name="a1379" text:class-names="">マスター テキストの書式設定</text:span></text:p>
            <text:list text:style-name="a1385">
              <text:list-item>
                <text:list text:style-name="a1385">
                  <text:list-item>
                    <text:p text:style-name="a1384" text:class-names="" text:cond-style-name=""><text:span text:style-name="a1381" text:class-names="">第<text:s text:c="1"/></text:span><text:span text:style-name="a1382" text:class-names="">2<text:s text:c="1"/></text:span><text:span text:style-name="a1383" text:class-names="">レベル</text:span></text:p>
                  </text:list-item>
                </text:list>
              </text:list-item>
            </text:list>
            <text:list text:style-name="a1390">
              <text:list-item>
                <text:list text:style-name="a1390">
                  <text:list-item>
                    <text:list text:style-name="a1390">
                      <text:list-item>
                        <text:p text:style-name="a1389" text:class-names="" text:cond-style-name=""><text:span text:style-name="a1386" text:class-names="">第<text:s text:c="1"/></text:span><text:span text:style-name="a1387" text:class-names="">3<text:s text:c="1"/></text:span><text:span text:style-name="a1388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1395">
              <text:list-item>
                <text:list text:style-name="a1395">
                  <text:list-item>
                    <text:list text:style-name="a1395">
                      <text:list-item>
                        <text:list text:style-name="a1395">
                          <text:list-item>
                            <text:p text:style-name="a1394" text:class-names="" text:cond-style-name=""><text:span text:style-name="a1391" text:class-names="">第<text:s text:c="1"/></text:span><text:span text:style-name="a1392" text:class-names="">4<text:s text:c="1"/></text:span><text:span text:style-name="a1393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00">
              <text:list-item>
                <text:list text:style-name="a1400">
                  <text:list-item>
                    <text:list text:style-name="a1400">
                      <text:list-item>
                        <text:list text:style-name="a1400">
                          <text:list-item>
                            <text:list text:style-name="a1400">
                              <text:list-item>
                                <text:p text:style-name="a1399" text:class-names="" text:cond-style-name=""><text:span text:style-name="a1396" text:class-names="">第<text:s text:c="1"/></text:span><text:span text:style-name="a1397" text:class-names="">5<text:s text:c="1"/></text:span><text:span text:style-name="a1398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404" draw:name="フッター プレースホルダー 5" svg:x="0in" svg:y="9.49826in" svg:width="3.25in" svg:height="0.50174in" presentation:class="footer" presentation:placeholder="false">
          <draw:text-box>
            <text:p text:style-name="a1403" text:class-names="" text:cond-style-name=""><text:span text:style-name="a1402" text:class-names=""/></text:p>
          </draw:text-box>
          <svg:title/>
          <svg:desc/>
        </draw:frame>
        <draw:frame draw:id="id13" presentation:style-name="a1408" draw:name="スライド番号プレースホルダー 6" svg:x="4.24826in" svg:y="9.49826in" svg:width="3.25in" svg:height="0.50174in" presentation:class="page-number" presentation:placeholder="false">
          <draw:text-box>
            <text:p text:style-name="a1407" text:class-names="" text:cond-style-name=""><text:span text:style-name="a1405" text:class-names=""><text:page-number style:num-format="1" text:fixed="false">‹#›</text:page-number></text:span><text:span text:style-name="a1406" text:class-names=""/></text:p>
          </draw:text-box>
          <svg:title/>
          <svg:desc/>
        </draw:frame>
      </presentation:notes>
    </style:master-page>
    <style:master-page style:name="Master2-Layout6-twoObj-2-つのコンテンツ" style:page-layout-name="pageLayout1" draw:style-name="a1410">
      <draw:custom-shape svg:x="0in" svg:y="6.96898in" svg:width="13.33333in" svg:height="0.56205in" draw:id="id169" draw:layer="Master2-bg" draw:style-name="a1413" draw:name="正方形/長方形 8">
        <svg:title/>
        <svg:desc/>
        <text:p text:style-name="a1412" text:class-names="" text:cond-style-name=""><text:span text:style-name="a14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70" draw:layer="Master2-bg" draw:style-name="a1414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12406in" svg:x2="12.20526in" svg:y2="1.12406in" draw:id="id171" draw:layer="Master2-bg" draw:style-name="a1415" draw:name="Straight Connector 9">
        <svg:title/>
        <svg:desc/>
      </draw:connector>
      <draw:frame draw:id="id172" draw:layer="Master2-bg" draw:style-name="a1416" draw:name="図 11" svg:x="0.13363in" svg:y="6.892in" svg:width="2.84656in" svg:height="0.8177in" style:rel-width="scale" style:rel-height="scale">
        <draw:image xlink:href="media/image7.png" xlink:type="simple" xlink:show="embed" xlink:actuate="onLoad"/>
        <svg:title/>
        <svg:desc/>
      </draw:frame>
      <draw:frame draw:id="id173" draw:layer="Master2-bg" draw:style-name="a1417" draw:name="図 12" svg:x="11.88132in" svg:y="0.26763in" svg:width="1.29577in" svg:height="0.72033in" style:rel-width="scale" style:rel-height="scale">
        <draw:image xlink:href="media/image2.png" xlink:type="simple" xlink:show="embed" xlink:actuate="onLoad"/>
        <svg:title/>
        <svg:desc/>
      </draw:frame>
      <draw:frame draw:id="id174" presentation:style-name="a1421" draw:name="Title 7" svg:x="1.2in" svg:y="0.31343in" svg:width="11in" svg:height="1.58657in" presentation:class="title" presentation:placeholder="false">
        <draw:text-box>
          <text:p text:style-name="a1420" text:class-names="" text:cond-style-name=""><text:span text:style-name="a1418" text:class-names="">マスター タイトルの書式設定</text:span><text:span text:style-name="a1419" text:class-names=""/></text:p>
        </draw:text-box>
        <svg:title/>
        <svg:desc/>
      </draw:frame>
      <draw:frame draw:id="id175" presentation:style-name="a1446" draw:name="Content Placeholder 2" svg:x="1.2in" svg:y="2.01852in" svg:width="5.4in" svg:height="4.4in" presentation:class="object" presentation:placeholder="false">
        <draw:text-box>
          <text:list text:style-name="a1424">
            <text:list-item>
              <text:p text:style-name="a1423" text:class-names="" text:cond-style-name=""><text:span text:style-name="a1422" text:class-names="">マスター テキストの書式設定</text:span></text:p>
            </text:list-item>
          </text:list>
          <text:list text:style-name="a1429">
            <text:list-item>
              <text:list text:style-name="a1429">
                <text:list-item>
                  <text:p text:style-name="a1428" text:class-names="" text:cond-style-name=""><text:span text:style-name="a1425" text:class-names="">第<text:s text:c="1"/></text:span><text:span text:style-name="a1426" text:class-names="">2<text:s text:c="1"/></text:span><text:span text:style-name="a1427" text:class-names="">レベル</text:span></text:p>
                </text:list-item>
              </text:list>
            </text:list-item>
          </text:list>
          <text:list text:style-name="a1434">
            <text:list-item>
              <text:list text:style-name="a1434">
                <text:list-item>
                  <text:list text:style-name="a1434">
                    <text:list-item>
                      <text:p text:style-name="a1433" text:class-names="" text:cond-style-name=""><text:span text:style-name="a1430" text:class-names="">第<text:s text:c="1"/></text:span><text:span text:style-name="a1431" text:class-names="">3<text:s text:c="1"/></text:span><text:span text:style-name="a1432" text:class-names="">レベル</text:span></text:p>
                    </text:list-item>
                  </text:list>
                </text:list-item>
              </text:list>
            </text:list-item>
          </text:list>
          <text:list text:style-name="a1439">
            <text:list-item>
              <text:list text:style-name="a1439">
                <text:list-item>
                  <text:list text:style-name="a1439">
                    <text:list-item>
                      <text:list text:style-name="a1439">
                        <text:list-item>
                          <text:p text:style-name="a1438" text:class-names="" text:cond-style-name=""><text:span text:style-name="a1435" text:class-names="">第<text:s text:c="1"/></text:span><text:span text:style-name="a1436" text:class-names="">4<text:s text:c="1"/></text:span><text:span text:style-name="a1437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5">
            <text:list-item>
              <text:list text:style-name="a1445">
                <text:list-item>
                  <text:list text:style-name="a1445">
                    <text:list-item>
                      <text:list text:style-name="a1445">
                        <text:list-item>
                          <text:list text:style-name="a1445">
                            <text:list-item>
                              <text:p text:style-name="a1444" text:class-names="" text:cond-style-name=""><text:span text:style-name="a1440" text:class-names="">第<text:s text:c="1"/></text:span><text:span text:style-name="a1441" text:class-names="">5<text:s text:c="1"/></text:span><text:span text:style-name="a1442" text:class-names="">レベル</text:span><text:span text:style-name="a14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6" presentation:style-name="a1471" draw:name="Content Placeholder 3" svg:x="6.8in" svg:y="2.01852in" svg:width="5.4in" svg:height="4.4in" presentation:class="object" presentation:placeholder="false">
        <draw:text-box>
          <text:list text:style-name="a1449">
            <text:list-item>
              <text:p text:style-name="a1448" text:class-names="" text:cond-style-name=""><text:span text:style-name="a1447" text:class-names="">マスター テキストの書式設定</text:span></text:p>
            </text:list-item>
          </text:list>
          <text:list text:style-name="a1454">
            <text:list-item>
              <text:list text:style-name="a1454">
                <text:list-item>
                  <text:p text:style-name="a1453" text:class-names="" text:cond-style-name=""><text:span text:style-name="a1450" text:class-names="">第<text:s text:c="1"/></text:span><text:span text:style-name="a1451" text:class-names="">2<text:s text:c="1"/></text:span><text:span text:style-name="a1452" text:class-names="">レベル</text:span></text:p>
                </text:list-item>
              </text:list>
            </text:list-item>
          </text:list>
          <text:list text:style-name="a1459">
            <text:list-item>
              <text:list text:style-name="a1459">
                <text:list-item>
                  <text:list text:style-name="a1459">
                    <text:list-item>
                      <text:p text:style-name="a1458" text:class-names="" text:cond-style-name=""><text:span text:style-name="a1455" text:class-names="">第<text:s text:c="1"/></text:span><text:span text:style-name="a1456" text:class-names="">3<text:s text:c="1"/></text:span><text:span text:style-name="a1457" text:class-names="">レベル</text:span></text:p>
                    </text:list-item>
                  </text:list>
                </text:list-item>
              </text:list>
            </text:list-item>
          </text:list>
          <text:list text:style-name="a1464">
            <text:list-item>
              <text:list text:style-name="a1464">
                <text:list-item>
                  <text:list text:style-name="a1464">
                    <text:list-item>
                      <text:list text:style-name="a1464">
                        <text:list-item>
                          <text:p text:style-name="a1463" text:class-names="" text:cond-style-name=""><text:span text:style-name="a1460" text:class-names="">第<text:s text:c="1"/></text:span><text:span text:style-name="a1461" text:class-names="">4<text:s text:c="1"/></text:span><text:span text:style-name="a1462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0">
            <text:list-item>
              <text:list text:style-name="a1470">
                <text:list-item>
                  <text:list text:style-name="a1470">
                    <text:list-item>
                      <text:list text:style-name="a1470">
                        <text:list-item>
                          <text:list text:style-name="a1470">
                            <text:list-item>
                              <text:p text:style-name="a1469" text:class-names="" text:cond-style-name=""><text:span text:style-name="a1465" text:class-names="">第<text:s text:c="1"/></text:span><text:span text:style-name="a1466" text:class-names="">5<text:s text:c="1"/></text:span><text:span text:style-name="a1467" text:class-names="">レベル</text:span><text:span text:style-name="a14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7" presentation:style-name="a1476" draw:name="Date Placeholder 4" svg:x="1.2in" svg:y="7.06451in" svg:width="2.70371in" svg:height="0.39931in" presentation:class="date-time" presentation:placeholder="false">
        <draw:text-box>
          <text:p text:style-name="a1475" text:class-names="" text:cond-style-name=""><text:span text:style-name="a1472" text:class-names=""><text:date text:fixed="false" style:data-style-name="a1473">2017/12/25</text:date></text:span><text:span text:style-name="a1474" text:class-names=""/></text:p>
        </draw:text-box>
        <svg:title/>
        <svg:desc/>
      </draw:frame>
      <draw:frame draw:id="id178" presentation:style-name="a1479" draw:name="Footer Placeholder 5" svg:x="4.06286in" svg:y="6.64874in" svg:width="5.27428in" svg:height="0.39931in" presentation:class="footer" presentation:placeholder="false">
        <draw:text-box>
          <text:p text:style-name="a1478" text:class-names="" text:cond-style-name=""><text:span text:style-name="a1477" text:class-names=""/></text:p>
        </draw:text-box>
        <svg:title/>
        <svg:desc/>
      </draw:frame>
      <draw:frame draw:id="id179" presentation:style-name="a1483" draw:name="Slide Number Placeholder 6" svg:x="10.35314in" svg:y="7.06451in" svg:width="1.98072in" svg:height="0.39931in" presentation:class="page-number" presentation:placeholder="false">
        <draw:text-box>
          <text:p text:style-name="a1482" text:class-names="" text:cond-style-name=""><text:span text:style-name="a1480" text:class-names=""><text:page-number style:num-format="1" text:fixed="false">‹#›</text:page-number></text:span><text:span text:style-name="a1481" text:class-names=""/></text:p>
        </draw:text-box>
        <svg:title/>
        <svg:desc/>
      </draw:frame>
      <presentation:notes style:page-layout-name="pageLayout2" draw:style-name="a1523">
        <draw:frame draw:id="id8" presentation:style-name="a1486" draw:name="ヘッダー プレースホルダー 1" svg:x="0in" svg:y="0in" svg:width="3.25in" svg:height="0.50174in" presentation:class="header" presentation:placeholder="false">
          <draw:text-box>
            <text:p text:style-name="a1485" text:class-names="" text:cond-style-name=""><text:span text:style-name="a1484" text:class-names=""/></text:p>
          </draw:text-box>
          <svg:title/>
          <svg:desc/>
        </draw:frame>
        <draw:frame draw:id="id9" presentation:style-name="a1491" draw:name="日付プレースホルダー 2" svg:x="4.24826in" svg:y="0in" svg:width="3.25in" svg:height="0.50174in" presentation:class="date-time" presentation:placeholder="false">
          <draw:text-box>
            <text:p text:style-name="a1490" text:class-names="" text:cond-style-name=""><text:span text:style-name="a1487" text:class-names=""><text:date text:fixed="false" style:data-style-name="a1488">2017/12/25</text:date></text:span><text:span text:style-name="a148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492" draw:name="スライド イメージ プレースホルダー 3">
          <svg:title/>
          <svg:desc/>
        </draw:page-thumbnail>
        <draw:frame draw:id="id11" presentation:style-name="a1515" draw:name="ノート プレースホルダー 4" svg:x="0.75in" svg:y="4.8125in" svg:width="6in" svg:height="3.9375in" presentation:class="notes" presentation:placeholder="false">
          <draw:text-box>
            <text:p text:style-name="a1494" text:class-names="" text:cond-style-name=""><text:span text:style-name="a1493" text:class-names="">マスター テキストの書式設定</text:span></text:p>
            <text:list text:style-name="a1499">
              <text:list-item>
                <text:list text:style-name="a1499">
                  <text:list-item>
                    <text:p text:style-name="a1498" text:class-names="" text:cond-style-name=""><text:span text:style-name="a1495" text:class-names="">第<text:s text:c="1"/></text:span><text:span text:style-name="a1496" text:class-names="">2<text:s text:c="1"/></text:span><text:span text:style-name="a1497" text:class-names="">レベル</text:span></text:p>
                  </text:list-item>
                </text:list>
              </text:list-item>
            </text:list>
            <text:list text:style-name="a1504">
              <text:list-item>
                <text:list text:style-name="a1504">
                  <text:list-item>
                    <text:list text:style-name="a1504">
                      <text:list-item>
                        <text:p text:style-name="a1503" text:class-names="" text:cond-style-name=""><text:span text:style-name="a1500" text:class-names="">第<text:s text:c="1"/></text:span><text:span text:style-name="a1501" text:class-names="">3<text:s text:c="1"/></text:span><text:span text:style-name="a1502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1509">
              <text:list-item>
                <text:list text:style-name="a1509">
                  <text:list-item>
                    <text:list text:style-name="a1509">
                      <text:list-item>
                        <text:list text:style-name="a1509">
                          <text:list-item>
                            <text:p text:style-name="a1508" text:class-names="" text:cond-style-name=""><text:span text:style-name="a1505" text:class-names="">第<text:s text:c="1"/></text:span><text:span text:style-name="a1506" text:class-names="">4<text:s text:c="1"/></text:span><text:span text:style-name="a1507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14">
              <text:list-item>
                <text:list text:style-name="a1514">
                  <text:list-item>
                    <text:list text:style-name="a1514">
                      <text:list-item>
                        <text:list text:style-name="a1514">
                          <text:list-item>
                            <text:list text:style-name="a1514">
                              <text:list-item>
                                <text:p text:style-name="a1513" text:class-names="" text:cond-style-name=""><text:span text:style-name="a1510" text:class-names="">第<text:s text:c="1"/></text:span><text:span text:style-name="a1511" text:class-names="">5<text:s text:c="1"/></text:span><text:span text:style-name="a1512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518" draw:name="フッター プレースホルダー 5" svg:x="0in" svg:y="9.49826in" svg:width="3.25in" svg:height="0.50174in" presentation:class="footer" presentation:placeholder="false">
          <draw:text-box>
            <text:p text:style-name="a1517" text:class-names="" text:cond-style-name=""><text:span text:style-name="a1516" text:class-names=""/></text:p>
          </draw:text-box>
          <svg:title/>
          <svg:desc/>
        </draw:frame>
        <draw:frame draw:id="id13" presentation:style-name="a1522" draw:name="スライド番号プレースホルダー 6" svg:x="4.24826in" svg:y="9.49826in" svg:width="3.25in" svg:height="0.50174in" presentation:class="page-number" presentation:placeholder="false">
          <draw:text-box>
            <text:p text:style-name="a1521" text:class-names="" text:cond-style-name=""><text:span text:style-name="a1519" text:class-names=""><text:page-number style:num-format="1" text:fixed="false">‹#›</text:page-number></text:span><text:span text:style-name="a1520" text:class-names=""/></text:p>
          </draw:text-box>
          <svg:title/>
          <svg:desc/>
        </draw:frame>
      </presentation:notes>
    </style:master-page>
    <style:master-page style:name="Master2-Layout7-twoTxTwoObj-比較" style:page-layout-name="pageLayout1" draw:style-name="a1524">
      <draw:custom-shape svg:x="0in" svg:y="6.96898in" svg:width="13.33333in" svg:height="0.56205in" draw:id="id180" draw:layer="Master2-bg" draw:style-name="a1527" draw:name="正方形/長方形 10">
        <svg:title/>
        <svg:desc/>
        <text:p text:style-name="a1526" text:class-names="" text:cond-style-name=""><text:span text:style-name="a15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81" draw:layer="Master2-bg" draw:style-name="a152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12406in" svg:x2="12.20526in" svg:y2="1.12406in" draw:id="id182" draw:layer="Master2-bg" draw:style-name="a1529" draw:name="Straight Connector 9">
        <svg:title/>
        <svg:desc/>
      </draw:connector>
      <draw:frame draw:id="id183" draw:layer="Master2-bg" draw:style-name="a1530" draw:name="図 13" svg:x="0.13363in" svg:y="6.892in" svg:width="2.84656in" svg:height="0.8177in" style:rel-width="scale" style:rel-height="scale">
        <draw:image xlink:href="media/image7.png" xlink:type="simple" xlink:show="embed" xlink:actuate="onLoad"/>
        <svg:title/>
        <svg:desc/>
      </draw:frame>
      <draw:frame draw:id="id184" draw:layer="Master2-bg" draw:style-name="a1531" draw:name="図 14" svg:x="11.88132in" svg:y="0.26763in" svg:width="1.29577in" svg:height="0.72033in" style:rel-width="scale" style:rel-height="scale">
        <draw:image xlink:href="media/image2.png" xlink:type="simple" xlink:show="embed" xlink:actuate="onLoad"/>
        <svg:title/>
        <svg:desc/>
      </draw:frame>
      <draw:frame draw:id="id185" presentation:style-name="a1535" draw:name="Title 9" svg:x="1.2in" svg:y="0.31343in" svg:width="11in" svg:height="1.58657in" presentation:class="title" presentation:placeholder="false">
        <draw:text-box>
          <text:p text:style-name="a1534" text:class-names="" text:cond-style-name=""><text:span text:style-name="a1532" text:class-names="">マスター タイトルの書式設定</text:span><text:span text:style-name="a1533" text:class-names=""/></text:p>
        </draw:text-box>
        <svg:title/>
        <svg:desc/>
      </draw:frame>
      <draw:frame draw:id="id186" presentation:style-name="a1539" draw:name="Text Placeholder 2" svg:x="1.2in" svg:y="2.01887in" svg:width="5.4in" svg:height="0.80521in" presentation:class="outline" presentation:placeholder="false">
        <draw:text-box>
          <text:list text:style-name="a1538">
            <text:list-item>
              <text:p text:style-name="a1537" text:class-names="" text:cond-style-name=""><text:span text:style-name="a1536" text:class-names="">マスター テキストの書式設定</text:span></text:p>
            </text:list-item>
          </text:list>
        </draw:text-box>
        <svg:title/>
        <svg:desc/>
      </draw:frame>
      <draw:frame draw:id="id187" presentation:style-name="a1564" draw:name="Content Placeholder 3" svg:x="1.2in" svg:y="2.82407in" svg:width="5.4in" svg:height="3.69444in" presentation:class="object" presentation:placeholder="false">
        <draw:text-box>
          <text:list text:style-name="a1542">
            <text:list-item>
              <text:p text:style-name="a1541" text:class-names="" text:cond-style-name=""><text:span text:style-name="a1540" text:class-names="">マスター テキストの書式設定</text:span></text:p>
            </text:list-item>
          </text:list>
          <text:list text:style-name="a1547">
            <text:list-item>
              <text:list text:style-name="a1547">
                <text:list-item>
                  <text:p text:style-name="a1546" text:class-names="" text:cond-style-name=""><text:span text:style-name="a1543" text:class-names="">第<text:s text:c="1"/></text:span><text:span text:style-name="a1544" text:class-names="">2<text:s text:c="1"/></text:span><text:span text:style-name="a1545" text:class-names="">レベル</text:span></text:p>
                </text:list-item>
              </text:list>
            </text:list-item>
          </text:list>
          <text:list text:style-name="a1552">
            <text:list-item>
              <text:list text:style-name="a1552">
                <text:list-item>
                  <text:list text:style-name="a1552">
                    <text:list-item>
                      <text:p text:style-name="a1551" text:class-names="" text:cond-style-name=""><text:span text:style-name="a1548" text:class-names="">第<text:s text:c="1"/></text:span><text:span text:style-name="a1549" text:class-names="">3<text:s text:c="1"/></text:span><text:span text:style-name="a1550" text:class-names="">レベル</text:span></text:p>
                    </text:list-item>
                  </text:list>
                </text:list-item>
              </text:list>
            </text:list-item>
          </text:list>
          <text:list text:style-name="a1557">
            <text:list-item>
              <text:list text:style-name="a1557">
                <text:list-item>
                  <text:list text:style-name="a1557">
                    <text:list-item>
                      <text:list text:style-name="a1557">
                        <text:list-item>
                          <text:p text:style-name="a1556" text:class-names="" text:cond-style-name=""><text:span text:style-name="a1553" text:class-names="">第<text:s text:c="1"/></text:span><text:span text:style-name="a1554" text:class-names="">4<text:s text:c="1"/></text:span><text:span text:style-name="a1555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63">
            <text:list-item>
              <text:list text:style-name="a1563">
                <text:list-item>
                  <text:list text:style-name="a1563">
                    <text:list-item>
                      <text:list text:style-name="a1563">
                        <text:list-item>
                          <text:list text:style-name="a1563">
                            <text:list-item>
                              <text:p text:style-name="a1562" text:class-names="" text:cond-style-name=""><text:span text:style-name="a1558" text:class-names="">第<text:s text:c="1"/></text:span><text:span text:style-name="a1559" text:class-names="">5<text:s text:c="1"/></text:span><text:span text:style-name="a1560" text:class-names="">レベル</text:span><text:span text:style-name="a15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8" presentation:style-name="a1568" draw:name="Text Placeholder 4" svg:x="6.8in" svg:y="2.01887in" svg:width="5.4in" svg:height="0.80521in" presentation:class="outline" presentation:placeholder="false">
        <draw:text-box>
          <text:list text:style-name="a1567">
            <text:list-item>
              <text:p text:style-name="a1566" text:class-names="" text:cond-style-name=""><text:span text:style-name="a1565" text:class-names="">マスター テキストの書式設定</text:span></text:p>
            </text:list-item>
          </text:list>
        </draw:text-box>
        <svg:title/>
        <svg:desc/>
      </draw:frame>
      <draw:frame draw:id="id189" presentation:style-name="a1593" draw:name="Content Placeholder 5" svg:x="6.8in" svg:y="2.82407in" svg:width="5.4in" svg:height="3.69444in" presentation:class="object" presentation:placeholder="false">
        <draw:text-box>
          <text:list text:style-name="a1571">
            <text:list-item>
              <text:p text:style-name="a1570" text:class-names="" text:cond-style-name=""><text:span text:style-name="a1569" text:class-names="">マスター テキストの書式設定</text:span></text:p>
            </text:list-item>
          </text:list>
          <text:list text:style-name="a1576">
            <text:list-item>
              <text:list text:style-name="a1576">
                <text:list-item>
                  <text:p text:style-name="a1575" text:class-names="" text:cond-style-name=""><text:span text:style-name="a1572" text:class-names="">第<text:s text:c="1"/></text:span><text:span text:style-name="a1573" text:class-names="">2<text:s text:c="1"/></text:span><text:span text:style-name="a1574" text:class-names="">レベル</text:span></text:p>
                </text:list-item>
              </text:list>
            </text:list-item>
          </text:list>
          <text:list text:style-name="a1581">
            <text:list-item>
              <text:list text:style-name="a1581">
                <text:list-item>
                  <text:list text:style-name="a1581">
                    <text:list-item>
                      <text:p text:style-name="a1580" text:class-names="" text:cond-style-name=""><text:span text:style-name="a1577" text:class-names="">第<text:s text:c="1"/></text:span><text:span text:style-name="a1578" text:class-names="">3<text:s text:c="1"/></text:span><text:span text:style-name="a1579" text:class-names="">レベル</text:span></text:p>
                    </text:list-item>
                  </text:list>
                </text:list-item>
              </text:list>
            </text:list-item>
          </text:list>
          <text:list text:style-name="a1586">
            <text:list-item>
              <text:list text:style-name="a1586">
                <text:list-item>
                  <text:list text:style-name="a1586">
                    <text:list-item>
                      <text:list text:style-name="a1586">
                        <text:list-item>
                          <text:p text:style-name="a1585" text:class-names="" text:cond-style-name=""><text:span text:style-name="a1582" text:class-names="">第<text:s text:c="1"/></text:span><text:span text:style-name="a1583" text:class-names="">4<text:s text:c="1"/></text:span><text:span text:style-name="a1584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2">
            <text:list-item>
              <text:list text:style-name="a1592">
                <text:list-item>
                  <text:list text:style-name="a1592">
                    <text:list-item>
                      <text:list text:style-name="a1592">
                        <text:list-item>
                          <text:list text:style-name="a1592">
                            <text:list-item>
                              <text:p text:style-name="a1591" text:class-names="" text:cond-style-name=""><text:span text:style-name="a1587" text:class-names="">第<text:s text:c="1"/></text:span><text:span text:style-name="a1588" text:class-names="">5<text:s text:c="1"/></text:span><text:span text:style-name="a1589" text:class-names="">レベル</text:span><text:span text:style-name="a15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0" presentation:style-name="a1598" draw:name="Date Placeholder 6" svg:x="1.2in" svg:y="7.06451in" svg:width="2.70371in" svg:height="0.39931in" presentation:class="date-time" presentation:placeholder="false">
        <draw:text-box>
          <text:p text:style-name="a1597" text:class-names="" text:cond-style-name=""><text:span text:style-name="a1594" text:class-names=""><text:date text:fixed="false" style:data-style-name="a1595">2017/12/25</text:date></text:span><text:span text:style-name="a1596" text:class-names=""/></text:p>
        </draw:text-box>
        <svg:title/>
        <svg:desc/>
      </draw:frame>
      <draw:frame draw:id="id191" presentation:style-name="a1601" draw:name="Footer Placeholder 7" svg:x="4.06286in" svg:y="6.64874in" svg:width="5.27428in" svg:height="0.39931in" presentation:class="footer" presentation:placeholder="false">
        <draw:text-box>
          <text:p text:style-name="a1600" text:class-names="" text:cond-style-name=""><text:span text:style-name="a1599" text:class-names=""/></text:p>
        </draw:text-box>
        <svg:title/>
        <svg:desc/>
      </draw:frame>
      <draw:frame draw:id="id192" presentation:style-name="a1605" draw:name="Slide Number Placeholder 8" svg:x="10.35314in" svg:y="7.06451in" svg:width="1.98072in" svg:height="0.39931in" presentation:class="page-number" presentation:placeholder="false">
        <draw:text-box>
          <text:p text:style-name="a1604" text:class-names="" text:cond-style-name=""><text:span text:style-name="a1602" text:class-names=""><text:page-number style:num-format="1" text:fixed="false">‹#›</text:page-number></text:span><text:span text:style-name="a1603" text:class-names=""/></text:p>
        </draw:text-box>
        <svg:title/>
        <svg:desc/>
      </draw:frame>
      <presentation:notes style:page-layout-name="pageLayout2" draw:style-name="a1645">
        <draw:frame draw:id="id8" presentation:style-name="a1608" draw:name="ヘッダー プレースホルダー 1" svg:x="0in" svg:y="0in" svg:width="3.25in" svg:height="0.50174in" presentation:class="header" presentation:placeholder="false">
          <draw:text-box>
            <text:p text:style-name="a1607" text:class-names="" text:cond-style-name=""><text:span text:style-name="a1606" text:class-names=""/></text:p>
          </draw:text-box>
          <svg:title/>
          <svg:desc/>
        </draw:frame>
        <draw:frame draw:id="id9" presentation:style-name="a1613" draw:name="日付プレースホルダー 2" svg:x="4.24826in" svg:y="0in" svg:width="3.25in" svg:height="0.50174in" presentation:class="date-time" presentation:placeholder="false">
          <draw:text-box>
            <text:p text:style-name="a1612" text:class-names="" text:cond-style-name=""><text:span text:style-name="a1609" text:class-names=""><text:date text:fixed="false" style:data-style-name="a1610">2017/12/25</text:date></text:span><text:span text:style-name="a161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614" draw:name="スライド イメージ プレースホルダー 3">
          <svg:title/>
          <svg:desc/>
        </draw:page-thumbnail>
        <draw:frame draw:id="id11" presentation:style-name="a1637" draw:name="ノート プレースホルダー 4" svg:x="0.75in" svg:y="4.8125in" svg:width="6in" svg:height="3.9375in" presentation:class="notes" presentation:placeholder="false">
          <draw:text-box>
            <text:p text:style-name="a1616" text:class-names="" text:cond-style-name=""><text:span text:style-name="a1615" text:class-names="">マスター テキストの書式設定</text:span></text:p>
            <text:list text:style-name="a1621">
              <text:list-item>
                <text:list text:style-name="a1621">
                  <text:list-item>
                    <text:p text:style-name="a1620" text:class-names="" text:cond-style-name=""><text:span text:style-name="a1617" text:class-names="">第<text:s text:c="1"/></text:span><text:span text:style-name="a1618" text:class-names="">2<text:s text:c="1"/></text:span><text:span text:style-name="a1619" text:class-names="">レベル</text:span></text:p>
                  </text:list-item>
                </text:list>
              </text:list-item>
            </text:list>
            <text:list text:style-name="a1626">
              <text:list-item>
                <text:list text:style-name="a1626">
                  <text:list-item>
                    <text:list text:style-name="a1626">
                      <text:list-item>
                        <text:p text:style-name="a1625" text:class-names="" text:cond-style-name=""><text:span text:style-name="a1622" text:class-names="">第<text:s text:c="1"/></text:span><text:span text:style-name="a1623" text:class-names="">3<text:s text:c="1"/></text:span><text:span text:style-name="a1624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1631">
              <text:list-item>
                <text:list text:style-name="a1631">
                  <text:list-item>
                    <text:list text:style-name="a1631">
                      <text:list-item>
                        <text:list text:style-name="a1631">
                          <text:list-item>
                            <text:p text:style-name="a1630" text:class-names="" text:cond-style-name=""><text:span text:style-name="a1627" text:class-names="">第<text:s text:c="1"/></text:span><text:span text:style-name="a1628" text:class-names="">4<text:s text:c="1"/></text:span><text:span text:style-name="a1629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36">
              <text:list-item>
                <text:list text:style-name="a1636">
                  <text:list-item>
                    <text:list text:style-name="a1636">
                      <text:list-item>
                        <text:list text:style-name="a1636">
                          <text:list-item>
                            <text:list text:style-name="a1636">
                              <text:list-item>
                                <text:p text:style-name="a1635" text:class-names="" text:cond-style-name=""><text:span text:style-name="a1632" text:class-names="">第<text:s text:c="1"/></text:span><text:span text:style-name="a1633" text:class-names="">5<text:s text:c="1"/></text:span><text:span text:style-name="a1634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640" draw:name="フッター プレースホルダー 5" svg:x="0in" svg:y="9.49826in" svg:width="3.25in" svg:height="0.50174in" presentation:class="footer" presentation:placeholder="false">
          <draw:text-box>
            <text:p text:style-name="a1639" text:class-names="" text:cond-style-name=""><text:span text:style-name="a1638" text:class-names=""/></text:p>
          </draw:text-box>
          <svg:title/>
          <svg:desc/>
        </draw:frame>
        <draw:frame draw:id="id13" presentation:style-name="a1644" draw:name="スライド番号プレースホルダー 6" svg:x="4.24826in" svg:y="9.49826in" svg:width="3.25in" svg:height="0.50174in" presentation:class="page-number" presentation:placeholder="false">
          <draw:text-box>
            <text:p text:style-name="a1643" text:class-names="" text:cond-style-name=""><text:span text:style-name="a1641" text:class-names=""><text:page-number style:num-format="1" text:fixed="false">‹#›</text:page-number></text:span><text:span text:style-name="a1642" text:class-names=""/></text:p>
          </draw:text-box>
          <svg:title/>
          <svg:desc/>
        </draw:frame>
      </presentation:notes>
    </style:master-page>
    <style:master-page style:name="Master2-Layout8-blank-白紙" style:page-layout-name="pageLayout1" draw:style-name="a1646">
      <draw:custom-shape svg:x="0.00347in" svg:y="7in" svg:width="13.32986in" svg:height="0.5in" draw:id="id193" draw:style-name="a1647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94" draw:style-name="a1648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5" presentation:style-name="a1653" draw:name="Date Placeholder 6" svg:x="1.2in" svg:y="7.06451in" svg:width="2.70371in" svg:height="0.39931in" presentation:class="date-time" presentation:placeholder="false">
        <draw:text-box>
          <text:p text:style-name="a1652" text:class-names="" text:cond-style-name=""><text:span text:style-name="a1649" text:class-names=""><text:date text:fixed="false" style:data-style-name="a1650">2017/12/25</text:date></text:span><text:span text:style-name="a1651" text:class-names=""/></text:p>
        </draw:text-box>
        <svg:title/>
        <svg:desc/>
      </draw:frame>
      <draw:frame draw:id="id196" presentation:style-name="a1656" draw:name="Footer Placeholder 7" svg:x="4.06286in" svg:y="6.64874in" svg:width="5.27428in" svg:height="0.39931in" presentation:class="footer" presentation:placeholder="false">
        <draw:text-box>
          <text:p text:style-name="a1655" text:class-names="" text:cond-style-name=""><text:span text:style-name="a1654" text:class-names=""/></text:p>
        </draw:text-box>
        <svg:title/>
        <svg:desc/>
      </draw:frame>
      <draw:frame draw:id="id197" presentation:style-name="a1660" draw:name="Slide Number Placeholder 8" svg:x="10.35314in" svg:y="7.06451in" svg:width="1.98072in" svg:height="0.39931in" presentation:class="page-number" presentation:placeholder="false">
        <draw:text-box>
          <text:p text:style-name="a1659" text:class-names="" text:cond-style-name=""><text:span text:style-name="a1657" text:class-names=""><text:page-number style:num-format="1" text:fixed="false">‹#›</text:page-number></text:span><text:span text:style-name="a1658" text:class-names=""/></text:p>
        </draw:text-box>
        <svg:title/>
        <svg:desc/>
      </draw:frame>
      <draw:frame draw:id="id198" draw:style-name="a1661" draw:name="図 9" svg:x="0.13363in" svg:y="6.892in" svg:width="2.84656in" svg:height="0.8177in" style:rel-width="scale" style:rel-height="scale">
        <draw:image xlink:href="media/image7.png" xlink:type="simple" xlink:show="embed" xlink:actuate="onLoad"/>
        <svg:title/>
        <svg:desc/>
      </draw:frame>
      <presentation:notes style:page-layout-name="pageLayout2" draw:style-name="a1701">
        <draw:frame draw:id="id8" presentation:style-name="a1664" draw:name="ヘッダー プレースホルダー 1" svg:x="0in" svg:y="0in" svg:width="3.25in" svg:height="0.50174in" presentation:class="header" presentation:placeholder="false">
          <draw:text-box>
            <text:p text:style-name="a1663" text:class-names="" text:cond-style-name=""><text:span text:style-name="a1662" text:class-names=""/></text:p>
          </draw:text-box>
          <svg:title/>
          <svg:desc/>
        </draw:frame>
        <draw:frame draw:id="id9" presentation:style-name="a1669" draw:name="日付プレースホルダー 2" svg:x="4.24826in" svg:y="0in" svg:width="3.25in" svg:height="0.50174in" presentation:class="date-time" presentation:placeholder="false">
          <draw:text-box>
            <text:p text:style-name="a1668" text:class-names="" text:cond-style-name=""><text:span text:style-name="a1665" text:class-names=""><text:date text:fixed="false" style:data-style-name="a1666">2017/12/25</text:date></text:span><text:span text:style-name="a166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670" draw:name="スライド イメージ プレースホルダー 3">
          <svg:title/>
          <svg:desc/>
        </draw:page-thumbnail>
        <draw:frame draw:id="id11" presentation:style-name="a1693" draw:name="ノート プレースホルダー 4" svg:x="0.75in" svg:y="4.8125in" svg:width="6in" svg:height="3.9375in" presentation:class="notes" presentation:placeholder="false">
          <draw:text-box>
            <text:p text:style-name="a1672" text:class-names="" text:cond-style-name=""><text:span text:style-name="a1671" text:class-names="">マスター テキストの書式設定</text:span></text:p>
            <text:list text:style-name="a1677">
              <text:list-item>
                <text:list text:style-name="a1677">
                  <text:list-item>
                    <text:p text:style-name="a1676" text:class-names="" text:cond-style-name=""><text:span text:style-name="a1673" text:class-names="">第<text:s text:c="1"/></text:span><text:span text:style-name="a1674" text:class-names="">2<text:s text:c="1"/></text:span><text:span text:style-name="a1675" text:class-names="">レベル</text:span></text:p>
                  </text:list-item>
                </text:list>
              </text:list-item>
            </text:list>
            <text:list text:style-name="a1682">
              <text:list-item>
                <text:list text:style-name="a1682">
                  <text:list-item>
                    <text:list text:style-name="a1682">
                      <text:list-item>
                        <text:p text:style-name="a1681" text:class-names="" text:cond-style-name=""><text:span text:style-name="a1678" text:class-names="">第<text:s text:c="1"/></text:span><text:span text:style-name="a1679" text:class-names="">3<text:s text:c="1"/></text:span><text:span text:style-name="a1680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1687">
              <text:list-item>
                <text:list text:style-name="a1687">
                  <text:list-item>
                    <text:list text:style-name="a1687">
                      <text:list-item>
                        <text:list text:style-name="a1687">
                          <text:list-item>
                            <text:p text:style-name="a1686" text:class-names="" text:cond-style-name=""><text:span text:style-name="a1683" text:class-names="">第<text:s text:c="1"/></text:span><text:span text:style-name="a1684" text:class-names="">4<text:s text:c="1"/></text:span><text:span text:style-name="a1685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2">
              <text:list-item>
                <text:list text:style-name="a1692">
                  <text:list-item>
                    <text:list text:style-name="a1692">
                      <text:list-item>
                        <text:list text:style-name="a1692">
                          <text:list-item>
                            <text:list text:style-name="a1692">
                              <text:list-item>
                                <text:p text:style-name="a1691" text:class-names="" text:cond-style-name=""><text:span text:style-name="a1688" text:class-names="">第<text:s text:c="1"/></text:span><text:span text:style-name="a1689" text:class-names="">5<text:s text:c="1"/></text:span><text:span text:style-name="a1690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696" draw:name="フッター プレースホルダー 5" svg:x="0in" svg:y="9.49826in" svg:width="3.25in" svg:height="0.50174in" presentation:class="footer" presentation:placeholder="false">
          <draw:text-box>
            <text:p text:style-name="a1695" text:class-names="" text:cond-style-name=""><text:span text:style-name="a1694" text:class-names=""/></text:p>
          </draw:text-box>
          <svg:title/>
          <svg:desc/>
        </draw:frame>
        <draw:frame draw:id="id13" presentation:style-name="a1700" draw:name="スライド番号プレースホルダー 6" svg:x="4.24826in" svg:y="9.49826in" svg:width="3.25in" svg:height="0.50174in" presentation:class="page-number" presentation:placeholder="false">
          <draw:text-box>
            <text:p text:style-name="a1699" text:class-names="" text:cond-style-name=""><text:span text:style-name="a1697" text:class-names=""><text:page-number style:num-format="1" text:fixed="false">‹#›</text:page-number></text:span><text:span text:style-name="a1698" text:class-names=""/></text:p>
          </draw:text-box>
          <svg:title/>
          <svg:desc/>
        </draw:frame>
      </presentation:notes>
    </style:master-page>
    <style:master-page style:name="Master2-Layout9-objTx-タイトル付きの&#10;コンテンツ" style:page-layout-name="pageLayout1" draw:style-name="a1702">
      <draw:custom-shape svg:x="0.00002in" svg:y="0in" svg:width="4.43in" svg:height="7.5in" draw:id="id199" draw:style-name="a170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200" draw:style-name="a1704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01" presentation:style-name="a1708" draw:name="Title 1" svg:x="0.5in" svg:y="0.65in" svg:width="3.5in" svg:height="2.5in" presentation:class="title" presentation:placeholder="false">
        <draw:text-box>
          <text:p text:style-name="a1707" text:class-names="" text:cond-style-name=""><text:span text:style-name="a1705" text:class-names="">マスター タイトルの書式設定</text:span><text:span text:style-name="a1706" text:class-names=""/></text:p>
        </draw:text-box>
        <svg:title/>
        <svg:desc/>
      </draw:frame>
      <draw:frame draw:id="id202" presentation:style-name="a1733" draw:name="Content Placeholder 2" svg:x="5.25in" svg:y="0.8in" svg:width="7.1in" svg:height="5.75in" presentation:class="object" presentation:placeholder="false">
        <draw:text-box>
          <text:list text:style-name="a1711">
            <text:list-item>
              <text:p text:style-name="a1710" text:class-names="" text:cond-style-name=""><text:span text:style-name="a1709" text:class-names="">マスター テキストの書式設定</text:span></text:p>
            </text:list-item>
          </text:list>
          <text:list text:style-name="a1716">
            <text:list-item>
              <text:list text:style-name="a1716">
                <text:list-item>
                  <text:p text:style-name="a1715" text:class-names="" text:cond-style-name=""><text:span text:style-name="a1712" text:class-names="">第<text:s text:c="1"/></text:span><text:span text:style-name="a1713" text:class-names="">2<text:s text:c="1"/></text:span><text:span text:style-name="a1714" text:class-names="">レベル</text:span></text:p>
                </text:list-item>
              </text:list>
            </text:list-item>
          </text:list>
          <text:list text:style-name="a1721">
            <text:list-item>
              <text:list text:style-name="a1721">
                <text:list-item>
                  <text:list text:style-name="a1721">
                    <text:list-item>
                      <text:p text:style-name="a1720" text:class-names="" text:cond-style-name=""><text:span text:style-name="a1717" text:class-names="">第<text:s text:c="1"/></text:span><text:span text:style-name="a1718" text:class-names="">3<text:s text:c="1"/></text:span><text:span text:style-name="a1719" text:class-names="">レベル</text:span></text:p>
                    </text:list-item>
                  </text:list>
                </text:list-item>
              </text:list>
            </text:list-item>
          </text:list>
          <text:list text:style-name="a1726">
            <text:list-item>
              <text:list text:style-name="a1726">
                <text:list-item>
                  <text:list text:style-name="a1726">
                    <text:list-item>
                      <text:list text:style-name="a1726">
                        <text:list-item>
                          <text:p text:style-name="a1725" text:class-names="" text:cond-style-name=""><text:span text:style-name="a1722" text:class-names="">第<text:s text:c="1"/></text:span><text:span text:style-name="a1723" text:class-names="">4<text:s text:c="1"/></text:span><text:span text:style-name="a1724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2">
            <text:list-item>
              <text:list text:style-name="a1732">
                <text:list-item>
                  <text:list text:style-name="a1732">
                    <text:list-item>
                      <text:list text:style-name="a1732">
                        <text:list-item>
                          <text:list text:style-name="a1732">
                            <text:list-item>
                              <text:p text:style-name="a1731" text:class-names="" text:cond-style-name=""><text:span text:style-name="a1727" text:class-names="">第<text:s text:c="1"/></text:span><text:span text:style-name="a1728" text:class-names="">5<text:s text:c="1"/></text:span><text:span text:style-name="a1729" text:class-names="">レベル</text:span><text:span text:style-name="a17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3" presentation:style-name="a1737" draw:name="Text Placeholder 3" svg:x="0.5in" svg:y="3.2in" svg:width="3.5in" svg:height="3.69545in" presentation:class="outline" presentation:placeholder="false">
        <draw:text-box>
          <text:list text:style-name="a1736">
            <text:list-item>
              <text:p text:style-name="a1735" text:class-names="" text:cond-style-name=""><text:span text:style-name="a1734" text:class-names="">マスター テキストの書式設定</text:span></text:p>
            </text:list-item>
          </text:list>
        </draw:text-box>
        <svg:title/>
        <svg:desc/>
      </draw:frame>
      <draw:frame draw:id="id204" presentation:style-name="a1742" draw:name="Date Placeholder 4" svg:x="0.50909in" svg:y="7.06451in" svg:width="2.86364in" svg:height="0.39931in" presentation:class="date-time" presentation:placeholder="false">
        <draw:text-box>
          <text:p text:style-name="a1741" text:class-names="" text:cond-style-name=""><text:span text:style-name="a1738" text:class-names=""><text:date text:fixed="false" style:data-style-name="a1739">2017/12/25</text:date></text:span><text:span text:style-name="a1740" text:class-names=""/></text:p>
        </draw:text-box>
        <svg:title/>
        <svg:desc/>
      </draw:frame>
      <draw:frame draw:id="id205" presentation:style-name="a1745" draw:name="Footer Placeholder 5" svg:x="5.25in" svg:y="7.06451in" svg:width="5.08333in" svg:height="0.39931in" presentation:class="footer" presentation:placeholder="false">
        <draw:text-box>
          <text:p text:style-name="a1744" text:class-names="" text:cond-style-name=""><text:span text:style-name="a1743" text:class-names=""/></text:p>
        </draw:text-box>
        <svg:title/>
        <svg:desc/>
      </draw:frame>
      <draw:frame draw:id="id206" presentation:style-name="a1749" draw:name="Slide Number Placeholder 6" svg:x="10.35314in" svg:y="7.06451in" svg:width="1.98072in" svg:height="0.39931in" presentation:class="page-number" presentation:placeholder="false">
        <draw:text-box>
          <text:p text:style-name="a1748" text:class-names="" text:cond-style-name=""><text:span text:style-name="a1746" text:class-names=""><text:page-number style:num-format="1" text:fixed="false">‹#›</text:page-number></text:span><text:span text:style-name="a1747" text:class-names=""/></text:p>
        </draw:text-box>
        <svg:title/>
        <svg:desc/>
      </draw:frame>
      <presentation:notes style:page-layout-name="pageLayout2" draw:style-name="a1789">
        <draw:frame draw:id="id8" presentation:style-name="a1752" draw:name="ヘッダー プレースホルダー 1" svg:x="0in" svg:y="0in" svg:width="3.25in" svg:height="0.50174in" presentation:class="header" presentation:placeholder="false">
          <draw:text-box>
            <text:p text:style-name="a1751" text:class-names="" text:cond-style-name=""><text:span text:style-name="a1750" text:class-names=""/></text:p>
          </draw:text-box>
          <svg:title/>
          <svg:desc/>
        </draw:frame>
        <draw:frame draw:id="id9" presentation:style-name="a1757" draw:name="日付プレースホルダー 2" svg:x="4.24826in" svg:y="0in" svg:width="3.25in" svg:height="0.50174in" presentation:class="date-time" presentation:placeholder="false">
          <draw:text-box>
            <text:p text:style-name="a1756" text:class-names="" text:cond-style-name=""><text:span text:style-name="a1753" text:class-names=""><text:date text:fixed="false" style:data-style-name="a1754">2017/12/25</text:date></text:span><text:span text:style-name="a1755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758" draw:name="スライド イメージ プレースホルダー 3">
          <svg:title/>
          <svg:desc/>
        </draw:page-thumbnail>
        <draw:frame draw:id="id11" presentation:style-name="a1781" draw:name="ノート プレースホルダー 4" svg:x="0.75in" svg:y="4.8125in" svg:width="6in" svg:height="3.9375in" presentation:class="notes" presentation:placeholder="false">
          <draw:text-box>
            <text:p text:style-name="a1760" text:class-names="" text:cond-style-name=""><text:span text:style-name="a1759" text:class-names="">マスター テキストの書式設定</text:span></text:p>
            <text:list text:style-name="a1765">
              <text:list-item>
                <text:list text:style-name="a1765">
                  <text:list-item>
                    <text:p text:style-name="a1764" text:class-names="" text:cond-style-name=""><text:span text:style-name="a1761" text:class-names="">第<text:s text:c="1"/></text:span><text:span text:style-name="a1762" text:class-names="">2<text:s text:c="1"/></text:span><text:span text:style-name="a1763" text:class-names="">レベル</text:span></text:p>
                  </text:list-item>
                </text:list>
              </text:list-item>
            </text:list>
            <text:list text:style-name="a1770">
              <text:list-item>
                <text:list text:style-name="a1770">
                  <text:list-item>
                    <text:list text:style-name="a1770">
                      <text:list-item>
                        <text:p text:style-name="a1769" text:class-names="" text:cond-style-name=""><text:span text:style-name="a1766" text:class-names="">第<text:s text:c="1"/></text:span><text:span text:style-name="a1767" text:class-names="">3<text:s text:c="1"/></text:span><text:span text:style-name="a1768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1775">
              <text:list-item>
                <text:list text:style-name="a1775">
                  <text:list-item>
                    <text:list text:style-name="a1775">
                      <text:list-item>
                        <text:list text:style-name="a1775">
                          <text:list-item>
                            <text:p text:style-name="a1774" text:class-names="" text:cond-style-name=""><text:span text:style-name="a1771" text:class-names="">第<text:s text:c="1"/></text:span><text:span text:style-name="a1772" text:class-names="">4<text:s text:c="1"/></text:span><text:span text:style-name="a1773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0">
              <text:list-item>
                <text:list text:style-name="a1780">
                  <text:list-item>
                    <text:list text:style-name="a1780">
                      <text:list-item>
                        <text:list text:style-name="a1780">
                          <text:list-item>
                            <text:list text:style-name="a1780">
                              <text:list-item>
                                <text:p text:style-name="a1779" text:class-names="" text:cond-style-name=""><text:span text:style-name="a1776" text:class-names="">第<text:s text:c="1"/></text:span><text:span text:style-name="a1777" text:class-names="">5<text:s text:c="1"/></text:span><text:span text:style-name="a1778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784" draw:name="フッター プレースホルダー 5" svg:x="0in" svg:y="9.49826in" svg:width="3.25in" svg:height="0.50174in" presentation:class="footer" presentation:placeholder="false">
          <draw:text-box>
            <text:p text:style-name="a1783" text:class-names="" text:cond-style-name=""><text:span text:style-name="a1782" text:class-names=""/></text:p>
          </draw:text-box>
          <svg:title/>
          <svg:desc/>
        </draw:frame>
        <draw:frame draw:id="id13" presentation:style-name="a1788" draw:name="スライド番号プレースホルダー 6" svg:x="4.24826in" svg:y="9.49826in" svg:width="3.25in" svg:height="0.50174in" presentation:class="page-number" presentation:placeholder="false">
          <draw:text-box>
            <text:p text:style-name="a1787" text:class-names="" text:cond-style-name=""><text:span text:style-name="a1785" text:class-names=""><text:page-number style:num-format="1" text:fixed="false">‹#›</text:page-number></text:span><text:span text:style-name="a1786" text:class-names=""/></text:p>
          </draw:text-box>
          <svg:title/>
          <svg:desc/>
        </draw:frame>
      </presentation:notes>
    </style:master-page>
    <style:master-page style:name="Master2-Layout10-vertTx-タイトルと&#10;縦書きテキスト" style:page-layout-name="pageLayout1" draw:style-name="a1790">
      <draw:custom-shape svg:x="0in" svg:y="6.96898in" svg:width="13.33333in" svg:height="0.56205in" draw:id="id207" draw:layer="Master2-bg" draw:style-name="a1793" draw:name="正方形/長方形 6">
        <svg:title/>
        <svg:desc/>
        <text:p text:style-name="a1792" text:class-names="" text:cond-style-name=""><text:span text:style-name="a17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208" draw:layer="Master2-bg" draw:style-name="a1794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12406in" svg:x2="12.20526in" svg:y2="1.12406in" draw:id="id209" draw:layer="Master2-bg" draw:style-name="a1795" draw:name="Straight Connector 9">
        <svg:title/>
        <svg:desc/>
      </draw:connector>
      <draw:frame draw:id="id210" draw:layer="Master2-bg" draw:style-name="a1796" draw:name="図 9" svg:x="0.13363in" svg:y="6.892in" svg:width="2.84656in" svg:height="0.8177in" style:rel-width="scale" style:rel-height="scale">
        <draw:image xlink:href="media/image7.png" xlink:type="simple" xlink:show="embed" xlink:actuate="onLoad"/>
        <svg:title/>
        <svg:desc/>
      </draw:frame>
      <draw:frame draw:id="id211" draw:layer="Master2-bg" draw:style-name="a1797" draw:name="図 10" svg:x="11.88132in" svg:y="0.26763in" svg:width="1.29577in" svg:height="0.72033in" style:rel-width="scale" style:rel-height="scale">
        <draw:image xlink:href="media/image2.png" xlink:type="simple" xlink:show="embed" xlink:actuate="onLoad"/>
        <svg:title/>
        <svg:desc/>
      </draw:frame>
      <draw:frame draw:id="id212" presentation:style-name="a1801" draw:name="Title 1" svg:x="1.2in" svg:y="0.15294in" svg:width="11in" svg:height="0.92941in" presentation:class="title" presentation:placeholder="false">
        <draw:text-box>
          <text:p text:style-name="a1800" text:class-names="" text:cond-style-name=""><text:span text:style-name="a1798" text:class-names="">マスター タイトルの書式設定</text:span><text:span text:style-name="a1799" text:class-names=""/></text:p>
        </draw:text-box>
        <svg:title/>
        <svg:desc/>
      </draw:frame>
      <draw:frame draw:id="id213" presentation:style-name="a1826" draw:name="Vertical Text Placeholder 2" svg:x="1.2in" svg:y="1.18856in" svg:width="11in" svg:height="5.22996in" presentation:class="outline" presentation:placeholder="false">
        <draw:text-box>
          <text:list text:style-name="a1804">
            <text:list-item>
              <text:p text:style-name="a1803" text:class-names="" text:cond-style-name=""><text:span text:style-name="a1802" text:class-names="">マスター テキストの書式設定</text:span></text:p>
            </text:list-item>
          </text:list>
          <text:list text:style-name="a1809">
            <text:list-item>
              <text:list text:style-name="a1809">
                <text:list-item>
                  <text:p text:style-name="a1808" text:class-names="" text:cond-style-name=""><text:span text:style-name="a1805" text:class-names="">第<text:s text:c="1"/></text:span><text:span text:style-name="a1806" text:class-names="">2<text:s text:c="1"/></text:span><text:span text:style-name="a1807" text:class-names="">レベル</text:span></text:p>
                </text:list-item>
              </text:list>
            </text:list-item>
          </text:list>
          <text:list text:style-name="a1814">
            <text:list-item>
              <text:list text:style-name="a1814">
                <text:list-item>
                  <text:list text:style-name="a1814">
                    <text:list-item>
                      <text:p text:style-name="a1813" text:class-names="" text:cond-style-name=""><text:span text:style-name="a1810" text:class-names="">第<text:s text:c="1"/></text:span><text:span text:style-name="a1811" text:class-names="">3<text:s text:c="1"/></text:span><text:span text:style-name="a1812" text:class-names="">レベル</text:span></text:p>
                    </text:list-item>
                  </text:list>
                </text:list-item>
              </text:list>
            </text:list-item>
          </text:list>
          <text:list text:style-name="a1819">
            <text:list-item>
              <text:list text:style-name="a1819">
                <text:list-item>
                  <text:list text:style-name="a1819">
                    <text:list-item>
                      <text:list text:style-name="a1819">
                        <text:list-item>
                          <text:p text:style-name="a1818" text:class-names="" text:cond-style-name=""><text:span text:style-name="a1815" text:class-names="">第<text:s text:c="1"/></text:span><text:span text:style-name="a1816" text:class-names="">4<text:s text:c="1"/></text:span><text:span text:style-name="a1817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5">
            <text:list-item>
              <text:list text:style-name="a1825">
                <text:list-item>
                  <text:list text:style-name="a1825">
                    <text:list-item>
                      <text:list text:style-name="a1825">
                        <text:list-item>
                          <text:list text:style-name="a1825">
                            <text:list-item>
                              <text:p text:style-name="a1824" text:class-names="" text:cond-style-name=""><text:span text:style-name="a1820" text:class-names="">第<text:s text:c="1"/></text:span><text:span text:style-name="a1821" text:class-names="">5<text:s text:c="1"/></text:span><text:span text:style-name="a1822" text:class-names="">レベル</text:span><text:span text:style-name="a18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4" presentation:style-name="a1831" draw:name="Date Placeholder 3" svg:x="1.2in" svg:y="7.06451in" svg:width="2.70371in" svg:height="0.39931in" presentation:class="date-time" presentation:placeholder="false">
        <draw:text-box>
          <text:p text:style-name="a1830" text:class-names="" text:cond-style-name=""><text:span text:style-name="a1827" text:class-names=""><text:date text:fixed="false" style:data-style-name="a1828">2017/12/25</text:date></text:span><text:span text:style-name="a1829" text:class-names=""/></text:p>
        </draw:text-box>
        <svg:title/>
        <svg:desc/>
      </draw:frame>
      <draw:frame draw:id="id215" presentation:style-name="a1834" draw:name="Footer Placeholder 4" svg:x="4.06286in" svg:y="6.64874in" svg:width="5.27428in" svg:height="0.39931in" presentation:class="footer" presentation:placeholder="false">
        <draw:text-box>
          <text:p text:style-name="a1833" text:class-names="" text:cond-style-name=""><text:span text:style-name="a1832" text:class-names=""/></text:p>
        </draw:text-box>
        <svg:title/>
        <svg:desc/>
      </draw:frame>
      <draw:frame draw:id="id216" presentation:style-name="a1838" draw:name="Slide Number Placeholder 5" svg:x="10.35314in" svg:y="7.06451in" svg:width="1.98072in" svg:height="0.39931in" presentation:class="page-number" presentation:placeholder="false">
        <draw:text-box>
          <text:p text:style-name="a1837" text:class-names="" text:cond-style-name=""><text:span text:style-name="a1835" text:class-names=""><text:page-number style:num-format="1" text:fixed="false">‹#›</text:page-number></text:span><text:span text:style-name="a1836" text:class-names=""/></text:p>
        </draw:text-box>
        <svg:title/>
        <svg:desc/>
      </draw:frame>
      <presentation:notes style:page-layout-name="pageLayout2" draw:style-name="a1878">
        <draw:frame draw:id="id8" presentation:style-name="a1841" draw:name="ヘッダー プレースホルダー 1" svg:x="0in" svg:y="0in" svg:width="3.25in" svg:height="0.50174in" presentation:class="header" presentation:placeholder="false">
          <draw:text-box>
            <text:p text:style-name="a1840" text:class-names="" text:cond-style-name=""><text:span text:style-name="a1839" text:class-names=""/></text:p>
          </draw:text-box>
          <svg:title/>
          <svg:desc/>
        </draw:frame>
        <draw:frame draw:id="id9" presentation:style-name="a1846" draw:name="日付プレースホルダー 2" svg:x="4.24826in" svg:y="0in" svg:width="3.25in" svg:height="0.50174in" presentation:class="date-time" presentation:placeholder="false">
          <draw:text-box>
            <text:p text:style-name="a1845" text:class-names="" text:cond-style-name=""><text:span text:style-name="a1842" text:class-names=""><text:date text:fixed="false" style:data-style-name="a1843">2017/12/25</text:date></text:span><text:span text:style-name="a184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847" draw:name="スライド イメージ プレースホルダー 3">
          <svg:title/>
          <svg:desc/>
        </draw:page-thumbnail>
        <draw:frame draw:id="id11" presentation:style-name="a1870" draw:name="ノート プレースホルダー 4" svg:x="0.75in" svg:y="4.8125in" svg:width="6in" svg:height="3.9375in" presentation:class="notes" presentation:placeholder="false">
          <draw:text-box>
            <text:p text:style-name="a1849" text:class-names="" text:cond-style-name=""><text:span text:style-name="a1848" text:class-names="">マスター テキストの書式設定</text:span></text:p>
            <text:list text:style-name="a1854">
              <text:list-item>
                <text:list text:style-name="a1854">
                  <text:list-item>
                    <text:p text:style-name="a1853" text:class-names="" text:cond-style-name=""><text:span text:style-name="a1850" text:class-names="">第<text:s text:c="1"/></text:span><text:span text:style-name="a1851" text:class-names="">2<text:s text:c="1"/></text:span><text:span text:style-name="a1852" text:class-names="">レベル</text:span></text:p>
                  </text:list-item>
                </text:list>
              </text:list-item>
            </text:list>
            <text:list text:style-name="a1859">
              <text:list-item>
                <text:list text:style-name="a1859">
                  <text:list-item>
                    <text:list text:style-name="a1859">
                      <text:list-item>
                        <text:p text:style-name="a1858" text:class-names="" text:cond-style-name=""><text:span text:style-name="a1855" text:class-names="">第<text:s text:c="1"/></text:span><text:span text:style-name="a1856" text:class-names="">3<text:s text:c="1"/></text:span><text:span text:style-name="a1857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1864">
              <text:list-item>
                <text:list text:style-name="a1864">
                  <text:list-item>
                    <text:list text:style-name="a1864">
                      <text:list-item>
                        <text:list text:style-name="a1864">
                          <text:list-item>
                            <text:p text:style-name="a1863" text:class-names="" text:cond-style-name=""><text:span text:style-name="a1860" text:class-names="">第<text:s text:c="1"/></text:span><text:span text:style-name="a1861" text:class-names="">4<text:s text:c="1"/></text:span><text:span text:style-name="a1862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69">
              <text:list-item>
                <text:list text:style-name="a1869">
                  <text:list-item>
                    <text:list text:style-name="a1869">
                      <text:list-item>
                        <text:list text:style-name="a1869">
                          <text:list-item>
                            <text:list text:style-name="a1869">
                              <text:list-item>
                                <text:p text:style-name="a1868" text:class-names="" text:cond-style-name=""><text:span text:style-name="a1865" text:class-names="">第<text:s text:c="1"/></text:span><text:span text:style-name="a1866" text:class-names="">5<text:s text:c="1"/></text:span><text:span text:style-name="a1867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73" draw:name="フッター プレースホルダー 5" svg:x="0in" svg:y="9.49826in" svg:width="3.25in" svg:height="0.50174in" presentation:class="footer" presentation:placeholder="false">
          <draw:text-box>
            <text:p text:style-name="a1872" text:class-names="" text:cond-style-name=""><text:span text:style-name="a1871" text:class-names=""/></text:p>
          </draw:text-box>
          <svg:title/>
          <svg:desc/>
        </draw:frame>
        <draw:frame draw:id="id13" presentation:style-name="a1877" draw:name="スライド番号プレースホルダー 6" svg:x="4.24826in" svg:y="9.49826in" svg:width="3.25in" svg:height="0.50174in" presentation:class="page-number" presentation:placeholder="false">
          <draw:text-box>
            <text:p text:style-name="a1876" text:class-names="" text:cond-style-name=""><text:span text:style-name="a1874" text:class-names=""><text:page-number style:num-format="1" text:fixed="false">‹#›</text:page-number></text:span><text:span text:style-name="a1875" text:class-names=""/></text:p>
          </draw:text-box>
          <svg:title/>
          <svg:desc/>
        </draw:frame>
      </presentation:notes>
    </style:master-page>
    <style:master-page style:name="Master2-Layout11-vertTitleAndTx-縦書きタイトルと&#10;縦書きテキスト" style:page-layout-name="pageLayout1" draw:style-name="a1879">
      <draw:custom-shape svg:x="0.00347in" svg:y="7in" svg:width="13.32986in" svg:height="0.5in" draw:id="id217" draw:style-name="a1880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18" draw:style-name="a188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9" presentation:style-name="a1885" draw:name="Vertical Title 1" svg:x="9.54167in" svg:y="0.45361in" svg:width="2.875in" svg:height="6.29639in" presentation:class="title" presentation:placeholder="false">
        <draw:text-box>
          <text:p text:style-name="a1884" text:class-names="" text:cond-style-name=""><text:span text:style-name="a1882" text:class-names="">マスター タイトルの書式設定</text:span><text:span text:style-name="a1883" text:class-names=""/></text:p>
        </draw:text-box>
        <svg:title/>
        <svg:desc/>
      </draw:frame>
      <draw:frame draw:id="id220" presentation:style-name="a1910" draw:name="Vertical Text Placeholder 2" svg:x="0.91667in" svg:y="0.45361in" svg:width="8.45833in" svg:height="6.29639in" presentation:class="outline" presentation:placeholder="false">
        <draw:text-box>
          <text:list text:style-name="a1888">
            <text:list-item>
              <text:p text:style-name="a1887" text:class-names="" text:cond-style-name=""><text:span text:style-name="a1886" text:class-names="">マスター テキストの書式設定</text:span></text:p>
            </text:list-item>
          </text:list>
          <text:list text:style-name="a1893">
            <text:list-item>
              <text:list text:style-name="a1893">
                <text:list-item>
                  <text:p text:style-name="a1892" text:class-names="" text:cond-style-name=""><text:span text:style-name="a1889" text:class-names="">第<text:s text:c="1"/></text:span><text:span text:style-name="a1890" text:class-names="">2<text:s text:c="1"/></text:span><text:span text:style-name="a1891" text:class-names="">レベル</text:span></text:p>
                </text:list-item>
              </text:list>
            </text:list-item>
          </text:list>
          <text:list text:style-name="a1898">
            <text:list-item>
              <text:list text:style-name="a1898">
                <text:list-item>
                  <text:list text:style-name="a1898">
                    <text:list-item>
                      <text:p text:style-name="a1897" text:class-names="" text:cond-style-name=""><text:span text:style-name="a1894" text:class-names="">第<text:s text:c="1"/></text:span><text:span text:style-name="a1895" text:class-names="">3<text:s text:c="1"/></text:span><text:span text:style-name="a1896" text:class-names="">レベル</text:span></text:p>
                    </text:list-item>
                  </text:list>
                </text:list-item>
              </text:list>
            </text:list-item>
          </text:list>
          <text:list text:style-name="a1903">
            <text:list-item>
              <text:list text:style-name="a1903">
                <text:list-item>
                  <text:list text:style-name="a1903">
                    <text:list-item>
                      <text:list text:style-name="a1903">
                        <text:list-item>
                          <text:p text:style-name="a1902" text:class-names="" text:cond-style-name=""><text:span text:style-name="a1899" text:class-names="">第<text:s text:c="1"/></text:span><text:span text:style-name="a1900" text:class-names="">4<text:s text:c="1"/></text:span><text:span text:style-name="a1901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9">
            <text:list-item>
              <text:list text:style-name="a1909">
                <text:list-item>
                  <text:list text:style-name="a1909">
                    <text:list-item>
                      <text:list text:style-name="a1909">
                        <text:list-item>
                          <text:list text:style-name="a1909">
                            <text:list-item>
                              <text:p text:style-name="a1908" text:class-names="" text:cond-style-name=""><text:span text:style-name="a1904" text:class-names="">第<text:s text:c="1"/></text:span><text:span text:style-name="a1905" text:class-names="">5<text:s text:c="1"/></text:span><text:span text:style-name="a1906" text:class-names="">レベル</text:span><text:span text:style-name="a19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1" presentation:style-name="a1915" draw:name="Date Placeholder 3" svg:x="1.2in" svg:y="7.06451in" svg:width="2.70371in" svg:height="0.39931in" presentation:class="date-time" presentation:placeholder="false">
        <draw:text-box>
          <text:p text:style-name="a1914" text:class-names="" text:cond-style-name=""><text:span text:style-name="a1911" text:class-names=""><text:date text:fixed="false" style:data-style-name="a1912">2017/12/25</text:date></text:span><text:span text:style-name="a1913" text:class-names=""/></text:p>
        </draw:text-box>
        <svg:title/>
        <svg:desc/>
      </draw:frame>
      <draw:frame draw:id="id222" presentation:style-name="a1918" draw:name="Footer Placeholder 4" svg:x="4.06286in" svg:y="6.64874in" svg:width="5.27428in" svg:height="0.39931in" presentation:class="footer" presentation:placeholder="false">
        <draw:text-box>
          <text:p text:style-name="a1917" text:class-names="" text:cond-style-name=""><text:span text:style-name="a1916" text:class-names=""/></text:p>
        </draw:text-box>
        <svg:title/>
        <svg:desc/>
      </draw:frame>
      <draw:frame draw:id="id223" presentation:style-name="a1922" draw:name="Slide Number Placeholder 5" svg:x="10.35314in" svg:y="7.06451in" svg:width="1.98072in" svg:height="0.39931in" presentation:class="page-number" presentation:placeholder="false">
        <draw:text-box>
          <text:p text:style-name="a1921" text:class-names="" text:cond-style-name=""><text:span text:style-name="a1919" text:class-names=""><text:page-number style:num-format="1" text:fixed="false">‹#›</text:page-number></text:span><text:span text:style-name="a1920" text:class-names=""/></text:p>
        </draw:text-box>
        <svg:title/>
        <svg:desc/>
      </draw:frame>
      <presentation:notes style:page-layout-name="pageLayout2" draw:style-name="a1962">
        <draw:frame draw:id="id8" presentation:style-name="a1925" draw:name="ヘッダー プレースホルダー 1" svg:x="0in" svg:y="0in" svg:width="3.25in" svg:height="0.50174in" presentation:class="header" presentation:placeholder="false">
          <draw:text-box>
            <text:p text:style-name="a1924" text:class-names="" text:cond-style-name=""><text:span text:style-name="a1923" text:class-names=""/></text:p>
          </draw:text-box>
          <svg:title/>
          <svg:desc/>
        </draw:frame>
        <draw:frame draw:id="id9" presentation:style-name="a1930" draw:name="日付プレースホルダー 2" svg:x="4.24826in" svg:y="0in" svg:width="3.25in" svg:height="0.50174in" presentation:class="date-time" presentation:placeholder="false">
          <draw:text-box>
            <text:p text:style-name="a1929" text:class-names="" text:cond-style-name=""><text:span text:style-name="a1926" text:class-names=""><text:date text:fixed="false" style:data-style-name="a1927">2017/12/25</text:date></text:span><text:span text:style-name="a192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931" draw:name="スライド イメージ プレースホルダー 3">
          <svg:title/>
          <svg:desc/>
        </draw:page-thumbnail>
        <draw:frame draw:id="id11" presentation:style-name="a1954" draw:name="ノート プレースホルダー 4" svg:x="0.75in" svg:y="4.8125in" svg:width="6in" svg:height="3.9375in" presentation:class="notes" presentation:placeholder="false">
          <draw:text-box>
            <text:p text:style-name="a1933" text:class-names="" text:cond-style-name=""><text:span text:style-name="a1932" text:class-names="">マスター テキストの書式設定</text:span></text:p>
            <text:list text:style-name="a1938">
              <text:list-item>
                <text:list text:style-name="a1938">
                  <text:list-item>
                    <text:p text:style-name="a1937" text:class-names="" text:cond-style-name=""><text:span text:style-name="a1934" text:class-names="">第<text:s text:c="1"/></text:span><text:span text:style-name="a1935" text:class-names="">2<text:s text:c="1"/></text:span><text:span text:style-name="a1936" text:class-names="">レベル</text:span></text:p>
                  </text:list-item>
                </text:list>
              </text:list-item>
            </text:list>
            <text:list text:style-name="a1943">
              <text:list-item>
                <text:list text:style-name="a1943">
                  <text:list-item>
                    <text:list text:style-name="a1943">
                      <text:list-item>
                        <text:p text:style-name="a1942" text:class-names="" text:cond-style-name=""><text:span text:style-name="a1939" text:class-names="">第<text:s text:c="1"/></text:span><text:span text:style-name="a1940" text:class-names="">3<text:s text:c="1"/></text:span><text:span text:style-name="a1941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1948">
              <text:list-item>
                <text:list text:style-name="a1948">
                  <text:list-item>
                    <text:list text:style-name="a1948">
                      <text:list-item>
                        <text:list text:style-name="a1948">
                          <text:list-item>
                            <text:p text:style-name="a1947" text:class-names="" text:cond-style-name=""><text:span text:style-name="a1944" text:class-names="">第<text:s text:c="1"/></text:span><text:span text:style-name="a1945" text:class-names="">4<text:s text:c="1"/></text:span><text:span text:style-name="a1946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53">
              <text:list-item>
                <text:list text:style-name="a1953">
                  <text:list-item>
                    <text:list text:style-name="a1953">
                      <text:list-item>
                        <text:list text:style-name="a1953">
                          <text:list-item>
                            <text:list text:style-name="a1953">
                              <text:list-item>
                                <text:p text:style-name="a1952" text:class-names="" text:cond-style-name=""><text:span text:style-name="a1949" text:class-names="">第<text:s text:c="1"/></text:span><text:span text:style-name="a1950" text:class-names="">5<text:s text:c="1"/></text:span><text:span text:style-name="a1951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957" draw:name="フッター プレースホルダー 5" svg:x="0in" svg:y="9.49826in" svg:width="3.25in" svg:height="0.50174in" presentation:class="footer" presentation:placeholder="false">
          <draw:text-box>
            <text:p text:style-name="a1956" text:class-names="" text:cond-style-name=""><text:span text:style-name="a1955" text:class-names=""/></text:p>
          </draw:text-box>
          <svg:title/>
          <svg:desc/>
        </draw:frame>
        <draw:frame draw:id="id13" presentation:style-name="a1961" draw:name="スライド番号プレースホルダー 6" svg:x="4.24826in" svg:y="9.49826in" svg:width="3.25in" svg:height="0.50174in" presentation:class="page-number" presentation:placeholder="false">
          <draw:text-box>
            <text:p text:style-name="a1960" text:class-names="" text:cond-style-name=""><text:span text:style-name="a1958" text:class-names=""><text:page-number style:num-format="1" text:fixed="false">‹#›</text:page-number></text:span><text:span text:style-name="a1959" text:class-names=""/></text:p>
          </draw:text-box>
          <svg:title/>
          <svg:desc/>
        </draw:frame>
      </presentation:notes>
    </style:master-page>
    <style:handout-master style:page-layout-name="pageLayout3" draw:style-name="a1963">
      <draw:frame draw:id="id224" presentation:style-name="a1966" draw:name="ヘッダー プレースホルダー 1" svg:x="0in" svg:y="0in" svg:width="3.25in" svg:height="0.50174in" presentation:class="header" presentation:placeholder="false">
        <draw:text-box>
          <text:p text:style-name="a1965" text:class-names="" text:cond-style-name=""><text:span text:style-name="a1964" text:class-names=""/></text:p>
        </draw:text-box>
        <svg:title/>
        <svg:desc/>
      </draw:frame>
      <draw:frame draw:id="id225" presentation:style-name="a1971" draw:name="日付プレースホルダー 2" svg:x="4.24826in" svg:y="0in" svg:width="3.25in" svg:height="0.50174in" presentation:class="date-time" presentation:placeholder="false">
        <draw:text-box>
          <text:p text:style-name="a1970" text:class-names="" text:cond-style-name=""><text:span text:style-name="a1967" text:class-names=""><text:date text:fixed="false" style:data-style-name="a1968">2017/12/25</text:date></text:span><text:span text:style-name="a1969" text:class-names=""/></text:p>
        </draw:text-box>
        <svg:title/>
        <svg:desc/>
      </draw:frame>
      <draw:frame draw:id="id226" presentation:style-name="a1974" draw:name="フッター プレースホルダー 3" svg:x="0in" svg:y="9.49826in" svg:width="3.25in" svg:height="0.50174in" presentation:class="footer" presentation:placeholder="false">
        <draw:text-box>
          <text:p text:style-name="a1973" text:class-names="" text:cond-style-name=""><text:span text:style-name="a1972" text:class-names=""/></text:p>
        </draw:text-box>
        <svg:title/>
        <svg:desc/>
      </draw:frame>
      <draw:frame draw:id="id227" presentation:style-name="a1978" draw:name="スライド番号プレースホルダー 4" svg:x="4.24826in" svg:y="9.49826in" svg:width="3.25in" svg:height="0.50174in" presentation:class="page-number" presentation:placeholder="false">
        <draw:text-box>
          <text:p text:style-name="a1977" text:class-names="" text:cond-style-name=""><text:span text:style-name="a1975" text:class-names=""><text:page-number style:num-format="1" text:fixed="false">‹#›</text:page-number></text:span><text:span text:style-name="a1976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テスト設計コンテスト’18資料</dc:title>
    <meta:initial-creator>てすにゃんV3</meta:initial-creator>
    <dc:creator>Odan Tomohiro</dc:creator>
    <meta:creation-date>2015-08-30T12:58:51Z</meta:creation-date>
    <dc:date>2017-12-25T12:31:08Z</dc:date>
    <meta:print-date>2017-12-25T12:02:10Z</meta:print-date>
    <meta:template xlink:href="Retrospect" xlink:type="simple"/>
    <meta:editing-cycles>527</meta:editing-cycles>
    <meta:editing-duration>PT1971348S</meta:editing-duration>
    <meta:document-statistic meta:paragraph-count="68" meta:word-count="114"/>
  </office:meta>
</office:document-meta>
</file>